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he Little Schemer Simplified</text:title></text:p>
      <text:p text:style-name="OrgTitle"/>
      <text:p text:style-name="OrgSubtitle"><text:initial-creator>Deepak Venkatesh</text:initial-creator></text:p>
      <text:p text:style-name="OrgSubtitle"/>
      <text:p text:style-name="Text_20_body">These are my personal notes created to deepen my understanding of Lisp and programming in general.
<text:span text:style-name="OrgCode">\textit{The Little Schemer}</text:span> (4th edition) by Daniel Friedman and Matthias Felleisen is a remarkable book that teaches programming concepts in a unique and playful way. It builds from first principles using only a small set of primitives, showing how powerful ideas — such as recursion, functional programming, lambda functions, closures, higher order functions, and interpreters — can be expressed using just those few building blocks. I am sharing this since other beginners could benefit from these notes.
</text:p>
      <text:p text:style-name="Text_20_body">While the book uses Scheme, I initially worked it out using Common Lisp and had adapted the examples accordingly. Now I am working through it using Racket, a modern descendent of Scheme. Despite its lighthearted tone, the book is far from an easy read — it demands close attention and careful thought. My advice to anyone who wants to learn Lisp is to first work through Professor David Touretzky's book titled `Common Lisp A Gentle Introduction to Symbolic Computing' (2nd ed.). It's a great book for introduction to programming not just Lisp.
</text:p>
      <text:p text:style-name="Text_20_body">All mistakes in these notes, whether typographical or conceptual, are entirely my own. Any misinterpretations are as well. I am still new to both Lisp and programming.
</text:p>
      <text:p text:style-name="Text_20_body"><text:span text:style-name="Emphasis">Hardware and Software used for this study</text:span>
</text:p>
      <text:list text:style-name="OrgBulletedList" text:continue-numbering="false">
        <text:list-item>
          <text:p text:style-name="Text_20_body">Language: Racket (a Scheme)
</text:p>
        </text:list-item>
        <text:list-item>
          <text:p text:style-name="Text_20_body">Editor: Dr Racket
</text:p>
        </text:list-item>
        <text:list-item>
          <text:p text:style-name="Text_20_body">emacs for org notes
</text:p>
        </text:list-item>
        <text:list-item>
          <text:p text:style-name="Text_20_body">Macbook Pro 2019 2.6 Ghz I7 Intel chip with 16 GB RAM
</text:p>
        </text:list-item>
      </text:list>
      <text:table-of-content text:style-name="OrgIndexSection" text:protected="true" text:name="Table of Contents">
        <text:table-of-content-source text:outline-level="1">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789637">1. Foreword</text:a></text:p>
          <text:p text:style-name="Contents_20_1"><text:a xlink:type="simple" xlink:href="#orge2aa570">2. Preface</text:a></text:p>
          <text:p text:style-name="Contents_20_1"><text:a xlink:type="simple" xlink:href="#orgc0c2972">3. Toys</text:a></text:p>
          <text:p text:style-name="Contents_20_1"><text:a xlink:type="simple" xlink:href="#orgaaa6e6d">4. Do It, Do It Again, and Again, and Again …</text:a></text:p>
          <text:p text:style-name="Contents_20_1"><text:a xlink:type="simple" xlink:href="#org6019d61">5. Cons the Magnificent</text:a></text:p>
          <text:p text:style-name="Contents_20_1"><text:a xlink:type="simple" xlink:href="#orgbaf74c7">6. Numbers Games</text:a></text:p>
          <text:p text:style-name="Contents_20_1"><text:a xlink:type="simple" xlink:href="#orgc9c0473">7. * Oh My Gawd *: It's Full of Stars</text:a></text:p>
          <text:p text:style-name="Contents_20_1"><text:a xlink:type="simple" xlink:href="#org93779e7">8. Shadows</text:a></text:p>
          <text:p text:style-name="Contents_20_1"><text:a xlink:type="simple" xlink:href="#orgedea595">9. Friends and Relations</text:a></text:p>
          <text:p text:style-name="Contents_20_1"><text:a xlink:type="simple" xlink:href="#org1768a5c">10. Lambda the Ultimate</text:a></text:p>
          <text:p text:style-name="Contents_20_1"><text:a xlink:type="simple" xlink:href="#org9050c3e">11. … and Again, and Again, and Again, …</text:a></text:p>
          <text:p text:style-name="Contents_20_1"><text:a xlink:type="simple" xlink:href="#orgae3cf23">12. What Is the Value of All of This?</text:a></text:p>
          <text:p text:style-name="Contents_20_1"><text:a xlink:type="simple" xlink:href="#org0173f05">13. Intermission</text:a></text:p>
          <text:p text:style-name="Contents_20_1"><text:a xlink:type="simple" xlink:href="#org7c02852">14. The Ten Commandments</text:a></text:p>
          <text:p text:style-name="Contents_20_1"><text:a xlink:type="simple" xlink:href="#orgab3d594">15. The Five Rules</text:a></text:p>
        </text:index-body>
      </text:table-of-content>
      <text:h text:style-name="Heading_20_1" text:outline-level="1" text:is-list-header="false">
<text:bookmark-start text:name="OrgXref.orgf789637"/>
<text:bookmark text:name="orgf789637"/>Foreword
<text:bookmark-end text:name="OrgXref.orgf789637"/></text:h>
      <text:p text:style-name="Text_20_body">By Gerald Sussman of MIT, co-author of the book SICP (the wizard book).
</text:p>
      <text:p text:style-name="Text_20_body">Key Takeaway:
<text:span text:style-name="Emphasis">In order to be creative one must first gain control of the medium.</text:span>
</text:p>
      <text:list text:style-name="OrgBulletedList" text:continue-numbering="false">
        <text:list-item>
          <text:p text:style-name="Text_20_body">Core skills are the first set of things required to master any pursuit.
</text:p>
        </text:list-item>
        <text:list-item>
          <text:p text:style-name="Text_20_body">Deep understanding is required to visualize beforehand the program which will be written.
</text:p>
        </text:list-item>
        <text:list-item>
          <text:p text:style-name="Text_20_body">Lisp provides freedom and flexibility (this is something which will only come in due course of time, as we keep learning more about programming).
</text:p>
        </text:list-item>
        <text:list-item>
          <text:p text:style-name="Text_20_body">Lisp was initially conceived as a theoretical vehicle for recursion and symbolic algebra (this is the algebra we have been taught in school such as <text:span text:style-name="OrgCode">$(a + b)^2 = a^2 + b^2 + 2ab$</text:span>).
</text:p>
        </text:list-item>
        <text:list-item>
          <text:p text:style-name="Text_20_body">In Lisp procedures are first class. Procedures are essentially a `variant' of functions. A mathematical function maps a given input to an output (domain - range/co-domain) but a procedure is a process to arrive at the result via computation.
</text:p>
        </text:list-item>
        <text:list-item>
          <text:p text:style-name="Text_20_body">First Class basically means that the procedure itself can be passed around as arguments to other procedures.  Procedures can be return values. They can also be stored in data structures. A similar corollary (though not exact) are composite functions which are usually taught in pre-calculus.
</text:p>
        </text:list-item>
        <text:list-item>
          <text:p text:style-name="Text_20_body">Lisp programs can manipulate representations of Lisp programs - this likely refers to macros and how in Lisp code can be treated as data.
</text:p>
        </text:list-item>
      </text:list>
      <text:p text:style-name="Text_20_body"><text:span text:style-name="Bold">Core Terms/Concepts Learnt</text:span>
</text:p>
      <text:list text:style-name="OrgBulletedList" text:continue-numbering="false">
        <text:list-item>
          <text:p text:style-name="Text_20_body">None
</text:p>
        </text:list-item>
      </text:list>
      <text:h text:style-name="Heading_20_1" text:outline-level="1" text:is-list-header="false">
<text:bookmark-start text:name="OrgXref.orge2aa570"/>
<text:bookmark text:name="orge2aa570"/>Preface
<text:bookmark-end text:name="OrgXref.orge2aa570"/></text:h>
      <text:p text:style-name="Text_20_body">Key Takeaway:
<text:span text:style-name="Emphasis">The goal of the book is to teach the reader to think recursively.</text:span>
</text:p>
      <text:list text:style-name="OrgBulletedList" text:continue-numbering="false">
        <text:list-item>
          <text:p text:style-name="Text_20_body">Programs take data, apply a process on that data, and then produce some data.
</text:p>
        </text:list-item>
        <text:list-item>
          <text:p text:style-name="Text_20_body">Recursion is the act of defining an object or solving a problem in terms of itself.
</text:p>
        </text:list-item>
        <text:list-item>
          <text:p text:style-name="Text_20_body">The authors believe that writing programs recursively in Lisp is essentially pattern recongnition. Well I think it's true for any programming language or any programming paradigm.
</text:p>
        </text:list-item>
        <text:list-item>
          <text:p text:style-name="Text_20_body">For recursive programming and studying, this book we will need only a few primitives/functions, namely:
</text:p>
          <text:list text:style-name="OrgBulletedList" text:continue-numbering="true">
            <text:list-item>
              <text:p text:style-name="Text_20_body"><text:span text:style-name="OrgCode">car</text:span>
</text:p>
            </text:list-item>
            <text:list-item>
              <text:p text:style-name="Text_20_body"><text:span text:style-name="OrgCode">cdr</text:span>
</text:p>
            </text:list-item>
            <text:list-item>
              <text:p text:style-name="Text_20_body"><text:span text:style-name="OrgCode">cons</text:span>
</text:p>
            </text:list-item>
            <text:list-item>
              <text:p text:style-name="Text_20_body"><text:span text:style-name="OrgCode">atom?</text:span>
</text:p>
            </text:list-item>
            <text:list-item>
              <text:p text:style-name="Text_20_body"><text:span text:style-name="OrgCode">eq?</text:span>
</text:p>
            </text:list-item>
            <text:list-item>
              <text:p text:style-name="Text_20_body"><text:span text:style-name="OrgCode">null?</text:span>
</text:p>
            </text:list-item>
            <text:list-item>
              <text:p text:style-name="Text_20_body"><text:span text:style-name="OrgCode">add1</text:span>, <text:span text:style-name="OrgCode">sub1</text:span>
</text:p>
            </text:list-item>
            <text:list-item>
              <text:p text:style-name="Text_20_body"><text:span text:style-name="OrgCode">and</text:span>, <text:span text:style-name="OrgCode">or</text:span>
</text:p>
            </text:list-item>
            <text:list-item>
              <text:p text:style-name="Text_20_body"><text:span text:style-name="OrgCode">else</text:span>
</text:p>
            </text:list-item>
            <text:list-item>
              <text:p text:style-name="Text_20_body"><text:span text:style-name="OrgCode">lambda</text:span>
</text:p>
            </text:list-item>
            <text:list-item>
              <text:p text:style-name="Text_20_body"><text:span text:style-name="OrgCode">cond</text:span>
</text:p>
            </text:list-item>
            <text:list-item>
              <text:p text:style-name="Text_20_body"><text:span text:style-name="OrgCode">define</text:span>
</text:p>
            </text:list-item>
          </text:list>
        </text:list-item>
        <text:list-item>
          <text:p text:style-name="Text_20_body">The definitions of the above primitives I am not outlining here and will come to it as we work through the book.
</text:p>
        </text:list-item>
        <text:list-item>
          <text:p text:style-name="Text_20_body">Authors advise to read this book slowly. Very slowly and delibrately. Re-read it multiple times. Every concept should be clear before going onto the next page.
</text:p>
        </text:list-item>
        <text:list-item>
          <text:p text:style-name="Text_20_body">In the preface we hit the first difference between Scheme and Common Lisp. <text:span text:style-name="OrgCode">()</text:span> in Scheme is actually different from that in Common Lisp. Scheme considers <text:span text:style-name="OrgCode">()</text:span> as <text:span text:style-name="Emphasis">only</text:span> a list and <text:span text:style-name="Emphasis">not</text:span> an atom. While in Common Lisp <text:span text:style-name="OrgCode">()</text:span> is considered both an atom and a list. <text:span text:style-name="OrgCode">ATOM</text:span> is defined as per the Lisp Hyperspec as well as Common Lisp The Language (2nd ed.) by Guy Steele as `The predicate <text:span text:style-name="OrgCode">ATOM</text:span> is true if its argument is not a <text:span text:style-name="OrgCode">CONS</text:span>, and otherwise is false. In SBCL, a Common Lisp implementation  <text:span text:style-name="OrgCode">ATOM</text:span> will give <text:span text:style-name="OrgCode">T</text:span>
</text:p>
          <text:p text:style-name="OrgSrcBlock">(atom<text:s/>'())</text:p>
          <text:p text:style-name="OrgSrcBlockLastLine">»<text:s/>T</text:p>
          <text:p text:style-name="OrgSrcBlockLastLine"/>
          <text:p text:style-name="Text_20_body">We define our own predicate <text:span text:style-name="OrgCode">atom?</text:span> in Scheme
</text:p>
          <text:p text:style-name="OrgSrcBlock">(<text:span text:style-name="OrgSrcFontLockKeywordFace">define</text:span><text:s/><text:span text:style-name="OrgSrcFontLockFunctionNameFace">atom?</text:span></text:p>
          <text:p text:style-name="OrgSrcBlock"><text:s/><text:s/>(<text:span text:style-name="OrgSrcFontLockKeywordFace">lambda</text:span><text:s/>(x)</text:p>
          <text:p text:style-name="OrgSrcBlockLastLine"><text:s/><text:s/><text:s/><text:s/>(<text:span text:style-name="OrgSrcFontLockKeywordFace">and</text:span><text:s/>(not<text:s/>(pair?<text:s/>x))<text:s/>(not<text:s/>(null?<text:s/>x)))))</text:p>
          <text:p text:style-name="OrgSrcBlockLastLine"/>
          <text:p text:style-name="Text_20_body">Some tests for checking <text:span text:style-name="OrgCode">atom?</text:span> in Scheme below
</text:p>
          <text:p text:style-name="OrgSrcBlock">&gt;<text:s/>(atom?<text:s/>'a)</text:p>
          <text:p text:style-name="OrgSrcBlock">#t</text:p>
          <text:p text:style-name="OrgSrcBlock">&gt;<text:s/>(atom?<text:s/>(quote<text:s/>()))</text:p>
          <text:p text:style-name="OrgSrcBlock">#f</text:p>
          <text:p text:style-name="OrgSrcBlock">&gt;<text:s/>(atom?<text:s/>'(a<text:s/>b<text:s/>c))</text:p>
          <text:p text:style-name="OrgSrcBlock">#f</text:p>
          <text:p text:style-name="OrgSrcBlock">&gt;<text:s/>(atom?<text:s/>42)</text:p>
          <text:p text:style-name="OrgSrcBlockLastLine">#t</text:p>
          <text:p text:style-name="OrgSrcBlockLastLine"/>
        </text:list-item>
      </text:list>
      <text:p text:style-name="Text_20_body"><text:span text:style-name="Bold">Core Terms/Concepts Learnt</text:span>
</text:p>
      <text:list text:style-name="OrgBulletedList" text:continue-numbering="false">
        <text:list-item>
          <text:p text:style-name="Text_20_body">In Scheme <text:span text:style-name="OrgCode">()</text:span> is only a list and not an atom.
</text:p>
        </text:list-item>
      </text:list>
      <text:h text:style-name="Heading_20_1" text:outline-level="1" text:is-list-header="false">
<text:bookmark-start text:name="OrgXref.orgc0c2972"/>
<text:bookmark text:name="orgc0c2972"/>Toys
<text:bookmark-end text:name="OrgXref.orgc0c2972"/></text:h>
      <text:p text:style-name="Text_20_body">This chapter introduces primitives of Scheme. These are the basic building blocks.
</text:p>
      <text:h text:style-name="Heading_20_2" text:outline-level="2" text:is-list-header="false">
<text:bookmark-start text:name="OrgXref.org4169f2d"/>
<text:bookmark text:name="org4169f2d"/>The Law of <text:span text:style-name="OrgCode">car</text:span>
<text:bookmark-end text:name="OrgXref.org4169f2d"/></text:h>
      <text:p text:style-name="Text_20_body">Key Takeaway:
<text:span text:style-name="Emphasis">The primitive <text:span text:style-name="OrgCode">car</text:span> is defined only for non-empty lists. The <text:span text:style-name="OrgCode">car</text:span> is the first atom (element) of that list.</text:span>
</text:p>
      <text:list text:style-name="OrgBulletedList" text:continue-numbering="false">
        <text:list-item>
          <text:p text:style-name="Text_20_body">An atom is indivisible - number, strings
</text:p>
        </text:list-item>
        <text:list-item>
          <text:p text:style-name="Text_20_body">Anything enclosed in parenthesis/brackets <text:span text:style-name="OrgCode">()</text:span> is a list.
</text:p>
        </text:list-item>
        <text:list-item>
          <text:p text:style-name="Text_20_body">We can have nested lists which are also called improper lists and non-nested lists which are proper lists.
</text:p>
        </text:list-item>
        <text:list-item>
          <text:p text:style-name="Text_20_body">An S-expression which stands for Symbolic Expression is any Lisp object that can be read and evaluated by the Lisp reader.
</text:p>
        </text:list-item>
        <text:list-item>
          <text:p text:style-name="Text_20_body">Q. How many S-expressions are in the list <text:span text:style-name="OrgCode">(how are you doing so far)</text:span> and what are they? The book answers 6 and those are the elements in the lists, basically the 6 atoms inside the list.
</text:p>
        </text:list-item>
        <text:list-item>
          <text:p text:style-name="Text_20_body">A question asks how many S-expressions are in the list <text:span text:style-name="OrgCode">(((how) are) ((you) (doing so)) far)</text:span> and gives the answer as 3. It refers to the 3 lists inside the outermost list.
</text:p>
        </text:list-item>
        <text:list-item>
          <text:p text:style-name="Text_20_body">The difference of <text:span text:style-name="OrgCode">()</text:span> again comes up since it is both a list and an atom in Common Lisp unlike Scheme. The <text:span text:style-name="OrgCode">car</text:span>
of <text:span text:style-name="OrgCode">()</text:span> will be <text:span text:style-name="OrgCode">NIL</text:span> in Common Lisp unlike Scheme. In Common Lisp as per the standards and empty list's <text:span text:style-name="OrgCode">car</text:span> and
<text:span text:style-name="OrgCode">cdr</text:span> are both <text:span text:style-name="OrgCode">NIL</text:span> (shown below).
</text:p>
          <text:p text:style-name="OrgSrcBlock">(car<text:s/>())</text:p>
          <text:p text:style-name="OrgSrcBlockLastLine">»<text:s/>NIL</text:p>
          <text:p text:style-name="OrgSrcBlockLastLine"/>
        </text:list-item>
        <text:list-item>
          <text:p text:style-name="Text_20_body"><text:span text:style-name="OrgCode">car</text:span> is the first atom/element of a list. If we try to find the <text:span text:style-name="OrgCode">car</text:span> of a string of character or numbers we will get an error like below.
</text:p>
          <text:p text:style-name="OrgSrcBlock"><text:s/><text:s/>&gt;<text:s/>(car<text:s/>'a)</text:p>
          <text:p text:style-name="OrgSrcBlock">.<text:s/>.<text:s/>car:<text:s/>contract<text:s/>violation</text:p>
          <text:p text:style-name="OrgSrcBlock"><text:s/><text:s/>expected:<text:s/>pair?</text:p>
          <text:p text:style-name="OrgSrcBlock"><text:s/><text:s/>given:<text:s/>'a</text:p>
          <text:p text:style-name="OrgSrcBlock">&gt;<text:s/>(car<text:s/>42)</text:p>
          <text:p text:style-name="OrgSrcBlock">.<text:s/>.<text:s/>car:<text:s/>contract<text:s/>violation</text:p>
          <text:p text:style-name="OrgSrcBlock"><text:s/><text:s/>expected:<text:s/>pair?</text:p>
          <text:p text:style-name="OrgSrcBlockLastLine"><text:s/><text:s/>given:<text:s/>42</text:p>
          <text:p text:style-name="OrgSrcBlockLastLine"/>
        </text:list-item>
      </text:list>
      <text:h text:style-name="Heading_20_2" text:outline-level="2" text:is-list-header="false">
<text:bookmark-start text:name="OrgXref.org375de6d"/>
<text:bookmark text:name="org375de6d"/>The Law of <text:span text:style-name="OrgCode">cdr</text:span>
<text:bookmark-end text:name="OrgXref.org375de6d"/></text:h>
      <text:p text:style-name="Text_20_body">Key Takeaway:
<text:span text:style-name="Emphasis">The primitive <text:span text:style-name="OrgCode">cdr</text:span> is defined only for non-empty lists. The <text:span text:style-name="OrgCode">cdr</text:span> of any non-empty list is always another list.</text:span>
</text:p>
      <text:list text:style-name="OrgBulletedList" text:continue-numbering="false">
        <text:list-item>
          <text:p text:style-name="Text_20_body">The book says <text:span text:style-name="OrgCode">car</text:span> of <text:span text:style-name="Emphasis">l</text:span> is same as <text:span text:style-name="OrgCode">(car l)</text:span>. Similarly for <text:span text:style-name="OrgCode">cdr</text:span>.
</text:p>
        </text:list-item>
        <text:list-item>
          <text:p text:style-name="Text_20_body"><text:span text:style-name="OrgCode">cdr</text:span> of a single atom/element list is <text:span text:style-name="OrgCode">()</text:span>.
</text:p>
        </text:list-item>
        <text:list-item>
          <text:p text:style-name="Text_20_body">In Tourtezky's book there is a tool called SDRAW. It allows us to do draw <text:span text:style-name="OrgCode">cons</text:span> cell structures with the <text:span text:style-name="OrgCode">car</text:span> &amp;
<text:span text:style-name="OrgCode">cdr</text:span> pointers. I have uploaded the code for this tool on Github <text:a xlink:type="simple" xlink:href="https://github.com/deepak-venkatesh/sdraw">here</text:a>. For <text:span text:style-name="OrgCode">(car a)</text:span> and <text:span text:style-name="OrgCode">(cdr a)</text:span> where <text:span text:style-name="OrgCode">a</text:span> is
<text:span text:style-name="OrgCode">samosa</text:span> will be represented as below (doesn't render well in markdown file on github):
</text:p>
          <text:p text:style-name="Text_20_body"><text:span text:style-name="OrgCode">[*|*]---&gt; NIL</text:span> <text:span text:style-name="OrgCode">$\newline$</text:span>
<text:span text:style-name="OrgCode">|</text:span> <text:span text:style-name="OrgCode">$\newline$</text:span>
<text:span text:style-name="OrgCode">|</text:span> <text:span text:style-name="OrgCode">$\newline$</text:span>
<text:span text:style-name="OrgCode">V</text:span> <text:span text:style-name="OrgCode">$\newline$</text:span>
<text:span text:style-name="OrgCode">SAMOSA</text:span>
</text:p>
        </text:list-item>
        <text:list-item>
          <text:p text:style-name="Text_20_body"><text:span text:style-name="OrgCode">cdr</text:span> of an empty list will be <text:span text:style-name="OrgCode">()</text:span> as per Common Lisp standards but in Scheme it is an error.
</text:p>
        </text:list-item>
      </text:list>
      <text:h text:style-name="Heading_20_2" text:outline-level="2" text:is-list-header="false">
<text:bookmark-start text:name="OrgXref.org4188ea6"/>
<text:bookmark text:name="org4188ea6"/>The Law of <text:span text:style-name="OrgCode">cons</text:span>
<text:bookmark-end text:name="OrgXref.org4188ea6"/></text:h>
      <text:p text:style-name="Text_20_body">Key Takeaway:
<text:span text:style-name="Emphasis">The primitive <text:span text:style-name="OrgCode">cons</text:span> takes two arguments. The second argument to <text:span text:style-name="OrgCode">cons</text:span> must be a list. The result is a list.</text:span>
</text:p>
      <text:list text:style-name="OrgBulletedList" text:continue-numbering="false">
        <text:list-item>
          <text:p text:style-name="Text_20_body"><text:span text:style-name="OrgCode">cons</text:span> actually creates a <text:span text:style-name="OrgCode">cons</text:span> cell. The <text:span text:style-name="OrgCode">car</text:span> of which is the first input to <text:span text:style-name="OrgCode">cons</text:span> and the <text:span text:style-name="OrgCode">cdr</text:span> is pointed to the second input. The return value of the <text:span text:style-name="OrgCode">cons</text:span> is a pointer to it. Refer Touretzky's Chapter 2, clearly explained.
</text:p>
        </text:list-item>
        <text:list-item>
          <text:p text:style-name="Text_20_body">Q. What is <text:span text:style-name="OrgCode">(cons s l)</text:span> where <text:span text:style-name="OrgCode">s</text:span> is <text:span text:style-name="OrgCode">((a b c))</text:span> and <text:span text:style-name="OrgCode">l</text:span> is <text:span text:style-name="OrgCode">b</text:span>? This brings in the topic of Dotted Lists. In a proper list the chain of <text:span text:style-name="OrgCode">cons</text:span> cells ends with <text:span text:style-name="OrgCode">()</text:span> as the atom, meaning the last cell points to a <text:span text:style-name="OrgCode">NIL</text:span> but in a dotted list the last atom points to a non <text:span text:style-name="OrgCode">NIL</text:span> atom. In the above case we will get the following:
</text:p>
          <text:p text:style-name="OrgSrcBlock">&gt;<text:s/>(cons<text:s/>'a<text:s/>'(b<text:s/>c))</text:p>
          <text:p text:style-name="OrgSrcBlock">'(a<text:s/>b<text:s/>c)</text:p>
          <text:p text:style-name="OrgSrcBlock">&gt;<text:s/>(cons<text:s/>'a<text:s/>'b)</text:p>
          <text:p text:style-name="OrgSrcBlockLastLine">'(a<text:s/>.<text:s/>b)</text:p>
          <text:p text:style-name="OrgSrcBlockLastLine"/>
        </text:list-item>
      </text:list>
      <text:h text:style-name="Heading_20_2" text:outline-level="2" text:is-list-header="false">
<text:bookmark-start text:name="OrgXref.org1d02a4b"/>
<text:bookmark text:name="org1d02a4b"/>The Law of <text:span text:style-name="OrgCode">null?</text:span>
<text:bookmark-end text:name="OrgXref.org1d02a4b"/></text:h>
      <text:p text:style-name="Text_20_body">Key Takeaway:
<text:span text:style-name="Emphasis">The primitive <text:span text:style-name="OrgCode">null?</text:span> is defined only for lists.</text:span>
</text:p>
      <text:list text:style-name="OrgBulletedList" text:continue-numbering="false">
        <text:list-item>
          <text:p text:style-name="Text_20_body">Q. Is it true that the list <text:span text:style-name="OrgCode">l</text:span> is the null list where <text:span text:style-name="OrgCode">l</text:span> is <text:span text:style-name="OrgCode">()</text:span>? Yes, because it is composed of zero S-expressions.
</text:p>
        </text:list-item>
        <text:list-item>
          <text:p text:style-name="Text_20_body">Another difference in Common Lisp and Scheme is how they refer to False. In scheme it is explicitly <text:span text:style-name="OrgCode">#t</text:span> or <text:span text:style-name="OrgCode">#f</text:span> but in Common Lisp it is <text:span text:style-name="OrgCode">T</text:span> for True or else it is <text:span text:style-name="OrgCode">NIL</text:span> which means False.
</text:p>
        </text:list-item>
        <text:list-item>
          <text:p text:style-name="Text_20_body"><text:span text:style-name="OrgCode">null?</text:span> of an atom should throw an error for a string or a number but actually it gives <text:span text:style-name="OrgCode">#f</text:span> since in Scheme <text:span text:style-name="OrgCode">null?</text:span>
for <text:span text:style-name="OrgCode">()</text:span> is <text:span text:style-name="OrgCode">#t</text:span> and for everything else it is <text:span text:style-name="OrgCode">#f</text:span>. See code below.
</text:p>
          <text:p text:style-name="OrgSrcBlock"><text:s/><text:s/>&gt;<text:s/>(null?<text:s/>'a)</text:p>
          <text:p text:style-name="OrgSrcBlock">#f</text:p>
          <text:p text:style-name="OrgSrcBlock">&gt;<text:s/>(null?<text:s/>(quote<text:s/>()))</text:p>
          <text:p text:style-name="OrgSrcBlockLastLine">#t</text:p>
          <text:p text:style-name="OrgSrcBlockLastLine"/>
        </text:list-item>
      </text:list>
      <text:h text:style-name="Heading_20_2" text:outline-level="2" text:is-list-header="false">
<text:bookmark-start text:name="OrgXref.org564af52"/>
<text:bookmark text:name="org564af52"/>The Law of <text:span text:style-name="OrgCode">eq?</text:span>
<text:bookmark-end text:name="OrgXref.org564af52"/></text:h>
      <text:p text:style-name="Text_20_body">Key Takeaway:
<text:span text:style-name="Emphasis">The primitive <text:span text:style-name="OrgCode">eq?</text:span> in takes two arguments and compares them. Each must be a non numeric atom.</text:span>
</text:p>
      <text:list text:style-name="OrgBulletedList" text:continue-numbering="false">
        <text:list-item>
          <text:p text:style-name="Text_20_body">In <text:span text:style-name="OrgCode">eq?</text:span> the address of the Lisp object is compared. For instance if we create two cons cells with same elements
<text:span text:style-name="OrgCode">eq?</text:span> will give <text:span text:style-name="OrgCode">#f</text:span>
</text:p>
          <text:p text:style-name="OrgSrcBlock">&gt;<text:s/>(eq?<text:s/>(cons<text:s/>'a<text:s/>'b)<text:s/>(cons<text:s/>'a<text:s/>'b))</text:p>
          <text:p text:style-name="OrgSrcBlockLastLine">#f</text:p>
          <text:p text:style-name="OrgSrcBlockLastLine"/>
        </text:list-item>
      </text:list>
      <text:p text:style-name="Text_20_body"><text:span text:style-name="Bold">Core Terms/Concepts Learnt</text:span>
</text:p>
      <text:list text:style-name="OrgBulletedList" text:continue-numbering="false">
        <text:list-item>
          <text:p text:style-name="Text_20_body"><text:span text:style-name="OrgCode">car</text:span>, <text:span text:style-name="OrgCode">cdr</text:span>, <text:span text:style-name="OrgCode">cons</text:span>, <text:span text:style-name="OrgCode">eq?</text:span>, <text:span text:style-name="OrgCode">null?</text:span>, <text:span text:style-name="OrgCode">quote</text:span> / <text:span text:style-name="OrgCode">'</text:span>, <text:span text:style-name="OrgCode">#t</text:span>, <text:span text:style-name="OrgCode">#f</text:span>
</text:p>
        </text:list-item>
        <text:list-item>
          <text:p text:style-name="Text_20_body">Atoms, S-Expressions, Lists, Dotted Lists
</text:p>
        </text:list-item>
      </text:list>
      <text:h text:style-name="Heading_20_1" text:outline-level="1" text:is-list-header="false">
<text:bookmark-start text:name="OrgXref.orgaaa6e6d"/>
<text:bookmark text:name="orgaaa6e6d"/>Do It, Do It Again, and Again, and Again …
<text:bookmark-end text:name="OrgXref.orgaaa6e6d"/></text:h>
      <text:p text:style-name="Text_20_body">This chapter explains recursion. The best material for recursion in my opinion is Chapter 8 in Touretzky's book.
</text:p>
      <text:p text:style-name="Text_20_body">Key Takeaway:
<text:span text:style-name="Emphasis">The First Commandment (preliminary): Always ask <text:span text:style-name="OrgCode">null?</text:span> as the first question in expressing a function</text:span>
</text:p>
      <text:list text:style-name="OrgBulletedList" text:continue-numbering="false">
        <text:list-item>
          <text:p text:style-name="Text_20_body">After reading Touretzky's chapter on recursion this chapter will feel very easy. Also the first commandment is not really true always. Sometimes in recursion the first question is not necessarily <text:span text:style-name="OrgCode">null?</text:span>. Later in the book the authors do add in this nuance.
</text:p>
        </text:list-item>
        <text:list-item>
          <text:p text:style-name="Text_20_body">The chapter introduces a function named <text:span text:style-name="OrgCode">lat?</text:span>. It stands for a list of atoms. This means every element of the list is an atom. It can be written as below.
</text:p>
          <text:p text:style-name="OrgSrcBlock">(<text:span text:style-name="OrgSrcFontLockKeywordFace">define</text:span><text:s/><text:span text:style-name="OrgSrcFontLockFunctionNameFace">lat?</text:span></text:p>
          <text:p text:style-name="OrgSrcBlock"><text:s/><text:s/>(<text:span text:style-name="OrgSrcFontLockKeywordFace">lambda</text:span><text:s/>(l)</text:p>
          <text:p text:style-name="OrgSrcBlock"><text:s/><text:s/><text:s/><text:s/>(<text:span text:style-name="OrgSrcFontLockKeywordFace">cond</text:span></text:p>
          <text:p text:style-name="OrgSrcBlock"><text:s/><text:s/><text:s/><text:s/><text:s/><text:s/>((null?<text:s/>l)<text:s/>#t)</text:p>
          <text:p text:style-name="OrgSrcBlock"><text:s/><text:s/><text:s/><text:s/><text:s/><text:s/>((atom?<text:s/>(car<text:s/>l))<text:s/>(lat?<text:s/>(cdr<text:s/>l)))</text:p>
          <text:p text:style-name="OrgSrcBlockLastLine"><text:s/><text:s/><text:s/><text:s/><text:s/><text:s/>(<text:span text:style-name="OrgSrcFontLockKeywordFace">else</text:span><text:s/>#f))))</text:p>
          <text:p text:style-name="OrgSrcBlockLastLine"/>
        </text:list-item>
        <text:list-item>
          <text:p text:style-name="Text_20_body">It is important to understand how <text:span text:style-name="OrgCode">cond</text:span> functions. Well <text:span text:style-name="OrgCode">cond</text:span> is actually a macro. This macro has a series of tests and results. The macro goes from top to bottom. The cases are processed from left to right under each test.  Technically we can have more than one result per test for evaluation. As a Lisp `trick' the last test is usually an <text:span text:style-name="OrgCode">else</text:span> which evaluates to <text:span text:style-name="OrgCode">#t</text:span> always and hence the last result is returned. <text:span text:style-name="OrgCode">cond</text:span> is a very nice way to implement <text:span text:style-name="OrgCode">If..then..Else</text:span>. I have never seen such seamless conditional in any language yet.
</text:p>
        </text:list-item>
        <text:list-item>
          <text:p text:style-name="Text_20_body"><text:span text:style-name="OrgCode">lat?</text:span> basically is a <text:span text:style-name="OrgCode">cond</text:span> which keeps checking through all the elements of a list to test for <text:span text:style-name="OrgCode">atom?</text:span> till the list ends. It checks <text:span text:style-name="OrgCode">car</text:span> one by one for each subsequent <text:span text:style-name="OrgCode">cdr</text:span> for <text:span text:style-name="OrgCode">atom?</text:span>.
</text:p>
        </text:list-item>
        <text:list-item>
          <text:p text:style-name="Text_20_body">I would study Chapter 8 of Touretzky for getting the intuition on recursion right. The author has done a great job.
</text:p>
        </text:list-item>
        <text:list-item>
          <text:p text:style-name="Text_20_body">Dr Racket comes with an inbuilt tool called <text:span text:style-name="OrgCode">trace</text:span> in the library package called ~(racket/trace) which lets us see the actual function calls. So lets trace all the recursive examples in this chapter.
</text:p>
          <text:p text:style-name="OrgSrcBlock">&gt;<text:s/>(lat?<text:s/>'(Jack<text:s/>Sprat<text:s/>could<text:s/>eat<text:s/>no<text:s/>chicken<text:s/>fat))</text:p>
          <text:p text:style-name="OrgSrcBlock">&gt;(lat?<text:s/>'(Jack<text:s/>Sprat<text:s/>could<text:s/>eat<text:s/>no<text:s/>chicken<text:s/>fat))</text:p>
          <text:p text:style-name="OrgSrcBlock">&gt;(lat?<text:s/>'(Sprat<text:s/>could<text:s/>eat<text:s/>no<text:s/>chicken<text:s/>fat))</text:p>
          <text:p text:style-name="OrgSrcBlock">&gt;(lat?<text:s/>'(could<text:s/>eat<text:s/>no<text:s/>chicken<text:s/>fat))</text:p>
          <text:p text:style-name="OrgSrcBlock">&gt;(lat?<text:s/>'(eat<text:s/>no<text:s/>chicken<text:s/>fat))</text:p>
          <text:p text:style-name="OrgSrcBlock">&gt;(lat?<text:s/>'(no<text:s/>chicken<text:s/>fat))</text:p>
          <text:p text:style-name="OrgSrcBlock">&gt;(lat?<text:s/>'(chicken<text:s/>fat))</text:p>
          <text:p text:style-name="OrgSrcBlock">&gt;(lat?<text:s/>'(fat))</text:p>
          <text:p text:style-name="OrgSrcBlock">&gt;(lat?<text:s/>'())</text:p>
          <text:p text:style-name="OrgSrcBlock">&lt;#t</text:p>
          <text:p text:style-name="OrgSrcBlockLastLine">#t</text:p>
          <text:p text:style-name="OrgSrcBlockLastLine"/>
        </text:list-item>
        <text:list-item>
          <text:p text:style-name="Text_20_body">Another example which has a nested list
</text:p>
          <text:p text:style-name="OrgSrcBlock">&gt;<text:s/>(lat?<text:s/>'(Jack<text:s/>(Sprat<text:s/>could)<text:s/>eat<text:s/>no<text:s/>chicken<text:s/>fat))</text:p>
          <text:p text:style-name="OrgSrcBlock">&gt;(lat?<text:s/>'(Jack<text:s/>(Sprat<text:s/>could)<text:s/>eat<text:s/>no<text:s/>chicken<text:s/>fat))</text:p>
          <text:p text:style-name="OrgSrcBlock">&gt;(lat?<text:s/>'((Sprat<text:s/>could)<text:s/>eat<text:s/>no<text:s/>chicken<text:s/>fat))</text:p>
          <text:p text:style-name="OrgSrcBlock">&lt;#f</text:p>
          <text:p text:style-name="OrgSrcBlockLastLine">#f</text:p>
          <text:p text:style-name="OrgSrcBlockLastLine"/>
        </text:list-item>
        <text:list-item>
          <text:p text:style-name="Text_20_body">Few more examples from the chapter using <text:span text:style-name="OrgCode">trace</text:span>
</text:p>
          <text:p text:style-name="OrgSrcBlock">&gt;<text:s/>(lat?<text:s/>'(bacon<text:s/>and<text:s/>eggs))</text:p>
          <text:p text:style-name="OrgSrcBlock">&gt;(lat?<text:s/>'(bacon<text:s/>and<text:s/>eggs))</text:p>
          <text:p text:style-name="OrgSrcBlock">&gt;(lat?<text:s/>'(<text:span text:style-name="OrgSrcFontLockKeywordFace">and</text:span><text:s/>eggs))</text:p>
          <text:p text:style-name="OrgSrcBlock">&gt;(lat?<text:s/>'(eggs))</text:p>
          <text:p text:style-name="OrgSrcBlock">&gt;(lat?<text:s/>'())</text:p>
          <text:p text:style-name="OrgSrcBlock">&lt;#t</text:p>
          <text:p text:style-name="OrgSrcBlockLastLine">#t</text:p>
          <text:p text:style-name="OrgSrcBlockLastLine"/>
          <text:p text:style-name="OrgSrcBlock">&gt;<text:s/>(lat?<text:s/>'(bacon<text:s/>(<text:span text:style-name="OrgSrcFontLockKeywordFace">and</text:span><text:s/>eggs)))</text:p>
          <text:p text:style-name="OrgSrcBlock">&gt;(lat?<text:s/>'(bacon<text:s/>(<text:span text:style-name="OrgSrcFontLockKeywordFace">and</text:span><text:s/>eggs)))</text:p>
          <text:p text:style-name="OrgSrcBlock">&gt;(lat?<text:s/>'((<text:span text:style-name="OrgSrcFontLockKeywordFace">and</text:span><text:s/>eggs)))</text:p>
          <text:p text:style-name="OrgSrcBlock">&lt;#f</text:p>
          <text:p text:style-name="OrgSrcBlockLastLine">#f</text:p>
          <text:p text:style-name="OrgSrcBlockLastLine"/>
        </text:list-item>
        <text:list-item>
          <text:p text:style-name="Text_20_body"><text:span text:style-name="OrgCode">or</text:span> is introduced as a logical operator. <text:span text:style-name="OrgCode">or</text:span> asks two questions, one at a time. If the first one is true it stops answers true. Otherwise it asks the second question and answers with whatever the second question answers.
</text:p>
        </text:list-item>
        <text:list-item>
          <text:p text:style-name="Text_20_body"><text:span text:style-name="OrgCode">member?</text:span> is a function which returns a <text:span text:style-name="OrgCode">#t</text:span> if the input is one of the elements in a list else <text:span text:style-name="OrgCode">#f</text:span>. The book defines this function using <text:span text:style-name="OrgCode">or</text:span> whereas it is actually not necessary.
</text:p>
          <text:p text:style-name="OrgSrcBlock"><text:s/><text:s/><text:s/><text:s/>(<text:span text:style-name="OrgSrcFontLockKeywordFace">define</text:span><text:s/><text:span text:style-name="OrgSrcFontLockFunctionNameFace">member?</text:span></text:p>
          <text:p text:style-name="OrgSrcBlock"><text:s/><text:s/><text:s/><text:s/><text:s/><text:s/>(<text:span text:style-name="OrgSrcFontLockKeywordFace">lambda</text:span><text:s/>(a<text:s/>lat)</text:p>
          <text:p text:style-name="OrgSrcBlock"><text:s/><text:s/><text:s/><text:s/><text:s/><text:s/><text:s/><text:s/>(<text:span text:style-name="OrgSrcFontLockKeywordFace">cond</text:span></text:p>
          <text:p text:style-name="OrgSrcBlock"><text:s/><text:s/><text:s/><text:s/><text:s/><text:s/><text:s/><text:s/><text:s/><text:s/>((null?<text:s/>lat)<text:s/>#f)</text:p>
          <text:p text:style-name="OrgSrcBlock"><text:s/><text:s/><text:s/><text:s/><text:s/><text:s/><text:s/><text:s/><text:s/><text:s/>(<text:span text:style-name="OrgSrcFontLockKeywordFace">else</text:span><text:s/>(<text:span text:style-name="OrgSrcFontLockKeywordFace">or</text:span><text:s/>(eq?<text:s/>(car<text:s/>lat)<text:s/>a)</text:p>
          <text:p text:style-name="OrgSrcBlock"><text:s/><text:s/><text:s/><text:s/><text:s/><text:s/><text:s/><text:s/><text:s/><text:s/><text:s/><text:s/><text:s/><text:s/><text:s/><text:s/><text:s/><text:s/><text:s/><text:s/><text:s/>(member?<text:s/>a<text:s/>(cdr<text:s/>lat)))))))</text:p>
          <text:p text:style-name="OrgSrcBlock"/>
          <text:p text:style-name="OrgSrcBlock">(<text:span text:style-name="OrgSrcFontLockKeywordFace">define</text:span><text:s/><text:span text:style-name="OrgSrcFontLockFunctionNameFace">my-member?</text:span></text:p>
          <text:p text:style-name="OrgSrcBlock"><text:s/><text:s/>(<text:span text:style-name="OrgSrcFontLockKeywordFace">lambda</text:span><text:s/>(a<text:s/>lat)</text:p>
          <text:p text:style-name="OrgSrcBlock"><text:s/><text:s/><text:s/><text:s/>(<text:span text:style-name="OrgSrcFontLockKeywordFace">cond</text:span></text:p>
          <text:p text:style-name="OrgSrcBlock"><text:s/><text:s/><text:s/><text:s/><text:s/><text:s/>((null?<text:s/>lat)<text:s/>#f)</text:p>
          <text:p text:style-name="OrgSrcBlock"><text:s/><text:s/><text:s/><text:s/><text:s/><text:s/>((eq?<text:s/>(car<text:s/>lat)<text:s/>a)<text:s/>#t)</text:p>
          <text:p text:style-name="OrgSrcBlockLastLine"><text:s/><text:s/><text:s/><text:s/><text:s/><text:s/>(<text:span text:style-name="OrgSrcFontLockKeywordFace">else</text:span><text:s/>(member?<text:s/>a<text:s/>(cdr<text:s/>lat))))))</text:p>
          <text:p text:style-name="OrgSrcBlockLastLine"/>
        </text:list-item>
        <text:list-item>
          <text:p text:style-name="Text_20_body">The application of <text:span text:style-name="OrgCode">member?</text:span> to find out whether <text:span text:style-name="Emphasis">meat</text:span> is in the list <text:span text:style-name="Emphasis">(mashed potatoes and meat gravy)</text:span> would generate this recursive call
</text:p>
          <text:p text:style-name="OrgSrcBlock">&gt;<text:s/>(member?<text:s/>'meat<text:s/>'(mashed<text:s/>potatoes<text:s/>and<text:s/>meat<text:s/>gravy))</text:p>
          <text:p text:style-name="OrgSrcBlock">&gt;(member?<text:s/>'meat<text:s/>'(mashed<text:s/>potatoes<text:s/>and<text:s/>meat<text:s/>gravy))</text:p>
          <text:p text:style-name="OrgSrcBlock">&gt;(member?<text:s/>'meat<text:s/>'(potatoes<text:s/>and<text:s/>meat<text:s/>gravy))</text:p>
          <text:p text:style-name="OrgSrcBlock">&gt;(member?<text:s/>'meat<text:s/>'(<text:span text:style-name="OrgSrcFontLockKeywordFace">and</text:span><text:s/>meat<text:s/>gravy))</text:p>
          <text:p text:style-name="OrgSrcBlock">&gt;(member?<text:s/>'meat<text:s/>'(meat<text:s/>gravy))</text:p>
          <text:p text:style-name="OrgSrcBlock">&lt;#t</text:p>
          <text:p text:style-name="OrgSrcBlockLastLine">#t</text:p>
          <text:p text:style-name="OrgSrcBlockLastLine"/>
        </text:list-item>
        <text:list-item>
          <text:p text:style-name="Text_20_body">Another example
</text:p>
          <text:p text:style-name="OrgSrcBlock">&gt;<text:s/>(member?<text:s/>'liver<text:s/>'(bagels<text:s/>and<text:s/>lox))</text:p>
          <text:p text:style-name="OrgSrcBlock">&gt;(member?<text:s/>'liver<text:s/>'(bagels<text:s/>and<text:s/>lox))</text:p>
          <text:p text:style-name="OrgSrcBlock">&gt;(member?<text:s/>'liver<text:s/>'(<text:span text:style-name="OrgSrcFontLockKeywordFace">and</text:span><text:s/>lox))</text:p>
          <text:p text:style-name="OrgSrcBlock">&gt;(member?<text:s/>'liver<text:s/>'(lox))</text:p>
          <text:p text:style-name="OrgSrcBlock">&gt;(member?<text:s/>'liver<text:s/>'())</text:p>
          <text:p text:style-name="OrgSrcBlock">&lt;#f</text:p>
          <text:p text:style-name="OrgSrcBlockLastLine">#f</text:p>
          <text:p text:style-name="OrgSrcBlockLastLine"/>
        </text:list-item>
      </text:list>
      <text:p text:style-name="Text_20_body"><text:span text:style-name="Bold">Core Terms/Concepts Learnt</text:span>
</text:p>
      <text:list text:style-name="OrgBulletedList" text:continue-numbering="false">
        <text:list-item>
          <text:p text:style-name="Text_20_body"><text:span text:style-name="OrgCode">or</text:span>
</text:p>
        </text:list-item>
        <text:list-item>
          <text:p text:style-name="Text_20_body">Basic template of recursion. Chapter 8 of Touretzky is great for a deeper dive into ways to construct recursion. Also tail optimized recursion is to be studied from the book `Sketchy Scheme' by Nils M Holm.
</text:p>
        </text:list-item>
      </text:list>
      <text:h text:style-name="Heading_20_1" text:outline-level="1" text:is-list-header="false">
<text:bookmark-start text:name="OrgXref.org6019d61"/>
<text:bookmark text:name="org6019d61"/>Cons the Magnificent
<text:bookmark-end text:name="OrgXref.org6019d61"/></text:h>
      <text:p text:style-name="Text_20_body">This chapter explains the methods to build lists using <text:span text:style-name="OrgCode">cons</text:span> recursively.
</text:p>
      <text:p text:style-name="Text_20_body">Key Takeaway:
<text:span text:style-name="Emphasis">The Second Commandment: Use <text:span text:style-name="OrgCode">cons</text:span> to build lists</text:span>
</text:p>
      <text:p text:style-name="Text_20_body"><text:span text:style-name="Emphasis">The Third Commandment: When building a list, describe the first typical element, and then <text:span text:style-name="OrgCode">cons</text:span> it onto the natural recursion</text:span>
</text:p>
      <text:p text:style-name="Text_20_body"><text:span text:style-name="Emphasis">The Fourth Commandement: Always change at lest one argument while recurring. It must be changed to be closer to termination.  The changing argument must be tested in the termination condition: when using <text:span text:style-name="OrgCode">cdr</text:span>, test termination with <text:span text:style-name="OrgCode">null?</text:span>.</text:span>
</text:p>
      <text:list text:style-name="OrgBulletedList" text:continue-numbering="false">
        <text:list-item>
          <text:p text:style-name="Text_20_body">In last chapter we made a <text:span text:style-name="OrgCode">member?</text:span> function and in this chapter we will be making a function which will <text:span text:style-name="Emphasis">remove</text:span>
a member
</text:p>
        </text:list-item>
        <text:list-item>
          <text:p text:style-name="Text_20_body">The first attempt to build the <text:span text:style-name="OrgCode">rember</text:span> function fails since it removes all the initial elements before finding the one it wants to remove. The authors have nicely demonstrated why <text:span text:style-name="OrgCode">cons</text:span> is required to define this function.
</text:p>
        </text:list-item>
        <text:list-item>
          <text:p text:style-name="Text_20_body">The way to write <text:span text:style-name="OrgCode">rember</text:span> is as below. Also note as per Scheme semantics there is no <text:span text:style-name="OrgCode">?</text:span> at the end of <text:span text:style-name="OrgCode">rember</text:span> because it is actually not a predicate.
</text:p>
          <text:p text:style-name="OrgSrcBlock">(<text:span text:style-name="OrgSrcFontLockKeywordFace">define</text:span><text:s/><text:span text:style-name="OrgSrcFontLockFunctionNameFace">rember</text:span></text:p>
          <text:p text:style-name="OrgSrcBlock"><text:s/><text:s/>(<text:span text:style-name="OrgSrcFontLockKeywordFace">lambda</text:span><text:s/>(a<text:s/>lat)</text:p>
          <text:p text:style-name="OrgSrcBlock"><text:s/><text:s/><text:s/><text:s/>(<text:span text:style-name="OrgSrcFontLockKeywordFace">cond</text:span></text:p>
          <text:p text:style-name="OrgSrcBlock"><text:s/><text:s/><text:s/><text:s/><text:s/><text:s/>((null?<text:s/>lat)<text:s/>(quote<text:s/>()))</text:p>
          <text:p text:style-name="OrgSrcBlock"><text:s/><text:s/><text:s/><text:s/><text:s/><text:s/>((eq?<text:s/>(car<text:s/>lat)<text:s/>a)<text:s/>(cdr<text:s/>lat))</text:p>
          <text:p text:style-name="OrgSrcBlock"><text:s/><text:s/><text:s/><text:s/><text:s/><text:s/>(<text:span text:style-name="OrgSrcFontLockKeywordFace">else</text:span><text:s/>(cons<text:s/>(car<text:s/>lat)</text:p>
          <text:p text:style-name="OrgSrcBlockLastLine"><text:s/><text:s/><text:s/><text:s/><text:s/><text:s/><text:s/><text:s/><text:s/><text:s/><text:s/><text:s/><text:s/><text:s/><text:s/><text:s/><text:s/><text:s/>(rember<text:s/>a<text:s/>(cdr<text:s/>lat)))))))</text:p>
          <text:p text:style-name="OrgSrcBlockLastLine"/>
        </text:list-item>
        <text:list-item>
          <text:p text:style-name="Text_20_body">There is a way to contrast the incorrect <text:span text:style-name="OrgCode">rember</text:span> with the correct <text:span text:style-name="OrgCode">cons</text:span> <text:span text:style-name="OrgCode">rember</text:span> by looking at the recursive trace calls. The incorrect <text:span text:style-name="OrgCode">rember-wrong</text:span> is below with its trace and return.
</text:p>
          <text:p text:style-name="OrgSrcBlock">(<text:span text:style-name="OrgSrcFontLockKeywordFace">define</text:span><text:s/><text:span text:style-name="OrgSrcFontLockFunctionNameFace">rember-wrong</text:span></text:p>
          <text:p text:style-name="OrgSrcBlock"><text:s/><text:s/>(<text:span text:style-name="OrgSrcFontLockKeywordFace">lambda</text:span><text:s/>(a<text:s/>lat)</text:p>
          <text:p text:style-name="OrgSrcBlock"><text:s/><text:s/><text:s/><text:s/>(<text:span text:style-name="OrgSrcFontLockKeywordFace">cond</text:span></text:p>
          <text:p text:style-name="OrgSrcBlock"><text:s/><text:s/><text:s/><text:s/><text:s/><text:s/>((null?<text:s/>lat)<text:s/>#f)</text:p>
          <text:p text:style-name="OrgSrcBlock"><text:s/><text:s/><text:s/><text:s/><text:s/><text:s/>((eq?<text:s/>(car<text:s/>lat)<text:s/>a)<text:s/>#t)</text:p>
          <text:p text:style-name="OrgSrcBlock"><text:s/><text:s/><text:s/><text:s/><text:s/><text:s/>(<text:span text:style-name="OrgSrcFontLockKeywordFace">else</text:span><text:s/>(rember-wrong<text:s/>a<text:s/>(cdr<text:s/>lat))))))</text:p>
          <text:p text:style-name="OrgSrcBlock"/>
          <text:p text:style-name="OrgSrcBlock">&gt;<text:s/>(rember-wrong<text:s/>'and<text:s/>'(bacon<text:s/>lettuce<text:s/>and<text:s/>tomato))</text:p>
          <text:p text:style-name="OrgSrcBlock">&gt;(rember-wrong<text:s/>'and<text:s/>'(bacon<text:s/>lettuce<text:s/>and<text:s/>tomato))</text:p>
          <text:p text:style-name="OrgSrcBlock">&gt;(rember-wrong<text:s/>'and<text:s/>'(lettuce<text:s/>and<text:s/>tomato))</text:p>
          <text:p text:style-name="OrgSrcBlock">&gt;(rember-wrong<text:s/>'and<text:s/>'(<text:span text:style-name="OrgSrcFontLockKeywordFace">and</text:span><text:s/>tomato))</text:p>
          <text:p text:style-name="OrgSrcBlock">&lt;'(tomato)</text:p>
          <text:p text:style-name="OrgSrcBlockLastLine">'(tomato)</text:p>
          <text:p text:style-name="OrgSrcBlockLastLine"/>
          <text:p text:style-name="Text_20_body">Whereas the correct trace and output is as below
</text:p>
          <text:p text:style-name="OrgSrcBlock">&gt;<text:s/>(rember<text:s/>'and<text:s/>'(bacon<text:s/>lettuce<text:s/>and<text:s/>tomato))</text:p>
          <text:p text:style-name="OrgSrcBlock">&gt;(rember<text:s/>'and<text:s/>'(bacon<text:s/>lettuce<text:s/>and<text:s/>tomato))</text:p>
          <text:p text:style-name="OrgSrcBlock">&gt;<text:s/>(rember<text:s/>'and<text:s/>'(lettuce<text:s/>and<text:s/>tomato))</text:p>
          <text:p text:style-name="OrgSrcBlock">&gt;<text:s/>&gt;(rember<text:s/>'and<text:s/>'(<text:span text:style-name="OrgSrcFontLockKeywordFace">and</text:span><text:s/>tomato))</text:p>
          <text:p text:style-name="OrgSrcBlock">&lt;<text:s/>&lt;'(tomato)</text:p>
          <text:p text:style-name="OrgSrcBlock">&lt;<text:s/>'(lettuce<text:s/>tomato)</text:p>
          <text:p text:style-name="OrgSrcBlock">&lt;'(bacon<text:s/>lettuce<text:s/>tomato)</text:p>
          <text:p text:style-name="OrgSrcBlockLastLine">'(bacon<text:s/>lettuce<text:s/>tomato)</text:p>
          <text:p text:style-name="OrgSrcBlockLastLine"/>
          <text:p text:style-name="Text_20_body">Another example
</text:p>
          <text:p text:style-name="OrgSrcBlock">&gt;<text:s/>(rember<text:s/>'sauce<text:s/>'(soy<text:s/>sauce<text:s/>and<text:s/>tomato<text:s/>sauce))</text:p>
          <text:p text:style-name="OrgSrcBlock">&gt;(rember<text:s/>'sauce<text:s/>'(soy<text:s/>sauce<text:s/>and<text:s/>tomato<text:s/>sauce))</text:p>
          <text:p text:style-name="OrgSrcBlock">&gt;<text:s/>(rember<text:s/>'sauce<text:s/>'(sauce<text:s/>and<text:s/>tomato<text:s/>sauce))</text:p>
          <text:p text:style-name="OrgSrcBlock">&lt;<text:s/>'(<text:span text:style-name="OrgSrcFontLockKeywordFace">and</text:span><text:s/>tomato<text:s/>sauce)</text:p>
          <text:p text:style-name="OrgSrcBlock">&lt;'(soy<text:s/>and<text:s/>tomato<text:s/>sauce)</text:p>
          <text:p text:style-name="OrgSrcBlockLastLine">'(soy<text:s/>and<text:s/>tomato<text:s/>sauce)</text:p>
          <text:p text:style-name="OrgSrcBlockLastLine"/>
        </text:list-item>
        <text:list-item>
          <text:p text:style-name="Text_20_body">Next function is <text:span text:style-name="OrgCode">firsts</text:span> to build a list of the first S-expressions in nested lists. The code and trace is
</text:p>
          <text:p text:style-name="OrgSrcBlock"><text:s/><text:s/><text:s/><text:s/>(<text:span text:style-name="OrgSrcFontLockKeywordFace">define</text:span><text:s/><text:span text:style-name="OrgSrcFontLockFunctionNameFace">firsts</text:span></text:p>
          <text:p text:style-name="OrgSrcBlock"><text:s/><text:s/><text:s/><text:s/><text:s/><text:s/>(<text:span text:style-name="OrgSrcFontLockKeywordFace">lambda</text:span><text:s/>(l)</text:p>
          <text:p text:style-name="OrgSrcBlock"><text:s/><text:s/><text:s/><text:s/><text:s/><text:s/><text:s/><text:s/>(<text:span text:style-name="OrgSrcFontLockKeywordFace">cond</text:span></text:p>
          <text:p text:style-name="OrgSrcBlock"><text:s/><text:s/><text:s/><text:s/><text:s/><text:s/><text:s/><text:s/><text:s/><text:s/>((null?<text:s/>l)<text:s/>(quote<text:s/>()))</text:p>
          <text:p text:style-name="OrgSrcBlock"><text:s/><text:s/><text:s/><text:s/><text:s/><text:s/><text:s/><text:s/><text:s/><text:s/>(<text:span text:style-name="OrgSrcFontLockKeywordFace">else</text:span><text:s/>(cons<text:s/>(car<text:s/>(car<text:s/>l))</text:p>
          <text:p text:style-name="OrgSrcBlock"><text:s/><text:s/><text:s/><text:s/><text:s/><text:s/><text:s/><text:s/><text:s/><text:s/><text:s/><text:s/><text:s/><text:s/><text:s/><text:s/><text:s/><text:s/><text:s/><text:s/><text:s/><text:s/>(firsts<text:s/>(cdr<text:s/>l)))))))</text:p>
          <text:p text:style-name="OrgSrcBlock"/>
          <text:p text:style-name="OrgSrcBlock">&gt;(firsts</text:p>
          <text:p text:style-name="OrgSrcBlock"><text:s/><text:s/>'((apple<text:s/>peach<text:s/>pumpkin)</text:p>
          <text:p text:style-name="OrgSrcBlock"><text:s/><text:s/><text:s/><text:s/>(plum<text:s/>pear<text:s/>cherry)</text:p>
          <text:p text:style-name="OrgSrcBlock"><text:s/><text:s/><text:s/><text:s/>(grape<text:s/>raisin<text:s/>pea)</text:p>
          <text:p text:style-name="OrgSrcBlock"><text:s/><text:s/><text:s/><text:s/>(bean<text:s/>carrot<text:s/>eggplant)))</text:p>
          <text:p text:style-name="OrgSrcBlock">&gt;<text:s/>(firsts<text:s/>'((plum<text:s/>pear<text:s/>cherry)<text:s/>(grape<text:s/>raisin<text:s/>pea)<text:s/>(bean<text:s/>carrot<text:s/>eggplant)))</text:p>
          <text:p text:style-name="OrgSrcBlock">&gt;<text:s/>&gt;(firsts<text:s/>'((grape<text:s/>raisin<text:s/>pea)<text:s/>(bean<text:s/>carrot<text:s/>eggplant)))</text:p>
          <text:p text:style-name="OrgSrcBlock">&gt;<text:s/>&gt;<text:s/>(firsts<text:s/>'((bean<text:s/>carrot<text:s/>eggplant)))</text:p>
          <text:p text:style-name="OrgSrcBlock">&gt;<text:s/>&gt;<text:s/>&gt;(firsts<text:s/>'())</text:p>
          <text:p text:style-name="OrgSrcBlock">&lt;<text:s/>&lt;<text:s/>&lt;'()</text:p>
          <text:p text:style-name="OrgSrcBlock">&lt;<text:s/>&lt;<text:s/>'(bean)</text:p>
          <text:p text:style-name="OrgSrcBlock">&lt;<text:s/>&lt;'(grape<text:s/>bean)</text:p>
          <text:p text:style-name="OrgSrcBlock">&lt;<text:s/>'(plum<text:s/>grape<text:s/>bean)</text:p>
          <text:p text:style-name="OrgSrcBlock">&lt;'(apple<text:s/>plum<text:s/>grape<text:s/>bean)</text:p>
          <text:p text:style-name="OrgSrcBlockLastLine">'(apple<text:s/>plum<text:s/>grape<text:s/>bean)</text:p>
          <text:p text:style-name="OrgSrcBlockLastLine"/>
        </text:list-item>
        <text:list-item>
          <text:p text:style-name="Text_20_body">The book refers to <text:span text:style-name="OrgCode">seconds</text:span> but doesn't provide code for it. But I will try it out anyways.
</text:p>
          <text:p text:style-name="OrgSrcBlock"><text:s/><text:s/><text:s/><text:s/>(<text:span text:style-name="OrgSrcFontLockKeywordFace">define</text:span><text:s/><text:span text:style-name="OrgSrcFontLockFunctionNameFace">seconds</text:span></text:p>
          <text:p text:style-name="OrgSrcBlock"><text:s/><text:s/><text:s/><text:s/><text:s/><text:s/>(<text:span text:style-name="OrgSrcFontLockKeywordFace">lambda</text:span><text:s/>(l)</text:p>
          <text:p text:style-name="OrgSrcBlock"><text:s/><text:s/><text:s/><text:s/><text:s/><text:s/><text:s/><text:s/>(<text:span text:style-name="OrgSrcFontLockKeywordFace">cond</text:span><text:s/>((null?<text:s/>l)<text:s/>(quote<text:s/>()))</text:p>
          <text:p text:style-name="OrgSrcBlock"><text:s/><text:s/><text:s/><text:s/><text:s/><text:s/><text:s/><text:s/><text:s/><text:s/><text:s/><text:s/><text:s/><text:s/>(<text:span text:style-name="OrgSrcFontLockKeywordFace">else</text:span><text:s/>(cons<text:s/>(car<text:s/>(cdr<text:s/>(car<text:s/>l)))</text:p>
          <text:p text:style-name="OrgSrcBlock"><text:s/><text:s/><text:s/><text:s/><text:s/><text:s/><text:s/><text:s/><text:s/><text:s/><text:s/><text:s/><text:s/><text:s/><text:s/><text:s/><text:s/><text:s/><text:s/><text:s/><text:s/><text:s/><text:s/><text:s/><text:s/><text:s/>(seconds<text:s/>(cdr<text:s/>l)))))))</text:p>
          <text:p text:style-name="OrgSrcBlock"/>
          <text:p text:style-name="OrgSrcBlock">&gt;(seconds<text:s/>'((a<text:s/>b)<text:s/>(c<text:s/>d)<text:s/>(e<text:s/>f)))</text:p>
          <text:p text:style-name="OrgSrcBlock">&gt;<text:s/>(seconds<text:s/>'((c<text:s/>d)<text:s/>(e<text:s/>f)))</text:p>
          <text:p text:style-name="OrgSrcBlock">&gt;<text:s/>&gt;(seconds<text:s/>'((e<text:s/>f)))</text:p>
          <text:p text:style-name="OrgSrcBlock">&gt;<text:s/>&gt;<text:s/>(seconds<text:s/>'())</text:p>
          <text:p text:style-name="OrgSrcBlock">&lt;<text:s/>&lt;<text:s/>'()</text:p>
          <text:p text:style-name="OrgSrcBlock">&lt;<text:s/>&lt;'(f)</text:p>
          <text:p text:style-name="OrgSrcBlock">&lt;<text:s/>'(d<text:s/>f)</text:p>
          <text:p text:style-name="OrgSrcBlock">&lt;'(b<text:s/>d<text:s/>f)</text:p>
          <text:p text:style-name="OrgSrcBlockLastLine">'(b<text:s/>d<text:s/>f)</text:p>
          <text:p text:style-name="OrgSrcBlockLastLine"/>
        </text:list-item>
        <text:list-item>
          <text:p text:style-name="Text_20_body">In the recursion technique of <text:span text:style-name="OrgCode">cons</text:span>-ing cells the last <text:span text:style-name="OrgCode">cons</text:span> cells' <text:span text:style-name="OrgCode">cdr</text:span> pointer will point to a <text:span text:style-name="OrgCode">nil</text:span> or an empty list <text:span text:style-name="OrgCode">()</text:span>. Therefore, the usual terminal or base condition is to check for <text:span text:style-name="OrgCode">null?</text:span> then <text:span text:style-name="OrgCode">cons</text:span> a <text:span text:style-name="OrgCode">()</text:span>.
</text:p>
        </text:list-item>
        <text:list-item>
          <text:p text:style-name="Text_20_body">Although the book alludes to the fact that the <text:span text:style-name="OrgCode">cons</text:span>-ing can be in any direction the trace in Dr Racket actually shows the  <text:span text:style-name="OrgCode">cons</text:span>-ing with a <text:span text:style-name="OrgCode">&lt;</text:span> or a <text:span text:style-name="OrgCode">&gt;</text:span>. So a <text:span text:style-name="OrgCode">()</text:span> gets <text:span text:style-name="OrgCode">cons</text:span>-ed with the last recurring item and goes back to the first item. In the above example <text:span text:style-name="OrgCode">()</text:span> is <text:span text:style-name="OrgCode">cons</text:span>-ed to <text:span text:style-name="OrgCode">f</text:span> to make a list <text:span text:style-name="OrgCode">(f)</text:span>. This <text:span text:style-name="OrgCode">(f)</text:span> is then <text:span text:style-name="OrgCode">cons</text:span>-ed to <text:span text:style-name="OrgCode">d</text:span>
to make the list <text:span text:style-name="OrgCode">(d f)</text:span>. This <text:span text:style-name="OrgCode">(d f)</text:span> is then <text:span text:style-name="OrgCode">cons</text:span>-ed to <text:span text:style-name="OrgCode">b</text:span> to finally get <text:span text:style-name="OrgCode">(b d f)</text:span>.
</text:p>
        </text:list-item>
        <text:list-item>
          <text:p text:style-name="Text_20_body">Without looking into the questions was able to build these <text:span text:style-name="OrgCode">cons</text:span>-es for <text:span text:style-name="OrgCode">insertR</text:span>, <text:span text:style-name="OrgCode">insertL</text:span>, and <text:span text:style-name="OrgCode">subst</text:span>.
</text:p>
          <text:p text:style-name="OrgSrcBlock">(<text:span text:style-name="OrgSrcFontLockKeywordFace">define</text:span><text:s/><text:span text:style-name="OrgSrcFontLockFunctionNameFace">insertR</text:span></text:p>
          <text:p text:style-name="OrgSrcBlock"><text:s/><text:s/>(<text:span text:style-name="OrgSrcFontLockKeywordFace">lambda</text:span><text:s/>(new<text:s/>old<text:s/>lat)</text:p>
          <text:p text:style-name="OrgSrcBlock"><text:s/><text:s/><text:s/><text:s/>(<text:span text:style-name="OrgSrcFontLockKeywordFace">cond</text:span><text:s/>((null?<text:s/>lat)<text:s/>(quote<text:s/>()))</text:p>
          <text:p text:style-name="OrgSrcBlock"><text:s/><text:s/><text:s/><text:s/><text:s/><text:s/><text:s/><text:s/><text:s/><text:s/>((eq?<text:s/>old<text:s/>(car<text:s/>lat))<text:s/>(cons<text:s/>(car<text:s/>lat)<text:s/>(cons<text:s/>new<text:s/>(cdr<text:s/>lat))))</text:p>
          <text:p text:style-name="OrgSrcBlock"><text:s/><text:s/><text:s/><text:s/><text:s/><text:s/><text:s/><text:s/><text:s/><text:s/>(<text:span text:style-name="OrgSrcFontLockKeywordFace">else</text:span><text:s/>(cons<text:s/>(car<text:s/>lat)<text:s/>(insertR<text:s/>new<text:s/>old<text:s/>(cdr<text:s/>lat)))))))</text:p>
          <text:p text:style-name="OrgSrcBlock"/>
          <text:p text:style-name="OrgSrcBlock">(<text:span text:style-name="OrgSrcFontLockKeywordFace">define</text:span><text:s/><text:span text:style-name="OrgSrcFontLockFunctionNameFace">insertL</text:span></text:p>
          <text:p text:style-name="OrgSrcBlock"><text:s/><text:s/>(<text:span text:style-name="OrgSrcFontLockKeywordFace">lambda</text:span><text:s/>(new<text:s/>old<text:s/>lat)</text:p>
          <text:p text:style-name="OrgSrcBlock"><text:s/><text:s/><text:s/><text:s/>(<text:span text:style-name="OrgSrcFontLockKeywordFace">cond</text:span><text:s/>((null?<text:s/>lat)<text:s/>(quote<text:s/>()))</text:p>
          <text:p text:style-name="OrgSrcBlock"><text:s/><text:s/><text:s/><text:s/><text:s/><text:s/><text:s/><text:s/><text:s/><text:s/>((eq?<text:s/>old<text:s/>(car<text:s/>lat))<text:s/>(cons<text:s/>new<text:s/>(cons<text:s/>(car<text:s/>lat)<text:s/>(cdr<text:s/>lat))))</text:p>
          <text:p text:style-name="OrgSrcBlock"><text:s/><text:s/><text:s/><text:s/><text:s/><text:s/><text:s/><text:s/><text:s/><text:s/>(<text:span text:style-name="OrgSrcFontLockKeywordFace">else</text:span><text:s/>(cons<text:s/>(car<text:s/>lat)<text:s/>(insertL<text:s/>new<text:s/>old<text:s/>(cdr<text:s/>lat)))))))</text:p>
          <text:p text:style-name="OrgSrcBlock"/>
          <text:p text:style-name="OrgSrcBlock">(<text:span text:style-name="OrgSrcFontLockKeywordFace">define</text:span><text:s/><text:span text:style-name="OrgSrcFontLockFunctionNameFace">subst</text:span></text:p>
          <text:p text:style-name="OrgSrcBlock"><text:s/><text:s/>(<text:span text:style-name="OrgSrcFontLockKeywordFace">lambda</text:span><text:s/>(new<text:s/>old<text:s/>lat)</text:p>
          <text:p text:style-name="OrgSrcBlock"><text:s/><text:s/><text:s/><text:s/>(<text:span text:style-name="OrgSrcFontLockKeywordFace">cond</text:span><text:s/>((null?<text:s/>lat)<text:s/>(quote<text:s/>()))</text:p>
          <text:p text:style-name="OrgSrcBlock"><text:s/><text:s/><text:s/><text:s/><text:s/><text:s/><text:s/><text:s/><text:s/><text:s/>((eq?<text:s/>old<text:s/>(car<text:s/>lat))<text:s/>(cons<text:s/>new<text:s/>(cdr<text:s/>lat)))</text:p>
          <text:p text:style-name="OrgSrcBlockLastLine"><text:s/><text:s/><text:s/><text:s/><text:s/><text:s/><text:s/><text:s/><text:s/><text:s/>(<text:span text:style-name="OrgSrcFontLockKeywordFace">else</text:span><text:s/>(cons<text:s/>(car<text:s/>lat)<text:s/>(subst<text:s/>new<text:s/>old<text:s/>(cdr<text:s/>lat)))))))</text:p>
          <text:p text:style-name="OrgSrcBlockLastLine"/>
        </text:list-item>
        <text:list-item>
          <text:p text:style-name="Text_20_body"><text:span text:style-name="OrgCode">subst2</text:span> is another function defined in the book, it substitutes either the first occurrence of one thing or another.
</text:p>
          <text:p text:style-name="OrgSrcBlock">(<text:span text:style-name="OrgSrcFontLockKeywordFace">define</text:span><text:s/><text:span text:style-name="OrgSrcFontLockFunctionNameFace">subst2</text:span></text:p>
          <text:p text:style-name="OrgSrcBlock"><text:s/><text:s/>(<text:span text:style-name="OrgSrcFontLockKeywordFace">lambda</text:span><text:s/>(new<text:s/>o1<text:s/>o2<text:s/>lat)</text:p>
          <text:p text:style-name="OrgSrcBlock"><text:s/><text:s/><text:s/><text:s/>(<text:span text:style-name="OrgSrcFontLockKeywordFace">cond</text:span><text:s/>((null?<text:s/>lat)<text:s/>(quote<text:s/>()))</text:p>
          <text:p text:style-name="OrgSrcBlock"><text:s/><text:s/><text:s/><text:s/><text:s/><text:s/><text:s/><text:s/><text:s/><text:s/>((<text:span text:style-name="OrgSrcFontLockKeywordFace">or</text:span><text:s/>(eq?<text:s/>(car<text:s/>lat)<text:s/>o1)<text:s/>(eq?<text:s/>(car<text:s/>lat)<text:s/>o2))<text:s/>(cons<text:s/>new<text:s/>(cdr<text:s/>lat)))</text:p>
          <text:p text:style-name="OrgSrcBlockLastLine"><text:s/><text:s/><text:s/><text:s/><text:s/><text:s/><text:s/><text:s/><text:s/><text:s/>(<text:span text:style-name="OrgSrcFontLockKeywordFace">else</text:span><text:s/>(cons<text:s/>(car<text:s/>lat)<text:s/>(subst2<text:s/>new<text:s/>o1<text:s/>o2<text:s/>(cdr<text:s/>lat)))))))</text:p>
          <text:p text:style-name="OrgSrcBlockLastLine"/>
        </text:list-item>
        <text:list-item>
          <text:p text:style-name="Text_20_body"><text:span text:style-name="OrgCode">subst2</text:span> involves an <text:span text:style-name="OrgCode">or</text:span> but a better example could be used such as below. Since trace will give a better view.
</text:p>
          <text:p text:style-name="OrgSrcBlock"><text:s/><text:s/><text:s/><text:s/>(<text:span text:style-name="OrgSrcFontLockKeywordFace">define</text:span><text:s/><text:span text:style-name="OrgSrcFontLockFunctionNameFace">subst2</text:span></text:p>
          <text:p text:style-name="OrgSrcBlock"><text:s/><text:s/><text:s/><text:s/><text:s/><text:s/>(<text:span text:style-name="OrgSrcFontLockKeywordFace">lambda</text:span><text:s/>(new<text:s/>o1<text:s/>o2<text:s/>lat)</text:p>
          <text:p text:style-name="OrgSrcBlock"><text:s/><text:s/><text:s/><text:s/><text:s/><text:s/><text:s/><text:s/>(<text:span text:style-name="OrgSrcFontLockKeywordFace">cond</text:span><text:s/>((null?<text:s/>lat)<text:s/>(quote<text:s/>()))</text:p>
          <text:p text:style-name="OrgSrcBlock"><text:s/><text:s/><text:s/><text:s/><text:s/><text:s/><text:s/><text:s/><text:s/><text:s/><text:s/><text:s/><text:s/><text:s/>((<text:span text:style-name="OrgSrcFontLockKeywordFace">or</text:span><text:s/>(eq?<text:s/>(car<text:s/>lat)<text:s/>o1)<text:s/>(eq?<text:s/>(car<text:s/>lat)<text:s/>o2))<text:s/>(cons<text:s/>new<text:s/>(cdr<text:s/>lat)))</text:p>
          <text:p text:style-name="OrgSrcBlock"><text:s/><text:s/><text:s/><text:s/><text:s/><text:s/><text:s/><text:s/><text:s/><text:s/><text:s/><text:s/><text:s/><text:s/>(<text:span text:style-name="OrgSrcFontLockKeywordFace">else</text:span><text:s/>(cons<text:s/>(car<text:s/>lat)<text:s/>(subst2<text:s/>new<text:s/>o1<text:s/>o2<text:s/>(cdr<text:s/>lat)))))))</text:p>
          <text:p text:style-name="OrgSrcBlock"/>
          <text:p text:style-name="OrgSrcBlock">&gt;<text:s/>(subst2<text:s/>'vanilla<text:s/>'chocolate<text:s/>'banana</text:p>
          <text:p text:style-name="OrgSrcBlock"><text:s/><text:s/><text:s/><text:s/><text:s/><text:s/><text:s/><text:s/><text:s/><text:s/>'(caramel<text:s/>raspberry<text:s/>ice<text:s/>cream<text:s/>with</text:p>
          <text:p text:style-name="OrgSrcBlock"><text:s/><text:s/><text:s/><text:s/><text:s/><text:s/><text:s/><text:s/><text:s/><text:s/><text:s/><text:s/><text:s/><text:s/><text:s/><text:s/><text:s/><text:s/><text:s/><text:s/>chocolate<text:s/>topping<text:s/>with<text:s/>some<text:s/>bananas))</text:p>
          <text:p text:style-name="OrgSrcBlock">&gt;(subst2</text:p>
          <text:p text:style-name="OrgSrcBlock"><text:s/><text:s/>'vanilla</text:p>
          <text:p text:style-name="OrgSrcBlock"><text:s/><text:s/>'chocolate</text:p>
          <text:p text:style-name="OrgSrcBlock"><text:s/><text:s/>'banana</text:p>
          <text:p text:style-name="OrgSrcBlock"><text:s/><text:s/>'(caramel<text:s/>raspberry<text:s/>ice<text:s/>cream<text:s/>with<text:s/>chocolate<text:s/>topping<text:s/>with<text:s/>some<text:s/>bananas))</text:p>
          <text:p text:style-name="OrgSrcBlock">&gt;<text:s/>(subst2</text:p>
          <text:p text:style-name="OrgSrcBlock"><text:s/><text:s/><text:s/>'vanilla</text:p>
          <text:p text:style-name="OrgSrcBlock"><text:s/><text:s/><text:s/>'chocolate</text:p>
          <text:p text:style-name="OrgSrcBlock"><text:s/><text:s/><text:s/>'banana</text:p>
          <text:p text:style-name="OrgSrcBlock"><text:s/><text:s/><text:s/>'(raspberry<text:s/>ice<text:s/>cream<text:s/>with<text:s/>chocolate<text:s/>topping<text:s/>with<text:s/>some<text:s/>bananas))</text:p>
          <text:p text:style-name="OrgSrcBlock">&gt;<text:s/>&gt;(subst2</text:p>
          <text:p text:style-name="OrgSrcBlock"><text:s/><text:s/><text:s/><text:s/>'vanilla</text:p>
          <text:p text:style-name="OrgSrcBlock"><text:s/><text:s/><text:s/><text:s/>'chocolate</text:p>
          <text:p text:style-name="OrgSrcBlock"><text:s/><text:s/><text:s/><text:s/>'banana</text:p>
          <text:p text:style-name="OrgSrcBlock"><text:s/><text:s/><text:s/><text:s/>'(ice<text:s/>cream<text:s/>with<text:s/>chocolate<text:s/>topping<text:s/>with<text:s/>some<text:s/>bananas))</text:p>
          <text:p text:style-name="OrgSrcBlock">&gt;<text:s/>&gt;<text:s/>(subst2</text:p>
          <text:p text:style-name="OrgSrcBlock"><text:s/><text:s/><text:s/><text:s/><text:s/>'vanilla</text:p>
          <text:p text:style-name="OrgSrcBlock"><text:s/><text:s/><text:s/><text:s/><text:s/>'chocolate</text:p>
          <text:p text:style-name="OrgSrcBlock"><text:s/><text:s/><text:s/><text:s/><text:s/>'banana</text:p>
          <text:p text:style-name="OrgSrcBlock"><text:s/><text:s/><text:s/><text:s/><text:s/>'(cream<text:s/>with<text:s/>chocolate<text:s/>topping<text:s/>with<text:s/>some<text:s/>bananas))</text:p>
          <text:p text:style-name="OrgSrcBlock">&gt;<text:s/>&gt;<text:s/>&gt;(subst2</text:p>
          <text:p text:style-name="OrgSrcBlock"><text:s/><text:s/><text:s/><text:s/><text:s/><text:s/>'vanilla</text:p>
          <text:p text:style-name="OrgSrcBlock"><text:s/><text:s/><text:s/><text:s/><text:s/><text:s/>'chocolate</text:p>
          <text:p text:style-name="OrgSrcBlock"><text:s/><text:s/><text:s/><text:s/><text:s/><text:s/>'banana</text:p>
          <text:p text:style-name="OrgSrcBlock"><text:s/><text:s/><text:s/><text:s/><text:s/><text:s/>'(<text:span text:style-name="OrgSrcFontLockKeywordFace">with</text:span><text:s/>chocolate<text:s/>topping<text:s/>with<text:s/>some<text:s/>bananas))</text:p>
          <text:p text:style-name="OrgSrcBlock">&gt;<text:s/>&gt;<text:s/>&gt;<text:s/>(subst2</text:p>
          <text:p text:style-name="OrgSrcBlock"><text:s/><text:s/><text:s/><text:s/><text:s/><text:s/><text:s/>'vanilla</text:p>
          <text:p text:style-name="OrgSrcBlock"><text:s/><text:s/><text:s/><text:s/><text:s/><text:s/><text:s/>'chocolate</text:p>
          <text:p text:style-name="OrgSrcBlock"><text:s/><text:s/><text:s/><text:s/><text:s/><text:s/><text:s/>'banana</text:p>
          <text:p text:style-name="OrgSrcBlock"><text:s/><text:s/><text:s/><text:s/><text:s/><text:s/><text:s/>'(chocolate<text:s/>topping<text:s/>with<text:s/>some<text:s/>bananas))</text:p>
          <text:p text:style-name="OrgSrcBlock">&lt;<text:s/>&lt;<text:s/>&lt;<text:s/>'(vanilla<text:s/>topping<text:s/>with<text:s/>some<text:s/>bananas)</text:p>
          <text:p text:style-name="OrgSrcBlock">&lt;<text:s/>&lt;<text:s/>&lt;'(<text:span text:style-name="OrgSrcFontLockKeywordFace">with</text:span><text:s/>vanilla<text:s/>topping<text:s/>with<text:s/>some<text:s/>bananas)</text:p>
          <text:p text:style-name="OrgSrcBlock">&lt;<text:s/>&lt;<text:s/>'(cream<text:s/>with<text:s/>vanilla<text:s/>topping<text:s/>with<text:s/>some<text:s/>bananas)</text:p>
          <text:p text:style-name="OrgSrcBlock">&lt;<text:s/>&lt;'(ice<text:s/>cream<text:s/>with<text:s/>vanilla<text:s/>topping<text:s/>with<text:s/>some<text:s/>bananas)</text:p>
          <text:p text:style-name="OrgSrcBlock">&lt;<text:s/>'(raspberry<text:s/>ice<text:s/>cream<text:s/>with<text:s/>vanilla<text:s/>topping<text:s/>with<text:s/>some<text:s/>bananas)</text:p>
          <text:p text:style-name="OrgSrcBlock">&lt;'(caramel<text:s/>raspberry<text:s/>ice<text:s/>cream<text:s/>with<text:s/>vanilla<text:s/>topping<text:s/>with<text:s/>some<text:s/>bananas)</text:p>
          <text:p text:style-name="OrgSrcBlockLastLine">'(caramel<text:s/>raspberry<text:s/>ice<text:s/>cream<text:s/>with<text:s/>vanilla<text:s/>topping<text:s/>with<text:s/>some<text:s/>bananas)</text:p>
          <text:p text:style-name="OrgSrcBlockLastLine"/>
        </text:list-item>
        <text:list-item>
          <text:p text:style-name="Text_20_body"><text:span text:style-name="OrgCode">multirember</text:span> is below. I am unsure why two <text:span text:style-name="OrgCode">else</text:span> is used by the author. Probably I will learn it down the line. But the
<text:span text:style-name="OrgCode">trace</text:span> captures the series of recursive steps beautifully. Note the <text:span text:style-name="OrgCode">&gt;</text:span> and <text:span text:style-name="OrgCode">&lt;</text:span> they capture the stack trace nicely.
</text:p>
          <text:p text:style-name="OrgSrcBlock"><text:s/><text:s/><text:s/><text:s/>(<text:span text:style-name="OrgSrcFontLockKeywordFace">define</text:span><text:s/><text:span text:style-name="OrgSrcFontLockFunctionNameFace">multirember</text:span></text:p>
          <text:p text:style-name="OrgSrcBlock"><text:s/><text:s/><text:s/><text:s/><text:s/><text:s/>(<text:span text:style-name="OrgSrcFontLockKeywordFace">lambda</text:span><text:s/>(a<text:s/>lat)</text:p>
          <text:p text:style-name="OrgSrcBlock"><text:s/><text:s/><text:s/><text:s/><text:s/><text:s/><text:s/><text:s/>(<text:span text:style-name="OrgSrcFontLockKeywordFace">cond</text:span><text:s/>((null?<text:s/>lat)<text:s/>(quote<text:s/>()))</text:p>
          <text:p text:style-name="OrgSrcBlock"><text:s/><text:s/><text:s/><text:s/><text:s/><text:s/><text:s/><text:s/><text:s/><text:s/><text:s/><text:s/><text:s/><text:s/>((eq?<text:s/>(car<text:s/>lat)<text:s/>a)<text:s/>(multirember<text:s/>a<text:s/>(cdr<text:s/>lat)))</text:p>
          <text:p text:style-name="OrgSrcBlock"><text:s/><text:s/><text:s/><text:s/><text:s/><text:s/><text:s/><text:s/><text:s/><text:s/><text:s/><text:s/><text:s/><text:s/>(<text:span text:style-name="OrgSrcFontLockKeywordFace">else</text:span><text:s/>(cons<text:s/>(car<text:s/>lat)<text:s/>(multirember<text:s/>a<text:s/>(cdr<text:s/>lat)))))))</text:p>
          <text:p text:style-name="OrgSrcBlock"/>
          <text:p text:style-name="OrgSrcBlock">&gt;<text:s/>(multirember<text:s/>'cup<text:s/>'(coffee<text:s/>cup<text:s/>tea<text:s/>cup<text:s/>and<text:s/>hick<text:s/>cup))</text:p>
          <text:p text:style-name="OrgSrcBlock">&gt;(multirember<text:s/>'cup<text:s/>'(coffee<text:s/>cup<text:s/>tea<text:s/>cup<text:s/>and<text:s/>hick<text:s/>cup))</text:p>
          <text:p text:style-name="OrgSrcBlock">&gt;<text:s/>(multirember<text:s/>'cup<text:s/>'(cup<text:s/>tea<text:s/>cup<text:s/>and<text:s/>hick<text:s/>cup))</text:p>
          <text:p text:style-name="OrgSrcBlock">&gt;<text:s/>(multirember<text:s/>'cup<text:s/>'(tea<text:s/>cup<text:s/>and<text:s/>hick<text:s/>cup))</text:p>
          <text:p text:style-name="OrgSrcBlock">&gt;<text:s/>&gt;(multirember<text:s/>'cup<text:s/>'(cup<text:s/>and<text:s/>hick<text:s/>cup))</text:p>
          <text:p text:style-name="OrgSrcBlock">&gt;<text:s/>&gt;(multirember<text:s/>'cup<text:s/>'(<text:span text:style-name="OrgSrcFontLockKeywordFace">and</text:span><text:s/>hick<text:s/>cup))</text:p>
          <text:p text:style-name="OrgSrcBlock">&gt;<text:s/>&gt;<text:s/>(multirember<text:s/>'cup<text:s/>'(hick<text:s/>cup))</text:p>
          <text:p text:style-name="OrgSrcBlock">&gt;<text:s/>&gt;<text:s/>&gt;(multirember<text:s/>'cup<text:s/>'(cup))</text:p>
          <text:p text:style-name="OrgSrcBlock">&gt;<text:s/>&gt;<text:s/>&gt;(multirember<text:s/>'cup<text:s/>'())</text:p>
          <text:p text:style-name="OrgSrcBlock">&lt;<text:s/>&lt;<text:s/>&lt;'()</text:p>
          <text:p text:style-name="OrgSrcBlock">&lt;<text:s/>&lt;<text:s/>'(hick)</text:p>
          <text:p text:style-name="OrgSrcBlock">&lt;<text:s/>&lt;'(<text:span text:style-name="OrgSrcFontLockKeywordFace">and</text:span><text:s/>hick)</text:p>
          <text:p text:style-name="OrgSrcBlock">&lt;<text:s/>'(tea<text:s/>and<text:s/>hick)</text:p>
          <text:p text:style-name="OrgSrcBlock">&lt;'(coffee<text:s/>tea<text:s/>and<text:s/>hick)</text:p>
          <text:p text:style-name="OrgSrcBlockLastLine">'(coffee<text:s/>tea<text:s/>and<text:s/>hick)</text:p>
          <text:p text:style-name="OrgSrcBlockLastLine"/>
        </text:list-item>
        <text:list-item>
          <text:p text:style-name="Text_20_body">Function definition for other `multi' variants below: <text:span text:style-name="OrgCode">multiinsertR</text:span>, <text:span text:style-name="OrgCode">multiinsertL</text:span>, and <text:span text:style-name="OrgCode">multisubst</text:span>.
</text:p>
          <text:p text:style-name="OrgSrcBlock"><text:s/><text:s/><text:s/><text:s/>(<text:span text:style-name="OrgSrcFontLockKeywordFace">define</text:span><text:s/><text:span text:style-name="OrgSrcFontLockFunctionNameFace">multiinsertR</text:span></text:p>
          <text:p text:style-name="OrgSrcBlock"><text:s/><text:s/><text:s/><text:s/><text:s/><text:s/>(<text:span text:style-name="OrgSrcFontLockKeywordFace">lambda</text:span><text:s/>(new<text:s/>old<text:s/>lat)</text:p>
          <text:p text:style-name="OrgSrcBlock"><text:s/><text:s/><text:s/><text:s/><text:s/><text:s/><text:s/><text:s/>(<text:span text:style-name="OrgSrcFontLockKeywordFace">cond</text:span><text:s/>((null?<text:s/>lat)<text:s/>(quote<text:s/>()))</text:p>
          <text:p text:style-name="OrgSrcBlock"><text:s/><text:s/><text:s/><text:s/><text:s/><text:s/><text:s/><text:s/><text:s/><text:s/><text:s/><text:s/><text:s/><text:s/>((eq?<text:s/>old<text:s/>(car<text:s/>lat))</text:p>
          <text:p text:style-name="OrgSrcBlock"><text:s/><text:s/><text:s/><text:s/><text:s/><text:s/><text:s/><text:s/><text:s/><text:s/><text:s/><text:s/><text:s/><text:s/><text:s/>(cons<text:s/>(car<text:s/>lat)(cons<text:s/>new<text:s/>(multiinsertR<text:s/>new<text:s/>old<text:s/>(cdr<text:s/>lat)))))</text:p>
          <text:p text:style-name="OrgSrcBlock"><text:s/><text:s/><text:s/><text:s/><text:s/><text:s/><text:s/><text:s/><text:s/><text:s/><text:s/><text:s/><text:s/><text:s/>(<text:span text:style-name="OrgSrcFontLockKeywordFace">else</text:span><text:s/>(cons<text:s/>(car<text:s/>lat)<text:s/>(multiinsertR<text:s/>new<text:s/>old<text:s/>(cdr<text:s/>lat)))))))</text:p>
          <text:p text:style-name="OrgSrcBlock"/>
          <text:p text:style-name="OrgSrcBlock">&gt;<text:s/>(multiinsertR<text:s/>'bag<text:s/>'cup<text:s/>'(coffee<text:s/>cup<text:s/>tea<text:s/>cup<text:s/>and<text:s/>hick<text:s/>cup))</text:p>
          <text:p text:style-name="OrgSrcBlock">&gt;(multiinsertR<text:s/>'bag<text:s/>'cup<text:s/>'(coffee<text:s/>cup<text:s/>tea<text:s/>cup<text:s/>and<text:s/>hick<text:s/>cup))</text:p>
          <text:p text:style-name="OrgSrcBlock">&gt;<text:s/>(multiinsertR<text:s/>'bag<text:s/>'cup<text:s/>'(cup<text:s/>tea<text:s/>cup<text:s/>and<text:s/>hick<text:s/>cup))</text:p>
          <text:p text:style-name="OrgSrcBlock">&gt;<text:s/>&gt;(multiinsertR<text:s/>'bag<text:s/>'cup<text:s/>'(tea<text:s/>cup<text:s/>and<text:s/>hick<text:s/>cup))</text:p>
          <text:p text:style-name="OrgSrcBlock">&gt;<text:s/>&gt;<text:s/>(multiinsertR<text:s/>'bag<text:s/>'cup<text:s/>'(cup<text:s/>and<text:s/>hick<text:s/>cup))</text:p>
          <text:p text:style-name="OrgSrcBlock">&gt;<text:s/>&gt;<text:s/>&gt;(multiinsertR<text:s/>'bag<text:s/>'cup<text:s/>'(<text:span text:style-name="OrgSrcFontLockKeywordFace">and</text:span><text:s/>hick<text:s/>cup))</text:p>
          <text:p text:style-name="OrgSrcBlock">&gt;<text:s/>&gt;<text:s/>&gt;<text:s/>(multiinsertR<text:s/>'bag<text:s/>'cup<text:s/>'(hick<text:s/>cup))</text:p>
          <text:p text:style-name="OrgSrcBlock">&gt;<text:s/>&gt;<text:s/>&gt;<text:s/>&gt;(multiinsertR<text:s/>'bag<text:s/>'cup<text:s/>'(cup))</text:p>
          <text:p text:style-name="OrgSrcBlock">&gt;<text:s/>&gt;<text:s/>&gt;<text:s/>&gt;<text:s/>(multiinsertR<text:s/>'bag<text:s/>'cup<text:s/>'())</text:p>
          <text:p text:style-name="OrgSrcBlock">&lt;<text:s/>&lt;<text:s/>&lt;<text:s/>&lt;<text:s/>'()</text:p>
          <text:p text:style-name="OrgSrcBlock">&lt;<text:s/>&lt;<text:s/>&lt;<text:s/>&lt;'(cup<text:s/>bag)</text:p>
          <text:p text:style-name="OrgSrcBlock">&lt;<text:s/>&lt;<text:s/>&lt;<text:s/>'(hick<text:s/>cup<text:s/>bag)</text:p>
          <text:p text:style-name="OrgSrcBlock">&lt;<text:s/>&lt;<text:s/>&lt;'(<text:span text:style-name="OrgSrcFontLockKeywordFace">and</text:span><text:s/>hick<text:s/>cup<text:s/>bag)</text:p>
          <text:p text:style-name="OrgSrcBlock">&lt;<text:s/>&lt;<text:s/>'(cup<text:s/>bag<text:s/>and<text:s/>hick<text:s/>cup<text:s/>bag)</text:p>
          <text:p text:style-name="OrgSrcBlock">&lt;<text:s/>&lt;'(tea<text:s/>cup<text:s/>bag<text:s/>and<text:s/>hick<text:s/>cup<text:s/>bag)</text:p>
          <text:p text:style-name="OrgSrcBlock">&lt;<text:s/>'(cup<text:s/>bag<text:s/>tea<text:s/>cup<text:s/>bag<text:s/>and<text:s/>hick<text:s/>cup<text:s/>bag)</text:p>
          <text:p text:style-name="OrgSrcBlock">&lt;'(coffee<text:s/>cup<text:s/>bag<text:s/>tea<text:s/>cup<text:s/>bag<text:s/>and<text:s/>hick<text:s/>cup<text:s/>bag)</text:p>
          <text:p text:style-name="OrgSrcBlockLastLine">'(coffee<text:s/>cup<text:s/>bag<text:s/>tea<text:s/>cup<text:s/>bag<text:s/>and<text:s/>hick<text:s/>cup<text:s/>bag)</text:p>
          <text:p text:style-name="OrgSrcBlockLastLine"/>
          <text:p text:style-name="OrgSrcBlock"><text:s/><text:s/><text:s/><text:s/>(<text:span text:style-name="OrgSrcFontLockKeywordFace">define</text:span><text:s/><text:span text:style-name="OrgSrcFontLockFunctionNameFace">multiinsertL</text:span></text:p>
          <text:p text:style-name="OrgSrcBlock"><text:s/><text:s/><text:s/><text:s/><text:s/><text:s/>(<text:span text:style-name="OrgSrcFontLockKeywordFace">lambda</text:span><text:s/>(new<text:s/>old<text:s/>lat)</text:p>
          <text:p text:style-name="OrgSrcBlock"><text:s/><text:s/><text:s/><text:s/><text:s/><text:s/><text:s/><text:s/>(<text:span text:style-name="OrgSrcFontLockKeywordFace">cond</text:span><text:s/>((null?<text:s/>lat)<text:s/>(quote<text:s/>()))</text:p>
          <text:p text:style-name="OrgSrcBlock"><text:s/><text:s/><text:s/><text:s/><text:s/><text:s/><text:s/><text:s/><text:s/><text:s/><text:s/><text:s/><text:s/><text:s/>((eq?<text:s/>old<text:s/>(car<text:s/>lat))</text:p>
          <text:p text:style-name="OrgSrcBlock"><text:s/><text:s/><text:s/><text:s/><text:s/><text:s/><text:s/><text:s/><text:s/><text:s/><text:s/><text:s/><text:s/><text:s/><text:s/>(cons<text:s/>new<text:s/>(cons<text:s/>(car<text:s/>lat)<text:s/>(multiinsertL<text:s/>new<text:s/>old<text:s/>(cdr<text:s/>lat)))))</text:p>
          <text:p text:style-name="OrgSrcBlock"><text:s/><text:s/><text:s/><text:s/><text:s/><text:s/><text:s/><text:s/><text:s/><text:s/><text:s/><text:s/><text:s/><text:s/>(<text:span text:style-name="OrgSrcFontLockKeywordFace">else</text:span><text:s/>(cons<text:s/>(car<text:s/>lat)<text:s/>(multiinsertL<text:s/>new<text:s/>old<text:s/>(cdr<text:s/>lat)))))))</text:p>
          <text:p text:style-name="OrgSrcBlock"/>
          <text:p text:style-name="OrgSrcBlock"><text:s/><text:s/><text:s/><text:s/>&gt;<text:s/>(multiinsertL<text:s/>'bag<text:s/>'cup<text:s/>'(coffee<text:s/>cup<text:s/>tea<text:s/>cup<text:s/>and<text:s/>hick<text:s/>cup))</text:p>
          <text:p text:style-name="OrgSrcBlock">&gt;(multiinsertL<text:s/>'bag<text:s/>'cup<text:s/>'(coffee<text:s/>cup<text:s/>tea<text:s/>cup<text:s/>and<text:s/>hick<text:s/>cup))</text:p>
          <text:p text:style-name="OrgSrcBlock">&gt;<text:s/>(multiinsertL<text:s/>'bag<text:s/>'cup<text:s/>'(cup<text:s/>tea<text:s/>cup<text:s/>and<text:s/>hick<text:s/>cup))</text:p>
          <text:p text:style-name="OrgSrcBlock">&gt;<text:s/>&gt;(multiinsertL<text:s/>'bag<text:s/>'cup<text:s/>'(tea<text:s/>cup<text:s/>and<text:s/>hick<text:s/>cup))</text:p>
          <text:p text:style-name="OrgSrcBlock">&gt;<text:s/>&gt;<text:s/>(multiinsertL<text:s/>'bag<text:s/>'cup<text:s/>'(cup<text:s/>and<text:s/>hick<text:s/>cup))</text:p>
          <text:p text:style-name="OrgSrcBlock">&gt;<text:s/>&gt;<text:s/>&gt;(multiinsertL<text:s/>'bag<text:s/>'cup<text:s/>'(<text:span text:style-name="OrgSrcFontLockKeywordFace">and</text:span><text:s/>hick<text:s/>cup))</text:p>
          <text:p text:style-name="OrgSrcBlock">&gt;<text:s/>&gt;<text:s/>&gt;<text:s/>(multiinsertL<text:s/>'bag<text:s/>'cup<text:s/>'(hick<text:s/>cup))</text:p>
          <text:p text:style-name="OrgSrcBlock">&gt;<text:s/>&gt;<text:s/>&gt;<text:s/>&gt;(multiinsertL<text:s/>'bag<text:s/>'cup<text:s/>'(cup))</text:p>
          <text:p text:style-name="OrgSrcBlock">&gt;<text:s/>&gt;<text:s/>&gt;<text:s/>&gt;<text:s/>(multiinsertL<text:s/>'bag<text:s/>'cup<text:s/>'())</text:p>
          <text:p text:style-name="OrgSrcBlock">&lt;<text:s/>&lt;<text:s/>&lt;<text:s/>&lt;<text:s/>'()</text:p>
          <text:p text:style-name="OrgSrcBlock">&lt;<text:s/>&lt;<text:s/>&lt;<text:s/>&lt;'(bag<text:s/>cup)</text:p>
          <text:p text:style-name="OrgSrcBlock">&lt;<text:s/>&lt;<text:s/>&lt;<text:s/>'(hick<text:s/>bag<text:s/>cup)</text:p>
          <text:p text:style-name="OrgSrcBlock">&lt;<text:s/>&lt;<text:s/>&lt;'(<text:span text:style-name="OrgSrcFontLockKeywordFace">and</text:span><text:s/>hick<text:s/>bag<text:s/>cup)</text:p>
          <text:p text:style-name="OrgSrcBlock">&lt;<text:s/>&lt;<text:s/>'(bag<text:s/>cup<text:s/>and<text:s/>hick<text:s/>bag<text:s/>cup)</text:p>
          <text:p text:style-name="OrgSrcBlock">&lt;<text:s/>&lt;'(tea<text:s/>bag<text:s/>cup<text:s/>and<text:s/>hick<text:s/>bag<text:s/>cup)</text:p>
          <text:p text:style-name="OrgSrcBlock">&lt;<text:s/>'(bag<text:s/>cup<text:s/>tea<text:s/>bag<text:s/>cup<text:s/>and<text:s/>hick<text:s/>bag<text:s/>cup)</text:p>
          <text:p text:style-name="OrgSrcBlock">&lt;'(coffee<text:s/>bag<text:s/>cup<text:s/>tea<text:s/>bag<text:s/>cup<text:s/>and<text:s/>hick<text:s/>bag<text:s/>cup)</text:p>
          <text:p text:style-name="OrgSrcBlockLastLine">'(coffee<text:s/>bag<text:s/>cup<text:s/>tea<text:s/>bag<text:s/>cup<text:s/>and<text:s/>hick<text:s/>bag<text:s/>cup)</text:p>
          <text:p text:style-name="OrgSrcBlockLastLine"/>
          <text:p text:style-name="OrgSrcBlock"><text:s/><text:s/><text:s/><text:s/>(<text:span text:style-name="OrgSrcFontLockKeywordFace">define</text:span><text:s/><text:span text:style-name="OrgSrcFontLockFunctionNameFace">multisubst</text:span></text:p>
          <text:p text:style-name="OrgSrcBlock"><text:s/><text:s/><text:s/><text:s/><text:s/><text:s/>(<text:span text:style-name="OrgSrcFontLockKeywordFace">lambda</text:span><text:s/>(new<text:s/>old<text:s/>lat)</text:p>
          <text:p text:style-name="OrgSrcBlock"><text:s/><text:s/><text:s/><text:s/><text:s/><text:s/><text:s/><text:s/>(<text:span text:style-name="OrgSrcFontLockKeywordFace">cond</text:span><text:s/>((null?<text:s/>lat)<text:s/>(quote<text:s/>()))</text:p>
          <text:p text:style-name="OrgSrcBlock"><text:s/><text:s/><text:s/><text:s/><text:s/><text:s/><text:s/><text:s/><text:s/><text:s/><text:s/><text:s/><text:s/><text:s/>((eq?<text:s/>(car<text:s/>lat)<text:s/>old)<text:s/>(cons<text:s/>new<text:s/>(multisubst<text:s/>new<text:s/>old<text:s/>(cdr<text:s/>lat))))</text:p>
          <text:p text:style-name="OrgSrcBlock"><text:s/><text:s/><text:s/><text:s/><text:s/><text:s/><text:s/><text:s/><text:s/><text:s/><text:s/><text:s/><text:s/><text:s/>(<text:span text:style-name="OrgSrcFontLockKeywordFace">else</text:span><text:s/>(cons<text:s/>(car<text:s/>lat)<text:s/>(multisubst<text:s/>new<text:s/>old<text:s/>(cdr<text:s/>lat)))))))</text:p>
          <text:p text:style-name="OrgSrcBlock"/>
          <text:p text:style-name="OrgSrcBlock">&gt;<text:s/>(multisubst<text:s/>'bag<text:s/>'cup<text:s/>'(coffee<text:s/>cup<text:s/>tea<text:s/>cup<text:s/>and<text:s/>hick<text:s/>cup))</text:p>
          <text:p text:style-name="OrgSrcBlock">&gt;(multisubst<text:s/>'bag<text:s/>'cup<text:s/>'(coffee<text:s/>cup<text:s/>tea<text:s/>cup<text:s/>and<text:s/>hick<text:s/>cup))</text:p>
          <text:p text:style-name="OrgSrcBlock">&gt;<text:s/>(multisubst<text:s/>'bag<text:s/>'cup<text:s/>'(cup<text:s/>tea<text:s/>cup<text:s/>and<text:s/>hick<text:s/>cup))</text:p>
          <text:p text:style-name="OrgSrcBlock">&gt;<text:s/>&gt;(multisubst<text:s/>'bag<text:s/>'cup<text:s/>'(tea<text:s/>cup<text:s/>and<text:s/>hick<text:s/>cup))</text:p>
          <text:p text:style-name="OrgSrcBlock">&gt;<text:s/>&gt;<text:s/>(multisubst<text:s/>'bag<text:s/>'cup<text:s/>'(cup<text:s/>and<text:s/>hick<text:s/>cup))</text:p>
          <text:p text:style-name="OrgSrcBlock">&gt;<text:s/>&gt;<text:s/>&gt;(multisubst<text:s/>'bag<text:s/>'cup<text:s/>'(<text:span text:style-name="OrgSrcFontLockKeywordFace">and</text:span><text:s/>hick<text:s/>cup))</text:p>
          <text:p text:style-name="OrgSrcBlock">&gt;<text:s/>&gt;<text:s/>&gt;<text:s/>(multisubst<text:s/>'bag<text:s/>'cup<text:s/>'(hick<text:s/>cup))</text:p>
          <text:p text:style-name="OrgSrcBlock">&gt;<text:s/>&gt;<text:s/>&gt;<text:s/>&gt;(multisubst<text:s/>'bag<text:s/>'cup<text:s/>'(cup))</text:p>
          <text:p text:style-name="OrgSrcBlock">&gt;<text:s/>&gt;<text:s/>&gt;<text:s/>&gt;<text:s/>(multisubst<text:s/>'bag<text:s/>'cup<text:s/>'())</text:p>
          <text:p text:style-name="OrgSrcBlock">&lt;<text:s/>&lt;<text:s/>&lt;<text:s/>&lt;<text:s/>'()</text:p>
          <text:p text:style-name="OrgSrcBlock">&lt;<text:s/>&lt;<text:s/>&lt;<text:s/>&lt;'(bag)</text:p>
          <text:p text:style-name="OrgSrcBlock">&lt;<text:s/>&lt;<text:s/>&lt;<text:s/>'(hick<text:s/>bag)</text:p>
          <text:p text:style-name="OrgSrcBlock">&lt;<text:s/>&lt;<text:s/>&lt;'(<text:span text:style-name="OrgSrcFontLockKeywordFace">and</text:span><text:s/>hick<text:s/>bag)</text:p>
          <text:p text:style-name="OrgSrcBlock">&lt;<text:s/>&lt;<text:s/>'(bag<text:s/>and<text:s/>hick<text:s/>bag)</text:p>
          <text:p text:style-name="OrgSrcBlock">&lt;<text:s/>&lt;'(tea<text:s/>bag<text:s/>and<text:s/>hick<text:s/>bag)</text:p>
          <text:p text:style-name="OrgSrcBlock">&lt;<text:s/>'(bag<text:s/>tea<text:s/>bag<text:s/>and<text:s/>hick<text:s/>bag)</text:p>
          <text:p text:style-name="OrgSrcBlock">&lt;'(coffee<text:s/>bag<text:s/>tea<text:s/>bag<text:s/>and<text:s/>hick<text:s/>bag)</text:p>
          <text:p text:style-name="OrgSrcBlockLastLine">'(coffee<text:s/>bag<text:s/>tea<text:s/>bag<text:s/>and<text:s/>hick<text:s/>bag)</text:p>
          <text:p text:style-name="OrgSrcBlockLastLine"/>
        </text:list-item>
      </text:list>
      <text:p text:style-name="Text_20_body"><text:span text:style-name="Bold">Core Terms/Concepts Learnt</text:span>
</text:p>
      <text:list text:style-name="OrgBulletedList" text:continue-numbering="false">
        <text:list-item>
          <text:p text:style-name="Text_20_body">Method to generate lists by using <text:span text:style-name="OrgCode">cons</text:span> in recursions.
</text:p>
        </text:list-item>
      </text:list>
      <text:h text:style-name="Heading_20_1" text:outline-level="1" text:is-list-header="false">
<text:bookmark-start text:name="OrgXref.orgbaf74c7"/>
<text:bookmark text:name="orgbaf74c7"/>Numbers Games
<text:bookmark-end text:name="OrgXref.orgbaf74c7"/></text:h>
      <text:p text:style-name="Text_20_body">This chapter explains how numbers can be built with recursion.
</text:p>
      <text:p text:style-name="Text_20_body">Key Takeaway:
</text:p>
      <text:p text:style-name="Text_20_body"><text:span text:style-name="Emphasis">The First Commandment (first revision): When recurring on a list of atoms, <text:span text:style-name="OrgCode">lat</text:span>, asks two questions about it: <text:span text:style-name="OrgCode">(null? lat)</text:span> and <text:span text:style-name="OrgCode">else</text:span>. When recurring on a number, <text:span text:style-name="OrgCode">n</text:span>, ask two questions about it: <text:span text:style-name="OrgCode">(zero? n)</text:span> and <text:span text:style-name="OrgCode">else</text:span>.</text:span>
</text:p>
      <text:p text:style-name="Text_20_body"><text:span text:style-name="Emphasis">The Fourth Commandment (first revision): Always change one argument while recurring. It must be changed closer to termination. The changing argument must be tested in the termination condition: when using <text:span text:style-name="OrgCode">cdr</text:span> test termination with null? and when using <text:span text:style-name="OrgCode">sub1</text:span>, test termination with <text:span text:style-name="OrgCode">zero?</text:span>.</text:span>
</text:p>
      <text:p text:style-name="Text_20_body"><text:span text:style-name="Emphasis">The Fifth Commandment: When building a value with <text:span text:style-name="OrgCode">+</text:span>, always use 0 for the value of the terminating line, for adding 0 does not change the value of an addition. When building a value with <text:span text:style-name="OrgCode">x</text:span>, always use 1 for the value of the terminating line, for multiplying by 1 does not change the value of a multiplication. When building a value with <text:span text:style-name="OrgCode">cons</text:span>, always consider <text:span text:style-name="OrgCode">()</text:span> for the value of the terminating line.</text:span>
</text:p>
      <text:list text:style-name="OrgBulletedList" text:continue-numbering="false">
        <text:list-item>
          <text:p text:style-name="Text_20_body">In this chapter we are focusing on only the elements in the set of whole numbers.
</text:p>
        </text:list-item>
        <text:list-item>
          <text:p text:style-name="Text_20_body">We define the basic primitive functions to add 1 or subtract 1. Using this increment or decrement my assumption is we will create the Whole number set.
</text:p>
          <text:p text:style-name="OrgSrcBlock">(<text:span text:style-name="OrgSrcFontLockKeywordFace">define</text:span><text:s/><text:span text:style-name="OrgSrcFontLockFunctionNameFace">add1</text:span></text:p>
          <text:p text:style-name="OrgSrcBlock"><text:s/><text:s/>(<text:span text:style-name="OrgSrcFontLockKeywordFace">lambda</text:span><text:s/>(n)</text:p>
          <text:p text:style-name="OrgSrcBlock"><text:s/><text:s/><text:s/><text:s/>(+<text:s/>n<text:s/>1)))</text:p>
          <text:p text:style-name="OrgSrcBlock"/>
          <text:p text:style-name="OrgSrcBlock">(<text:span text:style-name="OrgSrcFontLockKeywordFace">define</text:span><text:s/><text:span text:style-name="OrgSrcFontLockFunctionNameFace">sub1</text:span></text:p>
          <text:p text:style-name="OrgSrcBlock"><text:s/><text:s/>(<text:span text:style-name="OrgSrcFontLockKeywordFace">lambda</text:span><text:s/>(n)</text:p>
          <text:p text:style-name="OrgSrcBlockLastLine"><text:s/><text:s/><text:s/><text:s/>(-<text:s/>n<text:s/>1)))</text:p>
          <text:p text:style-name="OrgSrcBlockLastLine"/>
          <text:p text:style-name="Text_20_body">If we do <text:span text:style-name="OrgCode">(sub1 0)</text:span> we will actually get <text:span text:style-name="OrgCode">-1</text:span> but for the sake of the book we will deal only with non-negative integers.
</text:p>
        </text:list-item>
        <text:list-item>
          <text:p text:style-name="Text_20_body"><text:span text:style-name="OrgCode">zero?</text:span> is an inbuilt predicate just like <text:span text:style-name="OrgCode">ZEROP</text:span> in Common Lisp.
</text:p>
        </text:list-item>
        <text:list-item>
          <text:p text:style-name="Text_20_body">We define addition of two numbers by making a decrementing counter of one of the numbers till it reaches zero. For every decrement we <text:span text:style-name="OrgCode">add1</text:span>
to the other number. So for instance we need to add 3 to 2 then the 3 goes to 2 then 1 then 0. So there are three steps 3 to 2, 2 to 1 and 1 to 0. So these three steps gets added to 2. Thus we get 5. Better to look at the stack trace for the example below. We are using the letter <text:span text:style-name="OrgCode">o</text:span>
to denote that its our `own' definition.
</text:p>
          <text:p text:style-name="OrgSrcBlock">(<text:span text:style-name="OrgSrcFontLockKeywordFace">define</text:span><text:s/><text:span text:style-name="OrgSrcFontLockFunctionNameFace">o+</text:span></text:p>
          <text:p text:style-name="OrgSrcBlock"><text:s/><text:s/>(<text:span text:style-name="OrgSrcFontLockKeywordFace">lambda</text:span><text:s/>(n<text:s/>m)</text:p>
          <text:p text:style-name="OrgSrcBlock"><text:s/><text:s/><text:s/><text:s/>(<text:span text:style-name="OrgSrcFontLockKeywordFace">cond</text:span><text:s/>((zero?<text:s/>m)<text:s/>n)</text:p>
          <text:p text:style-name="OrgSrcBlockLastLine"><text:s/><text:s/><text:s/><text:s/><text:s/><text:s/><text:s/><text:s/><text:s/><text:s/>(<text:span text:style-name="OrgSrcFontLockKeywordFace">else</text:span><text:s/>(add1<text:s/>(o+<text:s/>n<text:s/>(sub1<text:s/>m)))))))</text:p>
          <text:p text:style-name="OrgSrcBlockLastLine"/>
          <text:p text:style-name="OrgSrcBlock">&gt;<text:s/>(o+<text:s/>2<text:s/>3)</text:p>
          <text:p text:style-name="OrgSrcBlock">&gt;(o+<text:s/>2<text:s/>3)</text:p>
          <text:p text:style-name="OrgSrcBlock">&gt;<text:s/>(o+<text:s/>2<text:s/>2)</text:p>
          <text:p text:style-name="OrgSrcBlock">&gt;<text:s/>&gt;(o+<text:s/>2<text:s/>1)</text:p>
          <text:p text:style-name="OrgSrcBlock">&gt;<text:s/>&gt;<text:s/>(o+<text:s/>2<text:s/>0)</text:p>
          <text:p text:style-name="OrgSrcBlock">&lt;<text:s/>&lt;<text:s/>2</text:p>
          <text:p text:style-name="OrgSrcBlock">&lt;<text:s/>&lt;3</text:p>
          <text:p text:style-name="OrgSrcBlock">&lt;<text:s/>4</text:p>
          <text:p text:style-name="OrgSrcBlock">&lt;5</text:p>
          <text:p text:style-name="OrgSrcBlockLastLine">5</text:p>
          <text:p text:style-name="OrgSrcBlockLastLine"/>
        </text:list-item>
        <text:list-item>
          <text:p text:style-name="Text_20_body">In the earlier chapter the authors had referred to using <text:span text:style-name="OrgCode">(null?)</text:span> as the first test and now they correctly say that for numbers we can use <text:span text:style-name="OrgCode">zero?</text:span> as the test.
</text:p>
        </text:list-item>
        <text:list-item>
          <text:p text:style-name="Text_20_body"><text:span text:style-name="OrgCode">zero?</text:span> is like <text:span text:style-name="OrgCode">null?</text:span> and <text:span text:style-name="OrgCode">add1</text:span> is like <text:span text:style-name="OrgCode">cons</text:span>
</text:p>
        </text:list-item>
        <text:list-item>
          <text:p text:style-name="Text_20_body">Exactly like <text:span text:style-name="OrgCode">o+</text:span> we can build <text:span text:style-name="OrgCode">o-</text:span> . The only difference is that we do not <text:span text:style-name="OrgCode">add1</text:span> on every decrement but rather subtract using <text:span text:style-name="OrgCode">sub1</text:span>. Looking at the stack trace below.
</text:p>
          <text:p text:style-name="OrgSrcBlock">(<text:span text:style-name="OrgSrcFontLockKeywordFace">define</text:span><text:s/><text:span text:style-name="OrgSrcFontLockFunctionNameFace">o-</text:span></text:p>
          <text:p text:style-name="OrgSrcBlock"><text:s/><text:s/>(<text:span text:style-name="OrgSrcFontLockKeywordFace">lambda</text:span><text:s/>(n<text:s/>m)</text:p>
          <text:p text:style-name="OrgSrcBlock"><text:s/><text:s/><text:s/><text:s/>(<text:span text:style-name="OrgSrcFontLockKeywordFace">cond</text:span><text:s/>((zero?<text:s/>m)<text:s/>n)</text:p>
          <text:p text:style-name="OrgSrcBlock"><text:s/><text:s/><text:s/><text:s/><text:s/><text:s/><text:s/><text:s/><text:s/><text:s/>(<text:span text:style-name="OrgSrcFontLockKeywordFace">else</text:span><text:s/>(sub1<text:s/>(o-<text:s/>n<text:s/>(sub1<text:s/>m)))))))</text:p>
          <text:p text:style-name="OrgSrcBlock"/>
          <text:p text:style-name="OrgSrcBlock">&gt;<text:s/>(o-<text:s/>5<text:s/>3)</text:p>
          <text:p text:style-name="OrgSrcBlock">&gt;(o-<text:s/>5<text:s/>3)</text:p>
          <text:p text:style-name="OrgSrcBlock">&gt;<text:s/>(o-<text:s/>5<text:s/>2)</text:p>
          <text:p text:style-name="OrgSrcBlock">&gt;<text:s/>&gt;(o-<text:s/>5<text:s/>1)</text:p>
          <text:p text:style-name="OrgSrcBlock">&gt;<text:s/>&gt;<text:s/>(o-<text:s/>5<text:s/>0)</text:p>
          <text:p text:style-name="OrgSrcBlock">&lt;<text:s/>&lt;<text:s/>5</text:p>
          <text:p text:style-name="OrgSrcBlock">&lt;<text:s/>&lt;4</text:p>
          <text:p text:style-name="OrgSrcBlock">&lt;<text:s/>3</text:p>
          <text:p text:style-name="OrgSrcBlock">&lt;2</text:p>
          <text:p text:style-name="OrgSrcBlockLastLine">2</text:p>
          <text:p text:style-name="OrgSrcBlockLastLine"/>
        </text:list-item>
        <text:list-item>
          <text:p text:style-name="Text_20_body">Tuple is defined as a list of numbers. In this case I am assuming non negative numbers and also the book say an empty list will be also a tuple. I don't think tuple is defined formally in the R<text:span text:style-name="OrgSuperscript">5</text:span>RS standard.
</text:p>
        </text:list-item>
        <text:list-item>
          <text:p text:style-name="Text_20_body"><text:span text:style-name="OrgCode">()</text:span> is also a tuple as it is a list of zero numbers.
</text:p>
        </text:list-item>
        <text:list-item>
          <text:p text:style-name="Text_20_body"><text:span text:style-name="OrgCode">addtup</text:span> is essentially a function which does digit-sum (sums the numbers in the tuple).
</text:p>
        </text:list-item>
        <text:list-item>
          <text:p text:style-name="Text_20_body">We will use <text:span text:style-name="OrgCode">o+</text:span> to build numbers just like <text:span text:style-name="OrgCode">cons</text:span> is used to build lists.
</text:p>
        </text:list-item>
        <text:list-item>
          <text:p text:style-name="Text_20_body">Writing <text:span text:style-name="OrgCode">addtup</text:span> seems easy given the exercises prior to this and reading Touretzky. Side comment: This book is actually really fun!
</text:p>
          <text:p text:style-name="OrgSrcBlock"><text:s/><text:s/><text:s/><text:s/>(<text:span text:style-name="OrgSrcFontLockKeywordFace">define</text:span><text:s/><text:span text:style-name="OrgSrcFontLockFunctionNameFace">addtup</text:span></text:p>
          <text:p text:style-name="OrgSrcBlock"><text:s/><text:s/><text:s/><text:s/><text:s/><text:s/>(<text:span text:style-name="OrgSrcFontLockKeywordFace">lambda</text:span><text:s/>(tup)</text:p>
          <text:p text:style-name="OrgSrcBlock"><text:s/><text:s/><text:s/><text:s/><text:s/><text:s/><text:s/><text:s/>(<text:span text:style-name="OrgSrcFontLockKeywordFace">cond</text:span><text:s/>((null?<text:s/>tup)<text:s/>0)</text:p>
          <text:p text:style-name="OrgSrcBlock"><text:s/><text:s/><text:s/><text:s/><text:s/><text:s/><text:s/><text:s/><text:s/><text:s/><text:s/><text:s/><text:s/><text:s/>(<text:span text:style-name="OrgSrcFontLockKeywordFace">else</text:span><text:s/>(o+<text:s/>(car<text:s/>tup)<text:s/>(addtup<text:s/>(cdr<text:s/>tup)))))))</text:p>
          <text:p text:style-name="OrgSrcBlock"/>
          <text:p text:style-name="OrgSrcBlock">&gt;<text:s/>(addtup<text:s/>'(1<text:s/>2<text:s/>3<text:s/>4<text:s/>5<text:s/>6<text:s/>7<text:s/>8<text:s/>9<text:s/>10))</text:p>
          <text:p text:style-name="OrgSrcBlock">&gt;(addtup<text:s/>'(1<text:s/>2<text:s/>3<text:s/>4<text:s/>5<text:s/>6<text:s/>7<text:s/>8<text:s/>9<text:s/>10))</text:p>
          <text:p text:style-name="OrgSrcBlock">&gt;<text:s/>(addtup<text:s/>'(2<text:s/>3<text:s/>4<text:s/>5<text:s/>6<text:s/>7<text:s/>8<text:s/>9<text:s/>10))</text:p>
          <text:p text:style-name="OrgSrcBlock">&gt;<text:s/>&gt;(addtup<text:s/>'(3<text:s/>4<text:s/>5<text:s/>6<text:s/>7<text:s/>8<text:s/>9<text:s/>10))</text:p>
          <text:p text:style-name="OrgSrcBlock">&gt;<text:s/>&gt;<text:s/>(addtup<text:s/>'(4<text:s/>5<text:s/>6<text:s/>7<text:s/>8<text:s/>9<text:s/>10))</text:p>
          <text:p text:style-name="OrgSrcBlock">&gt;<text:s/>&gt;<text:s/>&gt;(addtup<text:s/>'(5<text:s/>6<text:s/>7<text:s/>8<text:s/>9<text:s/>10))</text:p>
          <text:p text:style-name="OrgSrcBlock">&gt;<text:s/>&gt;<text:s/>&gt;<text:s/>(addtup<text:s/>'(6<text:s/>7<text:s/>8<text:s/>9<text:s/>10))</text:p>
          <text:p text:style-name="OrgSrcBlock">&gt;<text:s/>&gt;<text:s/>&gt;<text:s/>&gt;(addtup<text:s/>'(7<text:s/>8<text:s/>9<text:s/>10))</text:p>
          <text:p text:style-name="OrgSrcBlock">&gt;<text:s/>&gt;<text:s/>&gt;<text:s/>&gt;<text:s/>(addtup<text:s/>'(8<text:s/>9<text:s/>10))</text:p>
          <text:p text:style-name="OrgSrcBlock">&gt;<text:s/>&gt;<text:s/>&gt;<text:s/>&gt;<text:s/>&gt;(addtup<text:s/>'(9<text:s/>10))</text:p>
          <text:p text:style-name="OrgSrcBlock">&gt;<text:s/>&gt;<text:s/>&gt;<text:s/>&gt;<text:s/>&gt;<text:s/>(addtup<text:s/>'(10))</text:p>
          <text:p text:style-name="OrgSrcBlock">&gt;<text:s/>&gt;<text:s/>&gt;<text:s/>&gt;[10]<text:s/>(addtup<text:s/>'())</text:p>
          <text:p text:style-name="OrgSrcBlock">&lt;<text:s/>&lt;<text:s/>&lt;<text:s/>&lt;[10]<text:s/>0</text:p>
          <text:p text:style-name="OrgSrcBlock">&lt;<text:s/>&lt;<text:s/>&lt;<text:s/>&lt;<text:s/>&lt;<text:s/>10</text:p>
          <text:p text:style-name="OrgSrcBlock">&lt;<text:s/>&lt;<text:s/>&lt;<text:s/>&lt;<text:s/>&lt;19</text:p>
          <text:p text:style-name="OrgSrcBlock">&lt;<text:s/>&lt;<text:s/>&lt;<text:s/>&lt;<text:s/>27</text:p>
          <text:p text:style-name="OrgSrcBlock">&lt;<text:s/>&lt;<text:s/>&lt;<text:s/>&lt;34</text:p>
          <text:p text:style-name="OrgSrcBlock">&lt;<text:s/>&lt;<text:s/>&lt;<text:s/>40</text:p>
          <text:p text:style-name="OrgSrcBlock">&lt;<text:s/>&lt;<text:s/>&lt;45</text:p>
          <text:p text:style-name="OrgSrcBlock">&lt;<text:s/>&lt;<text:s/>49</text:p>
          <text:p text:style-name="OrgSrcBlock">&lt;<text:s/>&lt;52</text:p>
          <text:p text:style-name="OrgSrcBlock">&lt;<text:s/>54</text:p>
          <text:p text:style-name="OrgSrcBlock">&lt;55</text:p>
          <text:p text:style-name="OrgSrcBlockLastLine">55</text:p>
          <text:p text:style-name="OrgSrcBlockLastLine"/>
        </text:list-item>
        <text:list-item>
          <text:p text:style-name="Text_20_body">Multiplication is repetitive addition. So to build <text:span text:style-name="OrgCode">x</text:span> we have to decrement one number and for every decrement add the other number to itself.
</text:p>
          <text:p text:style-name="OrgSrcBlock"><text:s/><text:s/><text:s/><text:s/>(<text:span text:style-name="OrgSrcFontLockKeywordFace">define</text:span><text:s/><text:span text:style-name="OrgSrcFontLockFunctionNameFace">x</text:span></text:p>
          <text:p text:style-name="OrgSrcBlock"><text:s/><text:s/><text:s/><text:s/><text:s/><text:s/>(<text:span text:style-name="OrgSrcFontLockKeywordFace">lambda</text:span><text:s/>(n<text:s/>m)</text:p>
          <text:p text:style-name="OrgSrcBlock"><text:s/><text:s/><text:s/><text:s/><text:s/><text:s/><text:s/><text:s/>(<text:span text:style-name="OrgSrcFontLockKeywordFace">cond</text:span><text:s/>((zero?<text:s/>m)<text:s/>0)</text:p>
          <text:p text:style-name="OrgSrcBlock"><text:s/><text:s/><text:s/><text:s/><text:s/><text:s/><text:s/><text:s/><text:s/><text:s/><text:s/><text:s/><text:s/><text:s/>(<text:span text:style-name="OrgSrcFontLockKeywordFace">else</text:span><text:s/>(o+<text:s/>n<text:s/>(x<text:s/>n<text:s/>(sub1<text:s/>m)))))))</text:p>
          <text:p text:style-name="OrgSrcBlock"/>
          <text:p text:style-name="OrgSrcBlock">&gt;<text:s/>(x<text:s/>4<text:s/>3)</text:p>
          <text:p text:style-name="OrgSrcBlock">&gt;(x<text:s/>4<text:s/>3)</text:p>
          <text:p text:style-name="OrgSrcBlock">&gt;<text:s/>(x<text:s/>4<text:s/>2)</text:p>
          <text:p text:style-name="OrgSrcBlock">&gt;<text:s/>&gt;(x<text:s/>4<text:s/>1)</text:p>
          <text:p text:style-name="OrgSrcBlock">&gt;<text:s/>&gt;<text:s/>(x<text:s/>4<text:s/>0)</text:p>
          <text:p text:style-name="OrgSrcBlock">&lt;<text:s/>&lt;<text:s/>0</text:p>
          <text:p text:style-name="OrgSrcBlock">&lt;<text:s/>&lt;4</text:p>
          <text:p text:style-name="OrgSrcBlock">&lt;<text:s/>8</text:p>
          <text:p text:style-name="OrgSrcBlock">&lt;12</text:p>
          <text:p text:style-name="OrgSrcBlockLastLine">12</text:p>
          <text:p text:style-name="OrgSrcBlockLastLine"/>
        </text:list-item>
        <text:list-item>
          <text:p text:style-name="Text_20_body">A nice expansion in the book is for <text:span text:style-name="OrgCode">(x 12 3)</text:span> fairly similar to the <text:span text:style-name="OrgCode">trace</text:span> Dr Racket generates
</text:p>
          <text:p text:style-name="OrgSrcBlock">(x<text:s/>12<text:s/>3)</text:p>
          <text:p text:style-name="OrgSrcBlock">=<text:s/>12<text:s/>+<text:s/>(x<text:s/>12<text:s/>2)</text:p>
          <text:p text:style-name="OrgSrcBlock">=<text:s/>12<text:s/>+<text:s/>12<text:s/>+<text:s/>(x<text:s/>12<text:s/>1)</text:p>
          <text:p text:style-name="OrgSrcBlock">=<text:s/>12<text:s/>+<text:s/>12<text:s/>+<text:s/>12<text:s/>+<text:s/>(x<text:s/>12<text:s/>0)</text:p>
          <text:p text:style-name="OrgSrcBlock">=<text:s/>12<text:s/>+<text:s/>12<text:s/>+<text:s/>12<text:s/>+<text:s/>0</text:p>
          <text:p text:style-name="OrgSrcBlock">=<text:s/>12<text:s/>+<text:s/>24</text:p>
          <text:p text:style-name="OrgSrcBlockLastLine">=<text:s/>36</text:p>
          <text:p text:style-name="OrgSrcBlockLastLine"/>
        </text:list-item>
        <text:list-item>
          <text:p text:style-name="Text_20_body">A question is asked why is 0 the value for the terminal condition line in <text:span text:style-name="OrgCode">x</text:span> and the answer to this is because 0 will not affect <text:span text:style-name="OrgCode">+</text:span>. That is <text:span text:style-name="OrgCode">n + 0 = n</text:span>. The actual math behind lies in abstract algebra. In an operation such as <text:span text:style-name="OrgCode">+</text:span> there is a concept of identity and inverse. The
<text:span text:style-name="OrgCode">identity</text:span> or <text:span text:style-name="OrgCode">neutral</text:span> element in the set of this operation does not affect the value of other elements when the operation is applied between an element and this identity. For example, in the operation of <text:span text:style-name="OrgCode">+</text:span> the <text:span text:style-name="OrgCode">identity</text:span> element is <text:span text:style-name="OrgCode">0</text:span>. The operation <text:span text:style-name="OrgCode">+</text:span> say is applied to the set of non-negative numbers (as done in this book). So <text:span text:style-name="OrgCode">+</text:span> 2 and the <text:span text:style-name="OrgCode">identity</text:span> should yield 2 itself. Thus the identity in this set of whole numbers for this specific <text:span text:style-name="OrgCode">+</text:span> operation is 0. Similarly for the operation of <text:span text:style-name="OrgCode">x</text:span> in the set of natural numbers the identity is 1. 2 multiplied by 1 yields 2 again. Now we get back to scheme and away from abstract algebra.
</text:p>
        </text:list-item>
        <text:list-item>
          <text:p text:style-name="Text_20_body">The next function we write is addition of two tuples. In this all elements in the tuple at their respective positions are added. The first version of the code adds two tuples of the same length (code is below). When we supply it with varying length tuples we get an error because it tries to add a number to an empty list. The trace diagram shows the error. Now we will write a cleaner function which will take varying length tuples.
</text:p>
          <text:p text:style-name="OrgSrcBlock"><text:span text:style-name="OrgSrcFontLockCommentDelimiterFace">;<text:s/></text:span><text:span text:style-name="OrgSrcFontLockCommentFace">this<text:s/>v1<text:s/>version<text:s/>will<text:s/>work<text:s/>only<text:s/>if<text:s/>length<text:s/>of<text:s/>tup1<text:s/>and<text:s/>tup2<text:s/>is<text:s/>same</text:span></text:p>
          <text:p text:style-name="OrgSrcBlock"><text:s/><text:s/><text:s/><text:s/>(<text:span text:style-name="OrgSrcFontLockKeywordFace">define</text:span><text:s/><text:span text:style-name="OrgSrcFontLockFunctionNameFace">tup+v1</text:span><text:s/><text:s/><text:s/><text:s/><text:s/><text:s/><text:s/></text:p>
          <text:p text:style-name="OrgSrcBlock"><text:s/><text:s/><text:s/><text:s/><text:s/><text:s/>(<text:span text:style-name="OrgSrcFontLockKeywordFace">lambda</text:span><text:s/>(tup1<text:s/>tup2)</text:p>
          <text:p text:style-name="OrgSrcBlock"><text:s/><text:s/><text:s/><text:s/><text:s/><text:s/><text:s/><text:s/>(<text:span text:style-name="OrgSrcFontLockKeywordFace">cond</text:span><text:s/>((<text:span text:style-name="OrgSrcFontLockKeywordFace">and</text:span><text:s/>(null?<text:s/>tup1)<text:s/>(null?<text:s/>tup2))<text:s/>(quote<text:s/>()))</text:p>
          <text:p text:style-name="OrgSrcBlock"><text:s/><text:s/><text:s/><text:s/><text:s/><text:s/><text:s/><text:s/><text:s/><text:s/><text:s/><text:s/><text:s/><text:s/>(<text:span text:style-name="OrgSrcFontLockKeywordFace">else</text:span><text:s/>(cons<text:s/>(o+<text:s/>(car<text:s/>tup1)<text:s/>(car<text:s/>tup2))</text:p>
          <text:p text:style-name="OrgSrcBlock"><text:s/><text:s/><text:s/><text:s/><text:s/><text:s/><text:s/><text:s/><text:s/><text:s/><text:s/><text:s/><text:s/><text:s/><text:s/><text:s/><text:s/><text:s/><text:s/><text:s/><text:s/><text:s/><text:s/><text:s/><text:s/><text:s/>(tup+v1<text:s/>(cdr<text:s/>tup1)<text:s/>(cdr<text:s/>tup2)))))))</text:p>
          <text:p text:style-name="OrgSrcBlock"/>
          <text:p text:style-name="OrgSrcBlock">&gt;<text:s/>(tup+v1<text:s/>'(1<text:s/>2<text:s/>3<text:s/>4)<text:s/>'(4<text:s/>3<text:s/>2<text:s/>1))</text:p>
          <text:p text:style-name="OrgSrcBlock">&gt;(tup+v1<text:s/>'(1<text:s/>2<text:s/>3<text:s/>4)<text:s/>'(4<text:s/>3<text:s/>2<text:s/>1))</text:p>
          <text:p text:style-name="OrgSrcBlock">&gt;<text:s/>(tup+v1<text:s/>'(2<text:s/>3<text:s/>4)<text:s/>'(3<text:s/>2<text:s/>1))</text:p>
          <text:p text:style-name="OrgSrcBlock">&gt;<text:s/>&gt;(tup+v1<text:s/>'(3<text:s/>4)<text:s/>'(2<text:s/>1))</text:p>
          <text:p text:style-name="OrgSrcBlock">&gt;<text:s/>&gt;<text:s/>(tup+v1<text:s/>'(4)<text:s/>'(1))</text:p>
          <text:p text:style-name="OrgSrcBlock">&gt;<text:s/>&gt;<text:s/>&gt;(tup+v1<text:s/>'()<text:s/>'())</text:p>
          <text:p text:style-name="OrgSrcBlock">&lt;<text:s/>&lt;<text:s/>&lt;'()</text:p>
          <text:p text:style-name="OrgSrcBlock">&lt;<text:s/>&lt;<text:s/>'(5)</text:p>
          <text:p text:style-name="OrgSrcBlock">&lt;<text:s/>&lt;'(5<text:s/>5)</text:p>
          <text:p text:style-name="OrgSrcBlock">&lt;<text:s/>'(5<text:s/>5<text:s/>5)</text:p>
          <text:p text:style-name="OrgSrcBlock">&lt;'(5<text:s/>5<text:s/>5<text:s/>5)</text:p>
          <text:p text:style-name="OrgSrcBlock">'(5<text:s/>5<text:s/>5<text:s/>5)</text:p>
          <text:p text:style-name="OrgSrcBlock"/>
          <text:p text:style-name="OrgSrcBlock">&gt;<text:s/>(tup+v1<text:s/>'(1<text:s/>2<text:s/>3<text:s/>4)<text:s/>'(4<text:s/>3<text:s/>2))</text:p>
          <text:p text:style-name="OrgSrcBlock">&gt;(tup+v1<text:s/>'(1<text:s/>2<text:s/>3<text:s/>4)<text:s/>'(4<text:s/>3<text:s/>2))</text:p>
          <text:p text:style-name="OrgSrcBlock">&gt;<text:s/>(tup+v1<text:s/>'(2<text:s/>3<text:s/>4)<text:s/>'(3<text:s/>2))</text:p>
          <text:p text:style-name="OrgSrcBlock">&gt;<text:s/>&gt;(tup+v1<text:s/>'(3<text:s/>4)<text:s/>'(2))</text:p>
          <text:p text:style-name="OrgSrcBlock">&gt;<text:s/>&gt;<text:s/>(tup+v1<text:s/>'(4)<text:s/>'())</text:p>
          <text:p text:style-name="OrgSrcBlock">.<text:s/>.<text:s/>car:<text:s/>contract<text:s/>violation</text:p>
          <text:p text:style-name="OrgSrcBlock"><text:s/><text:s/>expected:<text:s/>pair?</text:p>
          <text:p text:style-name="OrgSrcBlockLastLine"><text:s/><text:s/>given:<text:s/>'()</text:p>
          <text:p text:style-name="OrgSrcBlockLastLine"/>
        </text:list-item>
        <text:list-item>
          <text:p text:style-name="Text_20_body"><text:span text:style-name="OrgCode">tup+</text:span> below is the correct way to define addition of the elements of two tuples. The trace diagram helps understand why. When one of the tuples runs out of elements i.e. it is an empty tuple, then at that time whatever the present recurring state of the other tuple is that is used for
<text:span text:style-name="OrgCode">cons</text:span>-ing when the stack frames start returning values.
</text:p>
          <text:p text:style-name="OrgSrcBlock"><text:s/><text:s/><text:s/><text:s/>(<text:span text:style-name="OrgSrcFontLockKeywordFace">define</text:span><text:s/><text:span text:style-name="OrgSrcFontLockFunctionNameFace">tup+</text:span></text:p>
          <text:p text:style-name="OrgSrcBlock"><text:s/><text:s/><text:s/><text:s/><text:s/><text:s/>(<text:span text:style-name="OrgSrcFontLockKeywordFace">lambda</text:span><text:s/>(tup1<text:s/>tup2)</text:p>
          <text:p text:style-name="OrgSrcBlock"><text:s/><text:s/><text:s/><text:s/><text:s/><text:s/><text:s/><text:s/>(<text:span text:style-name="OrgSrcFontLockKeywordFace">cond</text:span><text:s/>((null?<text:s/>tup1)<text:s/>tup2)</text:p>
          <text:p text:style-name="OrgSrcBlock"><text:s/><text:s/><text:s/><text:s/><text:s/><text:s/><text:s/><text:s/><text:s/><text:s/><text:s/><text:s/><text:s/><text:s/>((null?<text:s/>tup2)<text:s/>tup1)</text:p>
          <text:p text:style-name="OrgSrcBlock"><text:s/><text:s/><text:s/><text:s/><text:s/><text:s/><text:s/><text:s/><text:s/><text:s/><text:s/><text:s/><text:s/><text:s/>(<text:span text:style-name="OrgSrcFontLockKeywordFace">else</text:span><text:s/>(cons<text:s/>(o+<text:s/>(car<text:s/>tup1)<text:s/>(car<text:s/>tup2))</text:p>
          <text:p text:style-name="OrgSrcBlock"><text:s/><text:s/><text:s/><text:s/><text:s/><text:s/><text:s/><text:s/><text:s/><text:s/><text:s/><text:s/><text:s/><text:s/><text:s/><text:s/><text:s/><text:s/><text:s/><text:s/><text:s/><text:s/><text:s/><text:s/><text:s/><text:s/>(tup+<text:s/>(cdr<text:s/>tup1)<text:s/>(cdr<text:s/>tup2)))))))</text:p>
          <text:p text:style-name="OrgSrcBlock"/>
          <text:p text:style-name="OrgSrcBlock">&gt;<text:s/>(tup+<text:s/>'(1<text:s/>2<text:s/>3<text:s/>4)<text:s/>'(4<text:s/>3<text:s/>2<text:s/>1))</text:p>
          <text:p text:style-name="OrgSrcBlock">&gt;(tup+<text:s/>'(1<text:s/>2<text:s/>3<text:s/>4)<text:s/>'(4<text:s/>3<text:s/>2<text:s/>1))</text:p>
          <text:p text:style-name="OrgSrcBlock">&gt;<text:s/>(tup+<text:s/>'(2<text:s/>3<text:s/>4)<text:s/>'(3<text:s/>2<text:s/>1))</text:p>
          <text:p text:style-name="OrgSrcBlock">&gt;<text:s/>&gt;(tup+<text:s/>'(3<text:s/>4)<text:s/>'(2<text:s/>1))</text:p>
          <text:p text:style-name="OrgSrcBlock">&gt;<text:s/>&gt;<text:s/>(tup+<text:s/>'(4)<text:s/>'(1))</text:p>
          <text:p text:style-name="OrgSrcBlock">&gt;<text:s/>&gt;<text:s/>&gt;(tup+<text:s/>'()<text:s/>'())</text:p>
          <text:p text:style-name="OrgSrcBlock">&lt;<text:s/>&lt;<text:s/>&lt;'()</text:p>
          <text:p text:style-name="OrgSrcBlock">&lt;<text:s/>&lt;<text:s/>'(5)</text:p>
          <text:p text:style-name="OrgSrcBlock">&lt;<text:s/>&lt;'(5<text:s/>5)</text:p>
          <text:p text:style-name="OrgSrcBlock">&lt;<text:s/>'(5<text:s/>5<text:s/>5)</text:p>
          <text:p text:style-name="OrgSrcBlock">&lt;'(5<text:s/>5<text:s/>5<text:s/>5)</text:p>
          <text:p text:style-name="OrgSrcBlock">'(5<text:s/>5<text:s/>5<text:s/>5)</text:p>
          <text:p text:style-name="OrgSrcBlock"/>
          <text:p text:style-name="OrgSrcBlock">&gt;<text:s/>(tup+<text:s/>'(1<text:s/>2<text:s/>3<text:s/>)<text:s/>'(4<text:s/>3<text:s/>2<text:s/>1))</text:p>
          <text:p text:style-name="OrgSrcBlock">&gt;(tup+<text:s/>'(1<text:s/>2<text:s/>3)<text:s/>'(4<text:s/>3<text:s/>2<text:s/>1))</text:p>
          <text:p text:style-name="OrgSrcBlock">&gt;<text:s/>(tup+<text:s/>'(2<text:s/>3)<text:s/>'(3<text:s/>2<text:s/>1))</text:p>
          <text:p text:style-name="OrgSrcBlock">&gt;<text:s/>&gt;(tup+<text:s/>'(3)<text:s/>'(2<text:s/>1))</text:p>
          <text:p text:style-name="OrgSrcBlock">&gt;<text:s/>&gt;<text:s/>(tup+<text:s/>'()<text:s/>'(1))</text:p>
          <text:p text:style-name="OrgSrcBlock">&lt;<text:s/>&lt;<text:s/>'(1)</text:p>
          <text:p text:style-name="OrgSrcBlock">&lt;<text:s/>&lt;'(5<text:s/>1)</text:p>
          <text:p text:style-name="OrgSrcBlock">&lt;<text:s/>'(5<text:s/>5<text:s/>1)</text:p>
          <text:p text:style-name="OrgSrcBlock">&lt;'(5<text:s/>5<text:s/>5<text:s/>1)</text:p>
          <text:p text:style-name="OrgSrcBlock">'(5<text:s/>5<text:s/>5<text:s/>1)</text:p>
          <text:p text:style-name="OrgSrcBlock"/>
          <text:p text:style-name="OrgSrcBlock">&gt;<text:s/>(tup+<text:s/>'(1<text:s/>2<text:s/>3<text:s/>4)<text:s/>'(4<text:s/>3<text:s/>2))</text:p>
          <text:p text:style-name="OrgSrcBlock">&gt;(tup+<text:s/>'(1<text:s/>2<text:s/>3<text:s/>4)<text:s/>'(4<text:s/>3<text:s/>2))</text:p>
          <text:p text:style-name="OrgSrcBlock">&gt;<text:s/>(tup+<text:s/>'(2<text:s/>3<text:s/>4)<text:s/>'(3<text:s/>2))</text:p>
          <text:p text:style-name="OrgSrcBlock">&gt;<text:s/>&gt;(tup+<text:s/>'(3<text:s/>4)<text:s/>'(2))</text:p>
          <text:p text:style-name="OrgSrcBlock">&gt;<text:s/>&gt;<text:s/>(tup+<text:s/>'(4)<text:s/>'())</text:p>
          <text:p text:style-name="OrgSrcBlock">&lt;<text:s/>&lt;<text:s/>'(4)</text:p>
          <text:p text:style-name="OrgSrcBlock">&lt;<text:s/>&lt;'(5<text:s/>4)</text:p>
          <text:p text:style-name="OrgSrcBlock">&lt;<text:s/>'(5<text:s/>5<text:s/>4)</text:p>
          <text:p text:style-name="OrgSrcBlock">&lt;'(5<text:s/>5<text:s/>5<text:s/>4)</text:p>
          <text:p text:style-name="OrgSrcBlockLastLine">'(5<text:s/>5<text:s/>5<text:s/>4)</text:p>
          <text:p text:style-name="OrgSrcBlockLastLine"/>
        </text:list-item>
        <text:list-item>
          <text:p text:style-name="Text_20_body">Definitions of greater than and smaller than <text:span text:style-name="OrgCode">&gt;</text:span> and <text:span text:style-name="OrgCode">&lt;</text:span> is tricky. For greater than <text:span text:style-name="OrgCode">&gt;</text:span> the order of tests matter. The <text:span text:style-name="OrgCode">#f</text:span> needs to be tested first for the base condition. This is so because when <text:span text:style-name="OrgCode">n</text:span> reaches zero we know for sure that <text:span text:style-name="OrgCode">n</text:span> is <text:span text:style-name="OrgCode">&lt;= m</text:span> thus the overall test is <text:span text:style-name="OrgCode">#f</text:span>. But if we had tested <text:span text:style-name="OrgCode">m</text:span> as zero which would return <text:span text:style-name="OrgCode">#t</text:span> even if the condition <text:span text:style-name="OrgCode">=</text:span> is satisfied. Similarly we can compose a function for lesser than <text:span text:style-name="OrgCode">&lt;</text:span>
</text:p>
          <text:p text:style-name="OrgSrcBlock"><text:s/><text:s/><text:s/><text:s/>(<text:span text:style-name="OrgSrcFontLockKeywordFace">define</text:span><text:s/><text:span text:style-name="OrgSrcFontLockFunctionNameFace">&gt;</text:span></text:p>
          <text:p text:style-name="OrgSrcBlock"><text:s/><text:s/><text:s/><text:s/><text:s/><text:s/>(<text:span text:style-name="OrgSrcFontLockKeywordFace">lambda</text:span><text:s/>(n<text:s/>m)</text:p>
          <text:p text:style-name="OrgSrcBlock"><text:s/><text:s/><text:s/><text:s/><text:s/><text:s/><text:s/><text:s/>(<text:span text:style-name="OrgSrcFontLockKeywordFace">cond</text:span><text:s/>((zero?<text:s/>n)<text:s/>#f)</text:p>
          <text:p text:style-name="OrgSrcBlock"><text:s/><text:s/><text:s/><text:s/><text:s/><text:s/><text:s/><text:s/><text:s/><text:s/><text:s/><text:s/><text:s/><text:s/>((zero?<text:s/>m)<text:s/>#t)</text:p>
          <text:p text:style-name="OrgSrcBlock"><text:s/><text:s/><text:s/><text:s/><text:s/><text:s/><text:s/><text:s/><text:s/><text:s/><text:s/><text:s/><text:s/><text:s/>(<text:span text:style-name="OrgSrcFontLockKeywordFace">else</text:span><text:s/>(&gt;<text:s/>(sub1<text:s/>n)<text:s/>(sub1<text:s/>m))))))</text:p>
          <text:p text:style-name="OrgSrcBlock">&gt;<text:s/>(&gt;<text:s/>3<text:s/>1)</text:p>
          <text:p text:style-name="OrgSrcBlock">&gt;(&gt;<text:s/>3<text:s/>1)</text:p>
          <text:p text:style-name="OrgSrcBlock">&gt;(&gt;<text:s/>2<text:s/>0)</text:p>
          <text:p text:style-name="OrgSrcBlock">&lt;#t</text:p>
          <text:p text:style-name="OrgSrcBlock">#t</text:p>
          <text:p text:style-name="OrgSrcBlock"/>
          <text:p text:style-name="OrgSrcBlock">&gt;<text:s/>(&gt;<text:s/>1<text:s/>4)</text:p>
          <text:p text:style-name="OrgSrcBlock">&gt;(&gt;<text:s/>1<text:s/>4)</text:p>
          <text:p text:style-name="OrgSrcBlock">&gt;(&gt;<text:s/>0<text:s/>3)</text:p>
          <text:p text:style-name="OrgSrcBlock">&lt;#f</text:p>
          <text:p text:style-name="OrgSrcBlock">#f</text:p>
          <text:p text:style-name="OrgSrcBlock"/>
          <text:p text:style-name="OrgSrcBlock">&gt;<text:s/>(&gt;<text:s/>4<text:s/>4)</text:p>
          <text:p text:style-name="OrgSrcBlock">&gt;(&gt;<text:s/>4<text:s/>4)</text:p>
          <text:p text:style-name="OrgSrcBlock">&gt;(&gt;<text:s/>3<text:s/>3)</text:p>
          <text:p text:style-name="OrgSrcBlock">&gt;(&gt;<text:s/>2<text:s/>2)</text:p>
          <text:p text:style-name="OrgSrcBlock">&gt;(&gt;<text:s/>1<text:s/>1)</text:p>
          <text:p text:style-name="OrgSrcBlock">&gt;(&gt;<text:s/>0<text:s/>0)</text:p>
          <text:p text:style-name="OrgSrcBlock">&lt;#f</text:p>
          <text:p text:style-name="OrgSrcBlockLastLine">#f</text:p>
          <text:p text:style-name="OrgSrcBlockLastLine"/>
          <text:p text:style-name="OrgSrcBlock"><text:s/><text:s/><text:s/><text:s/>(<text:span text:style-name="OrgSrcFontLockKeywordFace">define</text:span><text:s/><text:span text:style-name="OrgSrcFontLockFunctionNameFace">&lt;</text:span></text:p>
          <text:p text:style-name="OrgSrcBlock"><text:s/><text:s/><text:s/><text:s/><text:s/><text:s/>(<text:span text:style-name="OrgSrcFontLockKeywordFace">lambda</text:span><text:s/>(n<text:s/>m)</text:p>
          <text:p text:style-name="OrgSrcBlock"><text:s/><text:s/><text:s/><text:s/><text:s/><text:s/><text:s/><text:s/>(<text:span text:style-name="OrgSrcFontLockKeywordFace">cond</text:span><text:s/>((zero?<text:s/>m)<text:s/>#f)</text:p>
          <text:p text:style-name="OrgSrcBlock"><text:s/><text:s/><text:s/><text:s/><text:s/><text:s/><text:s/><text:s/><text:s/><text:s/><text:s/><text:s/><text:s/><text:s/>((zero?<text:s/>n)<text:s/>#t)</text:p>
          <text:p text:style-name="OrgSrcBlock"><text:s/><text:s/><text:s/><text:s/><text:s/><text:s/><text:s/><text:s/><text:s/><text:s/><text:s/><text:s/><text:s/><text:s/>(<text:span text:style-name="OrgSrcFontLockKeywordFace">else</text:span><text:s/>(&lt;<text:s/>(sub1<text:s/>n)<text:s/>(sub1<text:s/>m))))))</text:p>
          <text:p text:style-name="OrgSrcBlock"/>
          <text:p text:style-name="OrgSrcBlock">&gt;<text:s/>(&lt;<text:s/>1<text:s/>4)</text:p>
          <text:p text:style-name="OrgSrcBlock">&gt;(&lt;<text:s/>1<text:s/>4)</text:p>
          <text:p text:style-name="OrgSrcBlock">&gt;(&lt;<text:s/>0<text:s/>3)</text:p>
          <text:p text:style-name="OrgSrcBlock">&lt;#t</text:p>
          <text:p text:style-name="OrgSrcBlock">#t</text:p>
          <text:p text:style-name="OrgSrcBlock">&gt;<text:s/>(&lt;<text:s/>4<text:s/>1)</text:p>
          <text:p text:style-name="OrgSrcBlock">&gt;(&lt;<text:s/>4<text:s/>1)</text:p>
          <text:p text:style-name="OrgSrcBlock">&gt;(&lt;<text:s/>3<text:s/>0)</text:p>
          <text:p text:style-name="OrgSrcBlock">&lt;#f</text:p>
          <text:p text:style-name="OrgSrcBlock">#f</text:p>
          <text:p text:style-name="OrgSrcBlock">&gt;<text:s/>(&lt;<text:s/>4<text:s/>4)</text:p>
          <text:p text:style-name="OrgSrcBlock">&gt;(&lt;<text:s/>4<text:s/>4)</text:p>
          <text:p text:style-name="OrgSrcBlock">&gt;(&lt;<text:s/>3<text:s/>3)</text:p>
          <text:p text:style-name="OrgSrcBlock">&gt;(&lt;<text:s/>2<text:s/>2)</text:p>
          <text:p text:style-name="OrgSrcBlock">&gt;(&lt;<text:s/>1<text:s/>1)</text:p>
          <text:p text:style-name="OrgSrcBlock">&gt;(&lt;<text:s/>0<text:s/>0)</text:p>
          <text:p text:style-name="OrgSrcBlock">&lt;#f</text:p>
          <text:p text:style-name="OrgSrcBlockLastLine">#f</text:p>
          <text:p text:style-name="OrgSrcBlockLastLine"/>
        </text:list-item>
        <text:list-item>
          <text:p text:style-name="Text_20_body">Next we compose the equality function <text:span text:style-name="OrgCode">=</text:span> for numbers. The plain vanilla method is to check if one is zero and whether at the same time the other is zero too. If not then it is false. Also if one reaches zero while decrementing and the other is still not zero then it is not equal.  The code is simple below. The other way which build up on <text:span text:style-name="OrgCode">&gt;</text:span> and <text:span text:style-name="OrgCode">&lt;</text:span> is to check if these two are false then <text:span text:style-name="OrgCode">=</text:span> will be true.
</text:p>
          <text:p text:style-name="OrgSrcBlock">(<text:span text:style-name="OrgSrcFontLockKeywordFace">define</text:span><text:s/><text:span text:style-name="OrgSrcFontLockFunctionNameFace">o=</text:span></text:p>
          <text:p text:style-name="OrgSrcBlock"><text:s/><text:s/>(<text:span text:style-name="OrgSrcFontLockKeywordFace">lambda</text:span><text:s/>(n<text:s/>m)</text:p>
          <text:p text:style-name="OrgSrcBlock"><text:s/><text:s/><text:s/><text:s/>(<text:span text:style-name="OrgSrcFontLockKeywordFace">cond</text:span><text:s/>((zero?<text:s/>m)<text:s/>(zero?<text:s/>n))</text:p>
          <text:p text:style-name="OrgSrcBlock"><text:s/><text:s/><text:s/><text:s/><text:s/><text:s/><text:s/><text:s/><text:s/><text:s/>((zero?<text:s/>n)<text:s/>#f)</text:p>
          <text:p text:style-name="OrgSrcBlock"><text:s/><text:s/><text:s/><text:s/><text:s/><text:s/><text:s/><text:s/><text:s/><text:s/>(<text:span text:style-name="OrgSrcFontLockKeywordFace">else</text:span><text:s/>(=<text:s/>(sub1<text:s/>n)<text:s/>(sub1<text:s/>m))))))</text:p>
          <text:p text:style-name="OrgSrcBlock"/>
          <text:p text:style-name="OrgSrcBlock">(<text:span text:style-name="OrgSrcFontLockKeywordFace">define</text:span><text:s/><text:span text:style-name="OrgSrcFontLockFunctionNameFace">=</text:span></text:p>
          <text:p text:style-name="OrgSrcBlock"><text:s/><text:s/>(<text:span text:style-name="OrgSrcFontLockKeywordFace">lambda</text:span><text:s/>(n<text:s/>m)</text:p>
          <text:p text:style-name="OrgSrcBlock"><text:s/><text:s/><text:s/><text:s/>(<text:span text:style-name="OrgSrcFontLockKeywordFace">cond</text:span><text:s/>((&gt;<text:s/>n<text:s/>m)<text:s/>#f)</text:p>
          <text:p text:style-name="OrgSrcBlock"><text:s/><text:s/><text:s/><text:s/><text:s/><text:s/><text:s/><text:s/><text:s/><text:s/>((&lt;<text:s/>n<text:s/>m)<text:s/>#f)</text:p>
          <text:p text:style-name="OrgSrcBlockLastLine"><text:s/><text:s/><text:s/><text:s/><text:s/><text:s/><text:s/><text:s/><text:s/><text:s/>(<text:span text:style-name="OrgSrcFontLockKeywordFace">else</text:span><text:s/>#t))))</text:p>
          <text:p text:style-name="OrgSrcBlockLastLine"/>
        </text:list-item>
        <text:list-item>
          <text:p text:style-name="Text_20_body">Exponents (or raising to power) is also simple.
</text:p>
          <text:p text:style-name="OrgSrcBlock"><text:s/><text:s/><text:s/><text:s/>(<text:span text:style-name="OrgSrcFontLockKeywordFace">define</text:span><text:s/><text:span text:style-name="OrgSrcFontLockFunctionNameFace">o-exp</text:span></text:p>
          <text:p text:style-name="OrgSrcBlock"><text:s/><text:s/><text:s/><text:s/><text:s/><text:s/>(<text:span text:style-name="OrgSrcFontLockKeywordFace">lambda</text:span><text:s/>(n<text:s/>m)</text:p>
          <text:p text:style-name="OrgSrcBlock"><text:s/><text:s/><text:s/><text:s/><text:s/><text:s/><text:s/><text:s/>(<text:span text:style-name="OrgSrcFontLockKeywordFace">cond</text:span><text:s/>((zero?<text:s/>m)<text:s/>1)</text:p>
          <text:p text:style-name="OrgSrcBlock"><text:s/><text:s/><text:s/><text:s/><text:s/><text:s/><text:s/><text:s/><text:s/><text:s/><text:s/><text:s/><text:s/><text:s/>(<text:span text:style-name="OrgSrcFontLockKeywordFace">else</text:span><text:s/>(x<text:s/>n<text:s/>(o-exp<text:s/>n<text:s/>(sub1<text:s/>m)))))))</text:p>
          <text:p text:style-name="OrgSrcBlock"/>
          <text:p text:style-name="OrgSrcBlock">&gt;<text:s/>(o-exp<text:s/>2<text:s/>4)</text:p>
          <text:p text:style-name="OrgSrcBlock">&gt;(o-exp<text:s/>2<text:s/>4)</text:p>
          <text:p text:style-name="OrgSrcBlock">&gt;<text:s/>(o-exp<text:s/>2<text:s/>3)</text:p>
          <text:p text:style-name="OrgSrcBlock">&gt;<text:s/>&gt;(o-exp<text:s/>2<text:s/>2)</text:p>
          <text:p text:style-name="OrgSrcBlock">&gt;<text:s/>&gt;<text:s/>(o-exp<text:s/>2<text:s/>1)</text:p>
          <text:p text:style-name="OrgSrcBlock">&gt;<text:s/>&gt;<text:s/>&gt;(o-exp<text:s/>2<text:s/>0)</text:p>
          <text:p text:style-name="OrgSrcBlock">&lt;<text:s/>&lt;<text:s/>&lt;1</text:p>
          <text:p text:style-name="OrgSrcBlock">&lt;<text:s/>&lt;<text:s/>2</text:p>
          <text:p text:style-name="OrgSrcBlock">&lt;<text:s/>&lt;4</text:p>
          <text:p text:style-name="OrgSrcBlock">&lt;<text:s/>8</text:p>
          <text:p text:style-name="OrgSrcBlock">&lt;16</text:p>
          <text:p text:style-name="OrgSrcBlockLastLine">16</text:p>
          <text:p text:style-name="OrgSrcBlockLastLine"/>
        </text:list-item>
        <text:list-item>
          <text:p text:style-name="Text_20_body">Integer division is implemented smartly by basically figuring out the how many wholes of a number fits into another. Thus discarding any of the remainder. Wonder how remainder can be obtained via recursion especially for recurring decimals or if I throw an irrational number.
</text:p>
          <text:p text:style-name="OrgSrcBlock"><text:s/><text:s/><text:s/><text:s/>(<text:span text:style-name="OrgSrcFontLockKeywordFace">define</text:span><text:s/><text:span text:style-name="OrgSrcFontLockFunctionNameFace">o-div</text:span></text:p>
          <text:p text:style-name="OrgSrcBlock"><text:s/><text:s/><text:s/><text:s/><text:s/><text:s/>(<text:span text:style-name="OrgSrcFontLockKeywordFace">lambda</text:span><text:s/>(n<text:s/>m)</text:p>
          <text:p text:style-name="OrgSrcBlock"><text:s/><text:s/><text:s/><text:s/><text:s/><text:s/><text:s/><text:s/>(<text:span text:style-name="OrgSrcFontLockKeywordFace">cond</text:span><text:s/>((&lt;<text:s/>n<text:s/>m)<text:s/>0)</text:p>
          <text:p text:style-name="OrgSrcBlock"><text:s/><text:s/><text:s/><text:s/><text:s/><text:s/><text:s/><text:s/><text:s/><text:s/><text:s/><text:s/><text:s/><text:s/>(<text:span text:style-name="OrgSrcFontLockKeywordFace">else</text:span><text:s/>(add1<text:s/>(o-div<text:s/>(o-<text:s/>n<text:s/>m)<text:s/>m))))))</text:p>
          <text:p text:style-name="OrgSrcBlock">&gt;<text:s/>(o-div<text:s/>16<text:s/>3)</text:p>
          <text:p text:style-name="OrgSrcBlock">&gt;(o-div<text:s/>16<text:s/>3)</text:p>
          <text:p text:style-name="OrgSrcBlock">&gt;<text:s/>(o-div<text:s/>13<text:s/>3)</text:p>
          <text:p text:style-name="OrgSrcBlock">&gt;<text:s/>&gt;(o-div<text:s/>10<text:s/>3)</text:p>
          <text:p text:style-name="OrgSrcBlock">&gt;<text:s/>&gt;<text:s/>(o-div<text:s/>7<text:s/>3)</text:p>
          <text:p text:style-name="OrgSrcBlock">&gt;<text:s/>&gt;<text:s/>&gt;(o-div<text:s/>4<text:s/>3)</text:p>
          <text:p text:style-name="OrgSrcBlock">&gt;<text:s/>&gt;<text:s/>&gt;<text:s/>(o-div<text:s/>1<text:s/>3)</text:p>
          <text:p text:style-name="OrgSrcBlock">&lt;<text:s/>&lt;<text:s/>&lt;<text:s/>0</text:p>
          <text:p text:style-name="OrgSrcBlock">&lt;<text:s/>&lt;<text:s/>&lt;1</text:p>
          <text:p text:style-name="OrgSrcBlock">&lt;<text:s/>&lt;<text:s/>2</text:p>
          <text:p text:style-name="OrgSrcBlock">&lt;<text:s/>&lt;3</text:p>
          <text:p text:style-name="OrgSrcBlock">&lt;<text:s/>4</text:p>
          <text:p text:style-name="OrgSrcBlock">&lt;5</text:p>
          <text:p text:style-name="OrgSrcBlockLastLine">5</text:p>
          <text:p text:style-name="OrgSrcBlockLastLine"/>
        </text:list-item>
        <text:list-item>
          <text:p text:style-name="Text_20_body">In Common Lisp <text:span text:style-name="OrgCode">LENGTH</text:span> is provided in the common user package as a function but here in Scheme we have to build it ourselves. Its quite easy.
</text:p>
          <text:p text:style-name="OrgSrcBlock"><text:s/><text:s/><text:s/><text:s/>(<text:span text:style-name="OrgSrcFontLockKeywordFace">define</text:span><text:s/><text:span text:style-name="OrgSrcFontLockFunctionNameFace">length</text:span></text:p>
          <text:p text:style-name="OrgSrcBlock"><text:s/><text:s/><text:s/><text:s/><text:s/><text:s/>(<text:span text:style-name="OrgSrcFontLockKeywordFace">lambda</text:span><text:s/>(lat)</text:p>
          <text:p text:style-name="OrgSrcBlock"><text:s/><text:s/><text:s/><text:s/><text:s/><text:s/><text:s/><text:s/>(<text:span text:style-name="OrgSrcFontLockKeywordFace">cond</text:span><text:s/>((null?<text:s/>lat)<text:s/>0)</text:p>
          <text:p text:style-name="OrgSrcBlock"><text:s/><text:s/><text:s/><text:s/><text:s/><text:s/><text:s/><text:s/><text:s/><text:s/><text:s/><text:s/><text:s/><text:s/>(<text:span text:style-name="OrgSrcFontLockKeywordFace">else</text:span><text:s/>(add1<text:s/>(length<text:s/>(cdr<text:s/>lat)))))))</text:p>
          <text:p text:style-name="OrgSrcBlock"/>
          <text:p text:style-name="OrgSrcBlock">&gt;<text:s/>(length<text:s/>'(gulab<text:s/>jamun<text:s/>ladoo<text:s/>jalebi))</text:p>
          <text:p text:style-name="OrgSrcBlock">&gt;(length<text:s/>'(gulab<text:s/>jamun<text:s/>ladoo<text:s/>jalebi))</text:p>
          <text:p text:style-name="OrgSrcBlock">&gt;<text:s/>(length<text:s/>'(jamun<text:s/>ladoo<text:s/>jalebi))</text:p>
          <text:p text:style-name="OrgSrcBlock">&gt;<text:s/>&gt;(length<text:s/>'(ladoo<text:s/>jalebi))</text:p>
          <text:p text:style-name="OrgSrcBlock">&gt;<text:s/>&gt;<text:s/>(length<text:s/>'(jalebi))</text:p>
          <text:p text:style-name="OrgSrcBlock">&gt;<text:s/>&gt;<text:s/>&gt;(length<text:s/>'())</text:p>
          <text:p text:style-name="OrgSrcBlock">&lt;<text:s/>&lt;<text:s/>&lt;0</text:p>
          <text:p text:style-name="OrgSrcBlock">&lt;<text:s/>&lt;<text:s/>1</text:p>
          <text:p text:style-name="OrgSrcBlock">&lt;<text:s/>&lt;2</text:p>
          <text:p text:style-name="OrgSrcBlock">&lt;<text:s/>3</text:p>
          <text:p text:style-name="OrgSrcBlock">&lt;4</text:p>
          <text:p text:style-name="OrgSrcBlockLastLine">4</text:p>
          <text:p text:style-name="OrgSrcBlockLastLine"/>
        </text:list-item>
        <text:list-item>
          <text:p text:style-name="Text_20_body">Indexing a list or like in Python we refer to elements of a list starting with 0. In this example the book starts indexing with 1. Here I show both indexes one starting with 0 and the other as in the book starting with 1.
</text:p>
          <text:p text:style-name="OrgSrcBlock">(<text:span text:style-name="OrgSrcFontLockKeywordFace">define</text:span><text:s/><text:span text:style-name="OrgSrcFontLockFunctionNameFace">pick-zero</text:span></text:p>
          <text:p text:style-name="OrgSrcBlock"><text:s/><text:s/>(<text:span text:style-name="OrgSrcFontLockKeywordFace">lambda</text:span><text:s/>(n<text:s/>lat)</text:p>
          <text:p text:style-name="OrgSrcBlock"><text:s/><text:s/><text:s/><text:s/>(<text:span text:style-name="OrgSrcFontLockKeywordFace">cond</text:span><text:s/>((zero?<text:s/>n)<text:s/>(car<text:s/>lat))</text:p>
          <text:p text:style-name="OrgSrcBlock"><text:s/><text:s/><text:s/><text:s/><text:s/><text:s/><text:s/><text:s/><text:s/><text:s/>(<text:span text:style-name="OrgSrcFontLockKeywordFace">else</text:span><text:s/>(pick-zero<text:s/>(sub1<text:s/>n)<text:s/>(cdr<text:s/>lat))))))</text:p>
          <text:p text:style-name="OrgSrcBlock"/>
          <text:p text:style-name="OrgSrcBlock">(<text:span text:style-name="OrgSrcFontLockKeywordFace">define</text:span><text:s/><text:span text:style-name="OrgSrcFontLockFunctionNameFace">pick</text:span></text:p>
          <text:p text:style-name="OrgSrcBlock"><text:s/><text:s/>(<text:span text:style-name="OrgSrcFontLockKeywordFace">lambda</text:span><text:s/>(n<text:s/>lat)</text:p>
          <text:p text:style-name="OrgSrcBlock"><text:s/><text:s/><text:s/><text:s/>(<text:span text:style-name="OrgSrcFontLockKeywordFace">cond</text:span><text:s/>((zero?<text:s/>(sub1<text:s/>n))<text:s/>(car<text:s/>lat))</text:p>
          <text:p text:style-name="OrgSrcBlock"><text:s/><text:s/><text:s/><text:s/><text:s/><text:s/><text:s/><text:s/><text:s/><text:s/>(<text:span text:style-name="OrgSrcFontLockKeywordFace">else</text:span><text:s/>(pick<text:s/>(sub1<text:s/>n)<text:s/>(cdr<text:s/>lat))))))</text:p>
          <text:p text:style-name="OrgSrcBlock"/>
          <text:p text:style-name="OrgSrcBlock"><text:s/><text:s/><text:s/><text:s/>&gt;<text:s/>(pick-zero<text:s/>2<text:s/>'(paneer<text:s/>butter<text:s/>masala<text:s/>curry))</text:p>
          <text:p text:style-name="OrgSrcBlock"><text:s/><text:s/><text:s/><text:s/>&gt;(pick-zero<text:s/>2<text:s/>'(paneer<text:s/>butter<text:s/>masala<text:s/>curry))</text:p>
          <text:p text:style-name="OrgSrcBlock"><text:s/><text:s/><text:s/><text:s/>&gt;(pick-zero<text:s/>1<text:s/>'(butter<text:s/>masala<text:s/>curry))</text:p>
          <text:p text:style-name="OrgSrcBlock"><text:s/><text:s/><text:s/><text:s/>&gt;(pick-zero<text:s/>0<text:s/>'(masala<text:s/>curry))</text:p>
          <text:p text:style-name="OrgSrcBlock"><text:s/><text:s/><text:s/><text:s/>&lt;'masala</text:p>
          <text:p text:style-name="OrgSrcBlock"><text:s/><text:s/><text:s/><text:s/>'masala</text:p>
          <text:p text:style-name="OrgSrcBlock"/>
          <text:p text:style-name="OrgSrcBlock"><text:s/><text:s/><text:s/><text:s/>&gt;<text:s/>(pick<text:s/>2<text:s/>'(paneer<text:s/>butter<text:s/>masala<text:s/>curry))</text:p>
          <text:p text:style-name="OrgSrcBlock"><text:s/><text:s/><text:s/><text:s/>&gt;(pick<text:s/>2<text:s/>'(paneer<text:s/>butter<text:s/>masala<text:s/>curry))</text:p>
          <text:p text:style-name="OrgSrcBlock"><text:s/><text:s/><text:s/><text:s/>&gt;(pick<text:s/>1<text:s/>'(butter<text:s/>masala<text:s/>curry))</text:p>
          <text:p text:style-name="OrgSrcBlock"><text:s/><text:s/><text:s/><text:s/>&lt;'butter</text:p>
          <text:p text:style-name="OrgSrcBlockLastLine"><text:s/><text:s/><text:s/><text:s/>'butter</text:p>
        </text:list-item>
        <text:list-item>
          <text:p text:style-name="Text_20_body">Removing an element in the list is consing like we did before.
</text:p>
          <text:p text:style-name="OrgSrcBlock">(<text:span text:style-name="OrgSrcFontLockKeywordFace">define</text:span><text:s/><text:span text:style-name="OrgSrcFontLockFunctionNameFace">rempick</text:span></text:p>
          <text:p text:style-name="OrgSrcBlock"><text:s/><text:s/>(<text:span text:style-name="OrgSrcFontLockKeywordFace">lambda</text:span><text:s/>(n<text:s/>lat)</text:p>
          <text:p text:style-name="OrgSrcBlock"><text:s/><text:s/><text:s/><text:s/>(<text:span text:style-name="OrgSrcFontLockKeywordFace">cond</text:span></text:p>
          <text:p text:style-name="OrgSrcBlock"><text:s/><text:s/><text:s/><text:s/><text:s/><text:s/>((zero?<text:s/>(sub1<text:s/>n))<text:s/>(cdr<text:s/>lat))</text:p>
          <text:p text:style-name="OrgSrcBlock"><text:s/><text:s/><text:s/><text:s/><text:s/><text:s/>(<text:span text:style-name="OrgSrcFontLockKeywordFace">else</text:span><text:s/>(cons<text:s/>(car<text:s/>lat)</text:p>
          <text:p text:style-name="OrgSrcBlockLastLine"><text:s/><text:s/><text:s/><text:s/><text:s/><text:s/><text:s/><text:s/><text:s/><text:s/><text:s/><text:s/><text:s/><text:s/><text:s/><text:s/><text:s/><text:s/>(rempick<text:s/>(sub1<text:s/>n)<text:s/>(cdr<text:s/>lat)))))))</text:p>
          <text:p text:style-name="OrgSrcBlockLastLine"/>
        </text:list-item>
        <text:list-item>
          <text:p text:style-name="Text_20_body"><text:span text:style-name="OrgCode">number?</text:span> is a primitive in Scheme just like <text:span text:style-name="OrgCode">NUMERBP</text:span> in Common Lisp.
</text:p>
          <text:p text:style-name="OrgSrcBlock">&gt;<text:s/>(number?<text:s/>5)</text:p>
          <text:p text:style-name="OrgSrcBlock">#t</text:p>
          <text:p text:style-name="OrgSrcBlock">&gt;<text:s/>(number?<text:s/>'dosa)</text:p>
          <text:p text:style-name="OrgSrcBlockLastLine">#f</text:p>
          <text:p text:style-name="OrgSrcBlockLastLine"/>
        </text:list-item>
        <text:list-item>
          <text:p text:style-name="Text_20_body">Removing all numbers from a given list is a combination of using <text:span text:style-name="OrgCode">number?</text:span> and a <text:span text:style-name="OrgCode">cons</text:span> recursion. Unsure why the authors use two <text:span text:style-name="OrgCode">else</text:span>'s. It makes the function long and a tad bit complicated.
</text:p>
          <text:p text:style-name="OrgSrcBlock">(<text:span text:style-name="OrgSrcFontLockKeywordFace">define</text:span><text:s/><text:span text:style-name="OrgSrcFontLockFunctionNameFace">no-nums</text:span></text:p>
          <text:p text:style-name="OrgSrcBlock"><text:s/><text:s/>(<text:span text:style-name="OrgSrcFontLockKeywordFace">lambda</text:span><text:s/>(lat)</text:p>
          <text:p text:style-name="OrgSrcBlock"><text:s/><text:s/><text:s/><text:s/>(<text:span text:style-name="OrgSrcFontLockKeywordFace">cond</text:span></text:p>
          <text:p text:style-name="OrgSrcBlock"><text:s/><text:s/><text:s/><text:s/><text:s/><text:s/>((null?<text:s/>lat)<text:s/>(quote<text:s/>()))</text:p>
          <text:p text:style-name="OrgSrcBlock"><text:s/><text:s/><text:s/><text:s/><text:s/><text:s/>((number?<text:s/>(car<text:s/>lat))<text:s/>(no-nums<text:s/>(cdr<text:s/>lat)))</text:p>
          <text:p text:style-name="OrgSrcBlock"><text:s/><text:s/><text:s/><text:s/><text:s/><text:s/>(<text:span text:style-name="OrgSrcFontLockKeywordFace">else</text:span><text:s/>(cons<text:s/>(car<text:s/>lat)<text:s/>(no-nums<text:s/>(cdr<text:s/>lat)))))))</text:p>
          <text:p text:style-name="OrgSrcBlock"/>
          <text:p text:style-name="OrgSrcBlock">(<text:span text:style-name="OrgSrcFontLockKeywordFace">define</text:span><text:s/><text:span text:style-name="OrgSrcFontLockFunctionNameFace">no-nums-else</text:span></text:p>
          <text:p text:style-name="OrgSrcBlock"><text:s/><text:s/>(<text:span text:style-name="OrgSrcFontLockKeywordFace">lambda</text:span><text:s/>(lat)</text:p>
          <text:p text:style-name="OrgSrcBlock"><text:s/><text:s/><text:s/><text:s/>(<text:span text:style-name="OrgSrcFontLockKeywordFace">cond</text:span></text:p>
          <text:p text:style-name="OrgSrcBlock"><text:s/><text:s/><text:s/><text:s/><text:s/><text:s/>((null?<text:s/>lat)<text:s/>(quote<text:s/>()))</text:p>
          <text:p text:style-name="OrgSrcBlock"><text:s/><text:s/><text:s/><text:s/><text:s/><text:s/>(<text:span text:style-name="OrgSrcFontLockKeywordFace">else</text:span><text:s/>(<text:span text:style-name="OrgSrcFontLockKeywordFace">cond</text:span></text:p>
          <text:p text:style-name="OrgSrcBlock"><text:s/><text:s/><text:s/><text:s/><text:s/><text:s/><text:s/><text:s/><text:s/><text:s/><text:s/><text:s/><text:s/><text:s/>((number?<text:s/>(car<text:s/>lat))</text:p>
          <text:p text:style-name="OrgSrcBlock"><text:s/><text:s/><text:s/><text:s/><text:s/><text:s/><text:s/><text:s/><text:s/><text:s/><text:s/><text:s/><text:s/><text:s/><text:s/>(no-nums-else<text:s/>(cdr<text:s/>lat)))</text:p>
          <text:p text:style-name="OrgSrcBlock"><text:s/><text:s/><text:s/><text:s/><text:s/><text:s/><text:s/><text:s/><text:s/><text:s/><text:s/><text:s/><text:s/><text:s/>(<text:span text:style-name="OrgSrcFontLockKeywordFace">else</text:span><text:s/>(cons<text:s/>(car<text:s/>lat)</text:p>
          <text:p text:style-name="OrgSrcBlockLastLine"><text:s/><text:s/><text:s/><text:s/><text:s/><text:s/><text:s/><text:s/><text:s/><text:s/><text:s/><text:s/><text:s/><text:s/><text:s/><text:s/><text:s/><text:s/><text:s/><text:s/><text:s/><text:s/><text:s/><text:s/><text:s/><text:s/>(no-nums-else<text:s/>(cdr<text:s/>lat)))))))))</text:p>
          <text:p text:style-name="OrgSrcBlockLastLine"/>
        </text:list-item>
        <text:list-item>
          <text:p text:style-name="Text_20_body">The next function is inverse of the former <text:span text:style-name="OrgCode">no-nums</text:span>. In this <text:span text:style-name="OrgCode">all-nums</text:span> we keep only the numbers and do away with everything else. This is also simple.
</text:p>
          <text:p text:style-name="OrgSrcBlock">(<text:span text:style-name="OrgSrcFontLockKeywordFace">define</text:span><text:s/><text:span text:style-name="OrgSrcFontLockFunctionNameFace">all-nums</text:span></text:p>
          <text:p text:style-name="OrgSrcBlock"><text:s/><text:s/>(<text:span text:style-name="OrgSrcFontLockKeywordFace">lambda</text:span><text:s/>(lat)</text:p>
          <text:p text:style-name="OrgSrcBlock"><text:s/><text:s/><text:s/><text:s/>(<text:span text:style-name="OrgSrcFontLockKeywordFace">cond</text:span></text:p>
          <text:p text:style-name="OrgSrcBlock"><text:s/><text:s/><text:s/><text:s/><text:s/><text:s/>((null?<text:s/>lat)<text:s/>(quote<text:s/>()))</text:p>
          <text:p text:style-name="OrgSrcBlock"><text:s/><text:s/><text:s/><text:s/><text:s/><text:s/>((number?<text:s/>(car<text:s/>lat))<text:s/>(cons</text:p>
          <text:p text:style-name="OrgSrcBlock"><text:s/><text:s/><text:s/><text:s/><text:s/><text:s/><text:s/><text:s/><text:s/><text:s/><text:s/><text:s/><text:s/><text:s/><text:s/><text:s/><text:s/><text:s/><text:s/><text:s/><text:s/><text:s/><text:s/><text:s/><text:s/><text:s/><text:s/><text:s/>(car<text:s/>lat)<text:s/>(all-nums<text:s/>(cdr<text:s/>lat))))</text:p>
          <text:p text:style-name="OrgSrcBlockLastLine"><text:s/><text:s/><text:s/><text:s/><text:s/><text:s/>(<text:span text:style-name="OrgSrcFontLockKeywordFace">else</text:span><text:s/>(all-nums<text:s/>(cdr<text:s/>lat))))))</text:p>
          <text:p text:style-name="OrgSrcBlockLastLine"/>
        </text:list-item>
        <text:list-item>
          <text:p text:style-name="Text_20_body">In Touretzky's book on Common Lisp there is a very nice explanation of equality tests such as <text:span text:style-name="OrgCode">EQUAL</text:span>, <text:span text:style-name="OrgCode">=</text:span>, <text:span text:style-name="OrgCode">EQ</text:span> etc. Similarly in Scheme there are differences in the way equality tests are done. The table below captures the notes on this topic.
</text:p>
        </text:list-item>
      </text:list>
      <text:section text:style-name="OrgIndentedSection-Level-1"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redicate</text:p>
              </table:table-cell>
              <table:table-cell table:style-name="OrgTblCellTB">
                <text:p text:style-name="OrgTableHeadingLeft">Meaning</text:p>
              </table:table-cell>
              <table:table-cell table:style-name="OrgTblCellTB">
                <text:p text:style-name="OrgTableHeadingLeft">Works On</text:p>
              </table:table-cell>
            </table:table-row>
          </table:table-header-rows>
          <table:table-rows>
            <table:table-row>
              <table:table-cell table:style-name="OrgTblCellT">
                <text:p text:style-name="OrgTableContentsLeft"><text:span text:style-name="OrgCode">eq?</text:span></text:p>
              </table:table-cell>
              <table:table-cell table:style-name="OrgTblCellT">
                <text:p text:style-name="OrgTableContentsLeft">Object identity - Are these the same objects?</text:p>
              </table:table-cell>
              <table:table-cell table:style-name="OrgTblCellT">
                <text:p text:style-name="OrgTableContentsLeft">symbols, booleans</text:p>
              </table:table-cell>
            </table:table-row>
            <table:table-row>
              <table:table-cell table:style-name="OrgTblCell">
                <text:p text:style-name="OrgTableContentsLeft"><text:span text:style-name="OrgCode">eqv?</text:span></text:p>
              </table:table-cell>
              <table:table-cell table:style-name="OrgTblCell">
                <text:p text:style-name="OrgTableContentsLeft">Value identity (atomic) - Do these denote the same values?</text:p>
              </table:table-cell>
              <table:table-cell table:style-name="OrgTblCell">
                <text:p text:style-name="OrgTableContentsLeft">numbers, chars</text:p>
              </table:table-cell>
            </table:table-row>
            <table:table-row>
              <table:table-cell table:style-name="OrgTblCell">
                <text:p text:style-name="OrgTableContentsLeft"><text:span text:style-name="OrgCode">equal?</text:span></text:p>
              </table:table-cell>
              <table:table-cell table:style-name="OrgTblCell">
                <text:p text:style-name="OrgTableContentsLeft">Structural equality - Are these structurally the same?</text:p>
              </table:table-cell>
              <table:table-cell table:style-name="OrgTblCell">
                <text:p text:style-name="OrgTableContentsLeft">lists, strings, etc.</text:p>
              </table:table-cell>
            </table:table-row>
            <table:table-row>
              <table:table-cell table:style-name="OrgTblCellB">
                <text:p text:style-name="OrgTableContentsLeft"><text:span text:style-name="OrgCode">=</text:span></text:p>
              </table:table-cell>
              <table:table-cell table:style-name="OrgTblCellB">
                <text:p text:style-name="OrgTableContentsLeft">Numeric equality - Are these numbers same?</text:p>
              </table:table-cell>
              <table:table-cell table:style-name="OrgTblCellB">
                <text:p text:style-name="OrgTableContentsLeft">numbers</text:p>
              </table:table-cell>
            </table:table-row>
          </table:table-rows>
        </table:table>
      </text:section>
      <text:list text:style-name="OrgBulletedList" text:continue-numbering="true">
        <text:list-header>


</text:list-header>
      </text:list>
      <text:section text:style-name="OrgIndentedSection-Level-1" text:name="Section2">
        <table:table table:style-name="OrgTable">
          <table:table-column table:style-name="OrgTableColumn"/>
          <table:table-column table:style-name="OrgTableColumn"/>
          <table:table-header-rows>
            <table:table-row>
              <table:table-cell table:style-name="OrgTblCellTB">
                <text:p text:style-name="OrgTableHeadingLeft">Predicate</text:p>
              </table:table-cell>
              <table:table-cell table:style-name="OrgTblCellTB">
                <text:p text:style-name="OrgTableHeadingLeft">Example</text:p>
              </table:table-cell>
            </table:table-row>
          </table:table-header-rows>
          <table:table-rows>
            <table:table-row>
              <table:table-cell table:style-name="OrgTblCellT">
                <text:p text:style-name="OrgTableContentsLeft"><text:span text:style-name="OrgCode">eq?</text:span></text:p>
              </table:table-cell>
              <table:table-cell table:style-name="OrgTblCellT">
                <text:p text:style-name="OrgTableContentsLeft">(eq? 'a 'a) → #t</text:p>
              </table:table-cell>
            </table:table-row>
            <table:table-row>
              <table:table-cell table:style-name="OrgTblCell">
                <text:p text:style-name="OrgTableContentsLeft"><text:span text:style-name="OrgCode">eqv?</text:span></text:p>
              </table:table-cell>
              <table:table-cell table:style-name="OrgTblCell">
                <text:p text:style-name="OrgTableContentsLeft">(eqv? 3 3) → #t</text:p>
              </table:table-cell>
            </table:table-row>
            <table:table-row>
              <table:table-cell table:style-name="OrgTblCell">
                <text:p text:style-name="OrgTableContentsLeft"><text:span text:style-name="OrgCode">equal?</text:span></text:p>
              </table:table-cell>
              <table:table-cell table:style-name="OrgTblCell">
                <text:p text:style-name="OrgTableContentsLeft">(equal? '(a b) '(a b)) → #t</text:p>
              </table:table-cell>
            </table:table-row>
            <table:table-row>
              <table:table-cell table:style-name="OrgTblCellB">
                <text:p text:style-name="OrgTableContentsLeft"><text:span text:style-name="OrgCode">=</text:span></text:p>
              </table:table-cell>
              <table:table-cell table:style-name="OrgTblCellB">
                <text:p text:style-name="OrgTableContentsLeft">(= 3 3.0) → #t</text:p>
              </table:table-cell>
            </table:table-row>
          </table:table-rows>
        </table:table>
      </text:section>
      <text:list text:style-name="OrgBulletedList" text:continue-numbering="true">
        <text:list-header>
          <text:p text:style-name="Text_20_body">My assumption is that the <text:span text:style-name="Emphasis">object</text:span> refers to the Lisp object therefore it is that specific location in memory which is being compared. Essentially are these two things in the same memory location? I will need to confirm this. Rest of the equality predicates are straightforward. Test to check the Lisp Object hypothesis:
</text:p>
          <text:p text:style-name="OrgSrcBlock">&gt;<text:s/>(eq?<text:s/>'(a<text:s/>b)<text:s/>'(a<text:s/>b))</text:p>
          <text:p text:style-name="OrgSrcBlock">#f</text:p>
          <text:p text:style-name="OrgSrcBlock">&gt;<text:s/>(equal?<text:s/>'(a<text:s/>b)<text:s/>'(a<text:s/>b))</text:p>
          <text:p text:style-name="OrgSrcBlockLastLine">#t</text:p>
          <text:p text:style-name="OrgSrcBlockLastLine"/>
        </text:list-header>
        <text:list-item>
          <text:p text:style-name="Text_20_body">Next we write a function to check if the atoms are same. Here we use <text:span text:style-name="OrgCode">=</text:span> for comparing numbers, and rightly so.
</text:p>
          <text:p text:style-name="OrgSrcBlock">(<text:span text:style-name="OrgSrcFontLockKeywordFace">define</text:span><text:s/><text:span text:style-name="OrgSrcFontLockFunctionNameFace">eqan?</text:span></text:p>
          <text:p text:style-name="OrgSrcBlock"><text:s/><text:s/>(<text:span text:style-name="OrgSrcFontLockKeywordFace">lambda</text:span><text:s/>(a1<text:s/>a2)</text:p>
          <text:p text:style-name="OrgSrcBlock"><text:s/><text:s/><text:s/><text:s/>(<text:span text:style-name="OrgSrcFontLockKeywordFace">cond</text:span></text:p>
          <text:p text:style-name="OrgSrcBlock"><text:s/><text:s/><text:s/><text:s/><text:s/><text:s/>((<text:span text:style-name="OrgSrcFontLockKeywordFace">and</text:span><text:s/>(number?<text:s/>a1)<text:s/>(number?<text:s/>a2))</text:p>
          <text:p text:style-name="OrgSrcBlock"><text:s/><text:s/><text:s/><text:s/><text:s/><text:s/><text:s/>(=<text:s/>a1<text:s/>a2))</text:p>
          <text:p text:style-name="OrgSrcBlock"><text:s/><text:s/><text:s/><text:s/><text:s/><text:s/>((<text:span text:style-name="OrgSrcFontLockKeywordFace">or</text:span><text:s/>(number?<text:s/>a1)<text:s/>(number?<text:s/>a2))<text:s/>#f)</text:p>
          <text:p text:style-name="OrgSrcBlockLastLine"><text:s/><text:s/><text:s/><text:s/><text:s/><text:s/>(<text:span text:style-name="OrgSrcFontLockKeywordFace">else</text:span><text:s/>(eq?<text:s/>a1<text:s/>a2)))))</text:p>
          <text:p text:style-name="OrgSrcBlockLastLine"/>
        </text:list-item>
        <text:list-item>
          <text:p text:style-name="Text_20_body">Not sure of the answer to the question "Can we assume that all functions written using <text:span text:style-name="OrgCode">eq?</text:span> can be generalized by replacing <text:span text:style-name="OrgCode">eq?</text:span> by <text:span text:style-name="OrgCode">eqan?</text:span>". The answer given is "Yes" except for <text:span text:style-name="OrgCode">equan?</text:span> itself. Is it because we can't write <text:span text:style-name="OrgCode">equan?</text:span> without <text:span text:style-name="OrgCode">eq?</text:span>. Not sure if I understood this correctly.
</text:p>
        </text:list-item>
        <text:list-item>
          <text:p text:style-name="Text_20_body"><text:span text:style-name="OrgCode">occur</text:span> is defined which basically counts the frequency of occurrence in a list.
</text:p>
          <text:p text:style-name="OrgSrcBlock">(<text:span text:style-name="OrgSrcFontLockKeywordFace">define</text:span><text:s/><text:span text:style-name="OrgSrcFontLockFunctionNameFace">occur</text:span></text:p>
          <text:p text:style-name="OrgSrcBlock"><text:s/><text:s/>(<text:span text:style-name="OrgSrcFontLockKeywordFace">lambda</text:span><text:s/>(a<text:s/>lat)</text:p>
          <text:p text:style-name="OrgSrcBlock"><text:s/><text:s/><text:s/><text:s/>(<text:span text:style-name="OrgSrcFontLockKeywordFace">cond</text:span></text:p>
          <text:p text:style-name="OrgSrcBlock"><text:s/><text:s/><text:s/><text:s/><text:s/><text:s/>((null?<text:s/>lat)<text:s/>0)</text:p>
          <text:p text:style-name="OrgSrcBlock"><text:s/><text:s/><text:s/><text:s/><text:s/><text:s/>((eq?<text:s/>a<text:s/>(car<text:s/>lat))<text:s/>(add1<text:s/>(occur<text:s/>a<text:s/>(cdr<text:s/>lat))))</text:p>
          <text:p text:style-name="OrgSrcBlockLastLine"><text:s/><text:s/><text:s/><text:s/><text:s/><text:s/>(<text:span text:style-name="OrgSrcFontLockKeywordFace">else</text:span><text:s/>(occur<text:s/>a<text:s/>(cdr<text:s/>lat))))))</text:p>
          <text:p text:style-name="OrgSrcBlockLastLine"/>
        </text:list-item>
        <text:list-item>
          <text:p text:style-name="Text_20_body">The chapter suddenly jumps to defining <text:span text:style-name="OrgCode">one?</text:span> predicate which essentially checks if a number is <text:span text:style-name="OrgCode">1</text:span> or not. We do it in multiple ways but we learn that <text:span text:style-name="OrgCode">cond</text:span>
is not necessary to construct this predicate.
</text:p>
          <text:p text:style-name="OrgSrcBlock">(<text:span text:style-name="OrgSrcFontLockKeywordFace">define</text:span><text:s/><text:span text:style-name="OrgSrcFontLockFunctionNameFace">one-zero?</text:span></text:p>
          <text:p text:style-name="OrgSrcBlock"><text:s/><text:s/>(<text:span text:style-name="OrgSrcFontLockKeywordFace">lambda</text:span><text:s/>(n)</text:p>
          <text:p text:style-name="OrgSrcBlock"><text:s/><text:s/><text:s/><text:s/>(<text:span text:style-name="OrgSrcFontLockKeywordFace">cond</text:span></text:p>
          <text:p text:style-name="OrgSrcBlock"><text:s/><text:s/><text:s/><text:s/><text:s/><text:s/>((zero?<text:s/>n)<text:s/>#f)</text:p>
          <text:p text:style-name="OrgSrcBlock"><text:s/><text:s/><text:s/><text:s/><text:s/><text:s/>(<text:span text:style-name="OrgSrcFontLockKeywordFace">else</text:span><text:s/>(zero?<text:s/>(sub1<text:s/>n))))))</text:p>
          <text:p text:style-name="OrgSrcBlock"/>
          <text:p text:style-name="OrgSrcBlock">(<text:span text:style-name="OrgSrcFontLockKeywordFace">define</text:span><text:s/><text:span text:style-name="OrgSrcFontLockFunctionNameFace">one-equal?</text:span></text:p>
          <text:p text:style-name="OrgSrcBlock"><text:s/><text:s/>(<text:span text:style-name="OrgSrcFontLockKeywordFace">lambda</text:span><text:s/>(n)</text:p>
          <text:p text:style-name="OrgSrcBlock"><text:s/><text:s/><text:s/><text:s/>(<text:span text:style-name="OrgSrcFontLockKeywordFace">cond</text:span></text:p>
          <text:p text:style-name="OrgSrcBlock"><text:s/><text:s/><text:s/><text:s/><text:s/><text:s/>(<text:span text:style-name="OrgSrcFontLockKeywordFace">else</text:span><text:s/>(=<text:s/>n<text:s/>1)))))</text:p>
          <text:p text:style-name="OrgSrcBlock"/>
          <text:p text:style-name="OrgSrcBlock">(<text:span text:style-name="OrgSrcFontLockKeywordFace">define</text:span><text:s/><text:span text:style-name="OrgSrcFontLockFunctionNameFace">one?</text:span></text:p>
          <text:p text:style-name="OrgSrcBlock"><text:s/><text:s/>(<text:span text:style-name="OrgSrcFontLockKeywordFace">lambda</text:span><text:s/>(n)</text:p>
          <text:p text:style-name="OrgSrcBlockLastLine"><text:s/><text:s/><text:s/><text:s/>(=<text:s/>n<text:s/>1)))</text:p>
          <text:p text:style-name="OrgSrcBlockLastLine"/>
        </text:list-item>
        <text:list-item>
          <text:p text:style-name="Text_20_body">The last function of the chapter is <text:span text:style-name="OrgCode">rempick</text:span> using <text:span text:style-name="OrgCode">one?</text:span>. This is just a small change to our original <text:span text:style-name="OrgCode">rempick</text:span> function.
</text:p>
          <text:p text:style-name="OrgSrcBlock">(<text:span text:style-name="OrgSrcFontLockKeywordFace">define</text:span><text:s/><text:span text:style-name="OrgSrcFontLockFunctionNameFace">rempick-one</text:span></text:p>
          <text:p text:style-name="OrgSrcBlock"><text:s/><text:s/>(<text:span text:style-name="OrgSrcFontLockKeywordFace">lambda</text:span><text:s/>(n<text:s/>lat)</text:p>
          <text:p text:style-name="OrgSrcBlock"><text:s/><text:s/><text:s/><text:s/>(<text:span text:style-name="OrgSrcFontLockKeywordFace">cond</text:span></text:p>
          <text:p text:style-name="OrgSrcBlock"><text:s/><text:s/><text:s/><text:s/><text:s/><text:s/>((one?<text:s/>n)<text:s/>(cdr<text:s/>lat))</text:p>
          <text:p text:style-name="OrgSrcBlock"><text:s/><text:s/><text:s/><text:s/><text:s/><text:s/>(<text:span text:style-name="OrgSrcFontLockKeywordFace">else</text:span><text:s/>(cons<text:s/>(car<text:s/>lat)</text:p>
          <text:p text:style-name="OrgSrcBlockLastLine"><text:s/><text:s/><text:s/><text:s/><text:s/><text:s/><text:s/><text:s/><text:s/><text:s/><text:s/><text:s/><text:s/><text:s/><text:s/><text:s/><text:s/><text:s/>(rempick-one<text:s/>(sub1<text:s/>n)<text:s/>(cdr<text:s/>lat)))))))</text:p>
          <text:p text:style-name="OrgSrcBlockLastLine"/>
        </text:list-item>
      </text:list>
      <text:p text:style-name="Text_20_body"><text:span text:style-name="Bold">Core Terms/Concepts Learnt</text:span>
</text:p>
      <text:list text:style-name="OrgBulletedList" text:continue-numbering="false">
        <text:list-item>
          <text:p text:style-name="Text_20_body">Building numbers by adding or subtracting 1
</text:p>
        </text:list-item>
        <text:list-item>
          <text:p text:style-name="Text_20_body">Building primitive arithmetic operations of <text:span text:style-name="OrgCode">+</text:span>, <text:span text:style-name="OrgCode">-</text:span>, <text:span text:style-name="OrgCode">x</text:span> and <text:span text:style-name="OrgCode">/</text:span> (integer)
</text:p>
        </text:list-item>
        <text:list-item>
          <text:p text:style-name="Text_20_body">Operations on tuples
</text:p>
        </text:list-item>
        <text:list-item>
          <text:p text:style-name="Text_20_body">Different ways to do equality testing and counting frequency of occurrence
</text:p>
        </text:list-item>
      </text:list>
      <text:h text:style-name="Heading_20_1" text:outline-level="1" text:is-list-header="false">
<text:bookmark-start text:name="OrgXref.orgc9c0473"/>
<text:bookmark text:name="orgc9c0473"/>* Oh My Gawd *: It's Full of Stars
<text:bookmark-end text:name="OrgXref.orgc9c0473"/></text:h>
      <text:p text:style-name="Text_20_body">This chapter we start looking at nested lists.
</text:p>
      <text:p text:style-name="Text_20_body">Key Takeaway:
<text:span text:style-name="Emphasis">To be done</text:span>
</text:p>
      <text:list text:style-name="OrgBulletedList" text:continue-numbering="false">
        <text:list-item>
          <text:p text:style-name="Text_20_body">Removing a member in a nested list. In earlier chapters we only focused on proper non-nested lists but in this we will look at lists within lists. There could be any level of nesting theoretically speaking.
</text:p>
        </text:list-item>
        <text:list-item>
          <text:p text:style-name="Text_20_body">Any function name with a <text:span text:style-name="OrgCode">*</text:span> at the end basically means application for the entire list. We write <text:span text:style-name="OrgCode">rember*</text:span> which removes a specific element from even nested lists.  The logic is to simply check is the element in the list is an atom and equal to the removable element, if it is then we just do a recursive <text:span text:style-name="OrgCode">rember*</text:span> on the <text:span text:style-name="OrgCode">cdr</text:span> of the list. If it is not equal then we <text:span text:style-name="OrgCode">cons</text:span> that to the recursive call of the <text:span text:style-name="OrgCode">cdr</text:span> of the list. In the case where the element is a list itself we keep calling the list recursively that is the <text:span text:style-name="OrgCode">car</text:span> and applying the <text:span text:style-name="OrgCode">rember*</text:span>.  It is fairly logical. The <text:span text:style-name="OrgCode">trace</text:span> on the stack actually shows the entire process nicely.
</text:p>
          <text:p text:style-name="OrgSrcBlock"><text:s/><text:s/><text:s/><text:s/>(<text:span text:style-name="OrgSrcFontLockKeywordFace">define</text:span><text:s/><text:span text:style-name="OrgSrcFontLockFunctionNameFace">rember*</text:span></text:p>
          <text:p text:style-name="OrgSrcBlock"><text:s/><text:s/><text:s/><text:s/><text:s/><text:s/>(<text:span text:style-name="OrgSrcFontLockKeywordFace">lambda</text:span><text:s/>(a<text:s/>l)</text:p>
          <text:p text:style-name="OrgSrcBlock"><text:s/><text:s/><text:s/><text:s/><text:s/><text:s/><text:s/><text:s/>(<text:span text:style-name="OrgSrcFontLockKeywordFace">cond</text:span><text:s/>((null?<text:s/>l)<text:s/>(quote<text:s/>()))</text:p>
          <text:p text:style-name="OrgSrcBlock"><text:s/><text:s/><text:s/><text:s/><text:s/><text:s/><text:s/><text:s/><text:s/><text:s/><text:s/><text:s/><text:s/><text:s/>((atom?<text:s/>(car<text:s/>l))</text:p>
          <text:p text:style-name="OrgSrcBlock"><text:s/><text:s/><text:s/><text:s/><text:s/><text:s/><text:s/><text:s/><text:s/><text:s/><text:s/><text:s/><text:s/><text:s/><text:s/>(<text:span text:style-name="OrgSrcFontLockKeywordFace">cond</text:span><text:s/>((eq?<text:s/>a<text:s/>(car<text:s/>l))<text:s/>(rember*<text:s/>a<text:s/>(cdr<text:s/>l)))</text:p>
          <text:p text:style-name="OrgSrcBlock"><text:s/><text:s/><text:s/><text:s/><text:s/><text:s/><text:s/><text:s/><text:s/><text:s/><text:s/><text:s/><text:s/><text:s/><text:s/><text:s/><text:s/><text:s/><text:s/><text:s/><text:s/>(<text:span text:style-name="OrgSrcFontLockKeywordFace">else</text:span><text:s/>(cons<text:s/>(car<text:s/>l)<text:s/>(rember*<text:s/>a<text:s/>(cdr<text:s/>l))))))</text:p>
          <text:p text:style-name="OrgSrcBlock"><text:s/><text:s/><text:s/><text:s/><text:s/><text:s/><text:s/><text:s/><text:s/><text:s/><text:s/><text:s/><text:s/><text:s/>(<text:span text:style-name="OrgSrcFontLockKeywordFace">else</text:span><text:s/>(cons<text:s/>(rember*<text:s/>a<text:s/>(car<text:s/>l))</text:p>
          <text:p text:style-name="OrgSrcBlock"><text:s/><text:s/><text:s/><text:s/><text:s/><text:s/><text:s/><text:s/><text:s/><text:s/><text:s/><text:s/><text:s/><text:s/><text:s/><text:s/><text:s/><text:s/><text:s/><text:s/><text:s/><text:s/><text:s/><text:s/><text:s/><text:s/>(rember*<text:s/>a<text:s/>(cdr<text:s/>l)))))))</text:p>
          <text:p text:style-name="OrgSrcBlock"/>
          <text:p text:style-name="OrgSrcBlock">&gt;<text:s/>(rember*<text:s/>'cup<text:s/>'((coffee)<text:s/>cup<text:s/>((tea)<text:s/>cup)</text:p>
          <text:p text:style-name="OrgSrcBlock"><text:s/><text:s/><text:s/><text:s/><text:s/><text:s/><text:s/><text:s/><text:s/><text:s/><text:s/><text:s/><text:s/><text:s/><text:s/><text:s/><text:s/><text:s/><text:s/><text:s/><text:s/><text:s/><text:s/><text:s/><text:s/><text:s/><text:s/>(<text:span text:style-name="OrgSrcFontLockKeywordFace">and</text:span><text:s/>(hick))<text:s/>cup))</text:p>
          <text:p text:style-name="OrgSrcBlock">&gt;(rember*<text:s/>'cup<text:s/>'((coffee)<text:s/>cup<text:s/>((tea)<text:s/>cup)<text:s/>(<text:span text:style-name="OrgSrcFontLockKeywordFace">and</text:span><text:s/>(hick))<text:s/>cup))</text:p>
          <text:p text:style-name="OrgSrcBlock">&gt;<text:s/>(rember*<text:s/>'cup<text:s/>'(coffee))</text:p>
          <text:p text:style-name="OrgSrcBlock">&gt;<text:s/>&gt;(rember*<text:s/>'cup<text:s/>'())</text:p>
          <text:p text:style-name="OrgSrcBlock">&lt;<text:s/>&lt;'()</text:p>
          <text:p text:style-name="OrgSrcBlock">&lt;<text:s/>'(coffee)</text:p>
          <text:p text:style-name="OrgSrcBlock">&gt;<text:s/>(rember*<text:s/>'cup<text:s/>'(cup<text:s/>((tea)<text:s/>cup)<text:s/>(<text:span text:style-name="OrgSrcFontLockKeywordFace">and</text:span><text:s/>(hick))<text:s/>cup))</text:p>
          <text:p text:style-name="OrgSrcBlock">&gt;<text:s/>(rember*<text:s/>'cup<text:s/>'(((tea)<text:s/>cup)<text:s/>(<text:span text:style-name="OrgSrcFontLockKeywordFace">and</text:span><text:s/>(hick))<text:s/>cup))</text:p>
          <text:p text:style-name="OrgSrcBlock">&gt;<text:s/>&gt;(rember*<text:s/>'cup<text:s/>'((tea)<text:s/>cup))</text:p>
          <text:p text:style-name="OrgSrcBlock">&gt;<text:s/>&gt;<text:s/>(rember*<text:s/>'cup<text:s/>'(tea))</text:p>
          <text:p text:style-name="OrgSrcBlock">&gt;<text:s/>&gt;<text:s/>&gt;(rember*<text:s/>'cup<text:s/>'())</text:p>
          <text:p text:style-name="OrgSrcBlock">&lt;<text:s/>&lt;<text:s/>&lt;'()</text:p>
          <text:p text:style-name="OrgSrcBlock">&lt;<text:s/>&lt;<text:s/>'(tea)</text:p>
          <text:p text:style-name="OrgSrcBlock">&gt;<text:s/>&gt;<text:s/>(rember*<text:s/>'cup<text:s/>'(cup))</text:p>
          <text:p text:style-name="OrgSrcBlock">&gt;<text:s/>&gt;<text:s/>(rember*<text:s/>'cup<text:s/>'())</text:p>
          <text:p text:style-name="OrgSrcBlock">&lt;<text:s/>&lt;<text:s/>'()</text:p>
          <text:p text:style-name="OrgSrcBlock">&lt;<text:s/>&lt;'((tea))</text:p>
          <text:p text:style-name="OrgSrcBlock">&gt;<text:s/>&gt;(rember*<text:s/>'cup<text:s/>'((<text:span text:style-name="OrgSrcFontLockKeywordFace">and</text:span><text:s/>(hick))<text:s/>cup))</text:p>
          <text:p text:style-name="OrgSrcBlock">&gt;<text:s/>&gt;<text:s/>(rember*<text:s/>'cup<text:s/>'(<text:span text:style-name="OrgSrcFontLockKeywordFace">and</text:span><text:s/>(hick)))</text:p>
          <text:p text:style-name="OrgSrcBlock">&gt;<text:s/>&gt;<text:s/>&gt;(rember*<text:s/>'cup<text:s/>'((hick)))</text:p>
          <text:p text:style-name="OrgSrcBlock">&gt;<text:s/>&gt;<text:s/>&gt;<text:s/>(rember*<text:s/>'cup<text:s/>'(hick))</text:p>
          <text:p text:style-name="OrgSrcBlock">&gt;<text:s/>&gt;<text:s/>&gt;<text:s/>&gt;(rember*<text:s/>'cup<text:s/>'())</text:p>
          <text:p text:style-name="OrgSrcBlock">&lt;<text:s/>&lt;<text:s/>&lt;<text:s/>&lt;'()</text:p>
          <text:p text:style-name="OrgSrcBlock">&lt;<text:s/>&lt;<text:s/>&lt;<text:s/>'(hick)</text:p>
          <text:p text:style-name="OrgSrcBlock">&gt;<text:s/>&gt;<text:s/>&gt;<text:s/>(rember*<text:s/>'cup<text:s/>'())</text:p>
          <text:p text:style-name="OrgSrcBlock">&lt;<text:s/>&lt;<text:s/>&lt;<text:s/>'()</text:p>
          <text:p text:style-name="OrgSrcBlock">&lt;<text:s/>&lt;<text:s/>&lt;'((hick))</text:p>
          <text:p text:style-name="OrgSrcBlock">&lt;<text:s/>&lt;<text:s/>'(<text:span text:style-name="OrgSrcFontLockKeywordFace">and</text:span><text:s/>(hick))</text:p>
          <text:p text:style-name="OrgSrcBlock">&gt;<text:s/>&gt;<text:s/>(rember*<text:s/>'cup<text:s/>'(cup))</text:p>
          <text:p text:style-name="OrgSrcBlock">&gt;<text:s/>&gt;<text:s/>(rember*<text:s/>'cup<text:s/>'())</text:p>
          <text:p text:style-name="OrgSrcBlock">&lt;<text:s/>&lt;<text:s/>'()</text:p>
          <text:p text:style-name="OrgSrcBlock">&lt;<text:s/>&lt;'((<text:span text:style-name="OrgSrcFontLockKeywordFace">and</text:span><text:s/>(hick)))</text:p>
          <text:p text:style-name="OrgSrcBlock">&lt;<text:s/>'(((tea))<text:s/>(<text:span text:style-name="OrgSrcFontLockKeywordFace">and</text:span><text:s/>(hick)))</text:p>
          <text:p text:style-name="OrgSrcBlock">&lt;'((coffee)<text:s/>((tea))<text:s/>(<text:span text:style-name="OrgSrcFontLockKeywordFace">and</text:span><text:s/>(hick)))</text:p>
          <text:p text:style-name="OrgSrcBlockLastLine">'((coffee)<text:s/>((tea))<text:s/>(<text:span text:style-name="OrgSrcFontLockKeywordFace">and</text:span><text:s/>(hick)))</text:p>
          <text:p text:style-name="OrgSrcBlockLastLine"/>
        </text:list-item>
      </text:list>
      <text:h text:style-name="Heading_20_1" text:outline-level="1" text:is-list-header="false">
<text:bookmark-start text:name="OrgXref.org93779e7"/>
<text:bookmark text:name="org93779e7"/>Shadows
<text:bookmark-end text:name="OrgXref.org93779e7"/></text:h>
      <text:h text:style-name="Heading_20_1" text:outline-level="1" text:is-list-header="false">
<text:bookmark-start text:name="OrgXref.orgedea595"/>
<text:bookmark text:name="orgedea595"/>Friends and Relations
<text:bookmark-end text:name="OrgXref.orgedea595"/></text:h>
      <text:h text:style-name="Heading_20_1" text:outline-level="1" text:is-list-header="false">
<text:bookmark-start text:name="OrgXref.org1768a5c"/>
<text:bookmark text:name="org1768a5c"/>Lambda the Ultimate
<text:bookmark-end text:name="OrgXref.org1768a5c"/></text:h>
      <text:h text:style-name="Heading_20_1" text:outline-level="1" text:is-list-header="false">
<text:bookmark-start text:name="OrgXref.org9050c3e"/>
<text:bookmark text:name="org9050c3e"/>… and Again, and Again, and Again, …
<text:bookmark-end text:name="OrgXref.org9050c3e"/></text:h>
      <text:h text:style-name="Heading_20_1" text:outline-level="1" text:is-list-header="false">
<text:bookmark-start text:name="OrgXref.orgae3cf23"/>
<text:bookmark text:name="orgae3cf23"/>What Is the Value of All of This?
<text:bookmark-end text:name="OrgXref.orgae3cf23"/></text:h>
      <text:h text:style-name="Heading_20_1" text:outline-level="1" text:is-list-header="false">
<text:bookmark-start text:name="OrgXref.org0173f05"/>
<text:bookmark text:name="org0173f05"/>Intermission
<text:bookmark-end text:name="OrgXref.org0173f05"/></text:h>
      <text:h text:style-name="Heading_20_1" text:outline-level="1" text:is-list-header="false">
<text:bookmark-start text:name="OrgXref.org7c02852"/>
<text:bookmark text:name="org7c02852"/>The Ten Commandments
<text:bookmark-end text:name="OrgXref.org7c02852"/></text:h>
      <text:h text:style-name="Heading_20_1" text:outline-level="1" text:is-list-header="false">
<text:bookmark-start text:name="OrgXref.orgab3d594"/>
<text:bookmark text:name="orgab3d594"/>The Five Rules
<text:bookmark-end text:name="OrgXref.orgab3d594"/></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mmentFace" style:family="text">
      <style:text-properties fo:color="#b22222"/>
    </style:style>
    <style:style style:name="OrgSrcFontLockCommentDelimiterFace" style:family="text">
      <style:text-properties fo:color="#b22222"/>
    </style:style>
    <style:style style:name="OrgSrcFontLockFunctionNameFace" style:family="text">
      <style:text-properties fo:color="#0000ff"/>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epak Venkatesh</dc:creator>
    <meta:initial-creator>Deepak Venkatesh</meta:initial-creator>
    <dc:date>2025-11-01T06:12:09</dc:date>
    <meta:creation-date>2025-11-01T06:12:09</meta:creation-date>
    <meta:generator>Emacs 29.4 (Org mode 9.6.15)</meta:generator>
    <meta:keyword/>
    <dc:subject/>
    <dc:title>The Little Schemer Simplified</dc:title>
  </office:meta>
</office:document-meta>
</file>